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#dddddd"/>
      <style:text-properties fo:color="#000000"/>
    </style:style>
    <style:style style:name="ce3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1000" calcext:value-type="float">
            <text:p>1000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3n² + 5n + 1</text:p>
          </table:table-cell>
          <table:table-cell office:value-type="string" calcext:value-type="string">
            <text:p>c*n</text:p>
          </table:table-cell>
          <table:table-cell office:value-type="string" calcext:value-type="string">
            <text:p>c*n^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3*[.D2]*[.D2]+5*[.D2]+1" office:value-type="float" office:value="9" calcext:value-type="float">
            <text:p>9</text:p>
          </table:table-cell>
          <table:table-cell table:formula="of:=const_c*[.D2]" office:value-type="float" office:value="1000" calcext:value-type="float">
            <text:p>1000</text:p>
          </table:table-cell>
          <table:table-cell table:formula="of:=const_c*[.D2]*[.D2]" office:value-type="float" office:value="1000" calcext:value-type="float">
            <text:p>1000</text:p>
          </table:table-cell>
        </table:table-row>
        <table:table-row table:style-name="ro1">
          <table:table-cell table:number-columns-repeated="3"/>
          <table:table-cell table:formula="of:=[.D2]+1" office:value-type="float" office:value="2" calcext:value-type="float">
            <text:p>2</text:p>
          </table:table-cell>
          <table:table-cell table:formula="of:=3*[.D3]*[.D3]+5*[.D3]+1" office:value-type="float" office:value="23" calcext:value-type="float">
            <text:p>23</text:p>
          </table:table-cell>
          <table:table-cell table:formula="of:=const_c*[.D3]" office:value-type="float" office:value="2000" calcext:value-type="float">
            <text:p>2000</text:p>
          </table:table-cell>
          <table:table-cell table:formula="of:=const_c*[.D3]*[.D3]" office:value-type="float" office:value="4000" calcext:value-type="float">
            <text:p>4000</text:p>
          </table:table-cell>
        </table:table-row>
        <table:table-row table:style-name="ro1">
          <table:table-cell table:number-columns-repeated="3"/>
          <table:table-cell table:formula="of:=[.D3]+1" office:value-type="float" office:value="3" calcext:value-type="float">
            <text:p>3</text:p>
          </table:table-cell>
          <table:table-cell table:formula="of:=3*[.D4]*[.D4]+5*[.D4]+1" office:value-type="float" office:value="43" calcext:value-type="float">
            <text:p>43</text:p>
          </table:table-cell>
          <table:table-cell table:formula="of:=const_c*[.D4]" office:value-type="float" office:value="3000" calcext:value-type="float">
            <text:p>3000</text:p>
          </table:table-cell>
          <table:table-cell table:formula="of:=const_c*[.D4]*[.D4]" office:value-type="float" office:value="9000" calcext:value-type="float">
            <text:p>9000</text:p>
          </table:table-cell>
        </table:table-row>
        <table:table-row table:style-name="ro1">
          <table:table-cell table:number-columns-repeated="3"/>
          <table:table-cell table:formula="of:=[.D4]+1" office:value-type="float" office:value="4" calcext:value-type="float">
            <text:p>4</text:p>
          </table:table-cell>
          <table:table-cell table:formula="of:=3*[.D5]*[.D5]+5*[.D5]+1" office:value-type="float" office:value="69" calcext:value-type="float">
            <text:p>69</text:p>
          </table:table-cell>
          <table:table-cell table:formula="of:=const_c*[.D5]" office:value-type="float" office:value="4000" calcext:value-type="float">
            <text:p>4000</text:p>
          </table:table-cell>
          <table:table-cell table:formula="of:=const_c*[.D5]*[.D5]" office:value-type="float" office:value="16000" calcext:value-type="float">
            <text:p>16000</text:p>
          </table:table-cell>
        </table:table-row>
        <table:table-row table:style-name="ro1">
          <table:table-cell table:number-columns-repeated="3"/>
          <table:table-cell table:formula="of:=[.D5]+1" office:value-type="float" office:value="5" calcext:value-type="float">
            <text:p>5</text:p>
          </table:table-cell>
          <table:table-cell table:formula="of:=3*[.D6]*[.D6]+5*[.D6]+1" office:value-type="float" office:value="101" calcext:value-type="float">
            <text:p>101</text:p>
          </table:table-cell>
          <table:table-cell table:formula="of:=const_c*[.D6]" office:value-type="float" office:value="5000" calcext:value-type="float">
            <text:p>5000</text:p>
          </table:table-cell>
          <table:table-cell table:formula="of:=const_c*[.D6]*[.D6]" office:value-type="float" office:value="25000" calcext:value-type="float">
            <text:p>25000</text:p>
          </table:table-cell>
        </table:table-row>
        <table:table-row table:style-name="ro1">
          <table:table-cell table:number-columns-repeated="3"/>
          <table:table-cell table:formula="of:=[.D6]+1" office:value-type="float" office:value="6" calcext:value-type="float">
            <text:p>6</text:p>
          </table:table-cell>
          <table:table-cell table:formula="of:=3*[.D7]*[.D7]+5*[.D7]+1" office:value-type="float" office:value="139" calcext:value-type="float">
            <text:p>139</text:p>
          </table:table-cell>
          <table:table-cell table:formula="of:=const_c*[.D7]" office:value-type="float" office:value="6000" calcext:value-type="float">
            <text:p>6000</text:p>
          </table:table-cell>
          <table:table-cell table:formula="of:=const_c*[.D7]*[.D7]" office:value-type="float" office:value="36000" calcext:value-type="float">
            <text:p>36000</text:p>
          </table:table-cell>
        </table:table-row>
        <table:table-row table:style-name="ro1">
          <table:table-cell table:number-columns-repeated="3"/>
          <table:table-cell table:formula="of:=[.D7]+1" office:value-type="float" office:value="7" calcext:value-type="float">
            <text:p>7</text:p>
          </table:table-cell>
          <table:table-cell table:formula="of:=3*[.D8]*[.D8]+5*[.D8]+1" office:value-type="float" office:value="183" calcext:value-type="float">
            <text:p>183</text:p>
          </table:table-cell>
          <table:table-cell table:formula="of:=const_c*[.D8]" office:value-type="float" office:value="7000" calcext:value-type="float">
            <text:p>7000</text:p>
          </table:table-cell>
          <table:table-cell table:formula="of:=const_c*[.D8]*[.D8]" office:value-type="float" office:value="49000" calcext:value-type="float">
            <text:p>49000</text:p>
          </table:table-cell>
        </table:table-row>
        <table:table-row table:style-name="ro1">
          <table:table-cell table:number-columns-repeated="3"/>
          <table:table-cell table:formula="of:=[.D8]+1" office:value-type="float" office:value="8" calcext:value-type="float">
            <text:p>8</text:p>
          </table:table-cell>
          <table:table-cell table:formula="of:=3*[.D9]*[.D9]+5*[.D9]+1" office:value-type="float" office:value="233" calcext:value-type="float">
            <text:p>233</text:p>
          </table:table-cell>
          <table:table-cell table:formula="of:=const_c*[.D9]" office:value-type="float" office:value="8000" calcext:value-type="float">
            <text:p>8000</text:p>
          </table:table-cell>
          <table:table-cell table:formula="of:=const_c*[.D9]*[.D9]" office:value-type="float" office:value="64000" calcext:value-type="float">
            <text:p>64000</text:p>
          </table:table-cell>
        </table:table-row>
        <table:table-row table:style-name="ro1">
          <table:table-cell table:number-columns-repeated="3"/>
          <table:table-cell table:formula="of:=[.D9]+1" office:value-type="float" office:value="9" calcext:value-type="float">
            <text:p>9</text:p>
          </table:table-cell>
          <table:table-cell table:formula="of:=3*[.D10]*[.D10]+5*[.D10]+1" office:value-type="float" office:value="289" calcext:value-type="float">
            <text:p>289</text:p>
          </table:table-cell>
          <table:table-cell table:formula="of:=const_c*[.D10]" office:value-type="float" office:value="9000" calcext:value-type="float">
            <text:p>9000</text:p>
          </table:table-cell>
          <table:table-cell table:formula="of:=const_c*[.D10]*[.D10]" office:value-type="float" office:value="81000" calcext:value-type="float">
            <text:p>81000</text:p>
          </table:table-cell>
        </table:table-row>
        <table:table-row table:style-name="ro1">
          <table:table-cell table:number-columns-repeated="3"/>
          <table:table-cell table:formula="of:=[.D10]+1" office:value-type="float" office:value="10" calcext:value-type="float">
            <text:p>10</text:p>
          </table:table-cell>
          <table:table-cell table:formula="of:=3*[.D11]*[.D11]+5*[.D11]+1" office:value-type="float" office:value="351" calcext:value-type="float">
            <text:p>351</text:p>
          </table:table-cell>
          <table:table-cell table:formula="of:=const_c*[.D11]" office:value-type="float" office:value="10000" calcext:value-type="float">
            <text:p>10000</text:p>
          </table:table-cell>
          <table:table-cell table:formula="of:=const_c*[.D11]*[.D11]" office:value-type="float" office:value="100000" calcext:value-type="float">
            <text:p>100000</text:p>
          </table:table-cell>
        </table:table-row>
        <table:table-row table:style-name="ro1">
          <table:table-cell table:number-columns-repeated="3"/>
          <table:table-cell table:formula="of:=[.D11]+1" office:value-type="float" office:value="11" calcext:value-type="float">
            <text:p>11</text:p>
          </table:table-cell>
          <table:table-cell table:formula="of:=3*[.D12]*[.D12]+5*[.D12]+1" office:value-type="float" office:value="419" calcext:value-type="float">
            <text:p>419</text:p>
          </table:table-cell>
          <table:table-cell table:formula="of:=const_c*[.D12]" office:value-type="float" office:value="11000" calcext:value-type="float">
            <text:p>11000</text:p>
          </table:table-cell>
          <table:table-cell table:formula="of:=const_c*[.D12]*[.D12]" office:value-type="float" office:value="121000" calcext:value-type="float">
            <text:p>121000</text:p>
          </table:table-cell>
        </table:table-row>
        <table:table-row table:style-name="ro1">
          <table:table-cell table:number-columns-repeated="3"/>
          <table:table-cell table:formula="of:=[.D12]+1" office:value-type="float" office:value="12" calcext:value-type="float">
            <text:p>12</text:p>
          </table:table-cell>
          <table:table-cell table:formula="of:=3*[.D13]*[.D13]+5*[.D13]+1" office:value-type="float" office:value="493" calcext:value-type="float">
            <text:p>493</text:p>
          </table:table-cell>
          <table:table-cell table:formula="of:=const_c*[.D13]" office:value-type="float" office:value="12000" calcext:value-type="float">
            <text:p>12000</text:p>
          </table:table-cell>
          <table:table-cell table:formula="of:=const_c*[.D13]*[.D13]" office:value-type="float" office:value="144000" calcext:value-type="float">
            <text:p>144000</text:p>
          </table:table-cell>
        </table:table-row>
        <table:table-row table:style-name="ro1">
          <table:table-cell table:number-columns-repeated="3"/>
          <table:table-cell table:formula="of:=[.D13]+1" office:value-type="float" office:value="13" calcext:value-type="float">
            <text:p>13</text:p>
          </table:table-cell>
          <table:table-cell table:formula="of:=3*[.D14]*[.D14]+5*[.D14]+1" office:value-type="float" office:value="573" calcext:value-type="float">
            <text:p>573</text:p>
          </table:table-cell>
          <table:table-cell table:formula="of:=const_c*[.D14]" office:value-type="float" office:value="13000" calcext:value-type="float">
            <text:p>13000</text:p>
          </table:table-cell>
          <table:table-cell table:formula="of:=const_c*[.D14]*[.D14]" office:value-type="float" office:value="169000" calcext:value-type="float">
            <text:p>169000</text:p>
          </table:table-cell>
        </table:table-row>
        <table:table-row table:style-name="ro1">
          <table:table-cell table:number-columns-repeated="3"/>
          <table:table-cell table:formula="of:=[.D14]+1" office:value-type="float" office:value="14" calcext:value-type="float">
            <text:p>14</text:p>
          </table:table-cell>
          <table:table-cell table:formula="of:=3*[.D15]*[.D15]+5*[.D15]+1" office:value-type="float" office:value="659" calcext:value-type="float">
            <text:p>659</text:p>
          </table:table-cell>
          <table:table-cell table:formula="of:=const_c*[.D15]" office:value-type="float" office:value="14000" calcext:value-type="float">
            <text:p>14000</text:p>
          </table:table-cell>
          <table:table-cell table:formula="of:=const_c*[.D15]*[.D15]" office:value-type="float" office:value="196000" calcext:value-type="float">
            <text:p>196000</text:p>
          </table:table-cell>
        </table:table-row>
        <table:table-row table:style-name="ro1">
          <table:table-cell table:number-columns-repeated="3"/>
          <table:table-cell table:formula="of:=[.D15]+1" office:value-type="float" office:value="15" calcext:value-type="float">
            <text:p>15</text:p>
          </table:table-cell>
          <table:table-cell table:formula="of:=3*[.D16]*[.D16]+5*[.D16]+1" office:value-type="float" office:value="751" calcext:value-type="float">
            <text:p>751</text:p>
          </table:table-cell>
          <table:table-cell table:formula="of:=const_c*[.D16]" office:value-type="float" office:value="15000" calcext:value-type="float">
            <text:p>15000</text:p>
          </table:table-cell>
          <table:table-cell table:formula="of:=const_c*[.D16]*[.D16]" office:value-type="float" office:value="225000" calcext:value-type="float">
            <text:p>225000</text:p>
          </table:table-cell>
        </table:table-row>
        <table:table-row table:style-name="ro1">
          <table:table-cell table:number-columns-repeated="3"/>
          <table:table-cell table:formula="of:=[.D16]+1" office:value-type="float" office:value="16" calcext:value-type="float">
            <text:p>16</text:p>
          </table:table-cell>
          <table:table-cell table:formula="of:=3*[.D17]*[.D17]+5*[.D17]+1" office:value-type="float" office:value="849" calcext:value-type="float">
            <text:p>849</text:p>
          </table:table-cell>
          <table:table-cell table:formula="of:=const_c*[.D17]" office:value-type="float" office:value="16000" calcext:value-type="float">
            <text:p>16000</text:p>
          </table:table-cell>
          <table:table-cell table:formula="of:=const_c*[.D17]*[.D17]" office:value-type="float" office:value="256000" calcext:value-type="float">
            <text:p>256000</text:p>
          </table:table-cell>
        </table:table-row>
        <table:table-row table:style-name="ro1">
          <table:table-cell table:number-columns-repeated="3"/>
          <table:table-cell table:formula="of:=[.D17]+1" office:value-type="float" office:value="17" calcext:value-type="float">
            <text:p>17</text:p>
          </table:table-cell>
          <table:table-cell table:formula="of:=3*[.D18]*[.D18]+5*[.D18]+1" office:value-type="float" office:value="953" calcext:value-type="float">
            <text:p>953</text:p>
          </table:table-cell>
          <table:table-cell table:formula="of:=const_c*[.D18]" office:value-type="float" office:value="17000" calcext:value-type="float">
            <text:p>17000</text:p>
          </table:table-cell>
          <table:table-cell table:formula="of:=const_c*[.D18]*[.D18]" office:value-type="float" office:value="289000" calcext:value-type="float">
            <text:p>289000</text:p>
          </table:table-cell>
        </table:table-row>
        <table:table-row table:style-name="ro1">
          <table:table-cell table:number-columns-repeated="3"/>
          <table:table-cell table:formula="of:=[.D18]+1" office:value-type="float" office:value="18" calcext:value-type="float">
            <text:p>18</text:p>
          </table:table-cell>
          <table:table-cell table:formula="of:=3*[.D19]*[.D19]+5*[.D19]+1" office:value-type="float" office:value="1063" calcext:value-type="float">
            <text:p>1063</text:p>
          </table:table-cell>
          <table:table-cell table:formula="of:=const_c*[.D19]" office:value-type="float" office:value="18000" calcext:value-type="float">
            <text:p>18000</text:p>
          </table:table-cell>
          <table:table-cell table:formula="of:=const_c*[.D19]*[.D19]" office:value-type="float" office:value="324000" calcext:value-type="float">
            <text:p>324000</text:p>
          </table:table-cell>
        </table:table-row>
        <table:table-row table:style-name="ro1">
          <table:table-cell table:number-columns-repeated="3"/>
          <table:table-cell table:formula="of:=[.D19]+1" office:value-type="float" office:value="19" calcext:value-type="float">
            <text:p>19</text:p>
          </table:table-cell>
          <table:table-cell table:formula="of:=3*[.D20]*[.D20]+5*[.D20]+1" office:value-type="float" office:value="1179" calcext:value-type="float">
            <text:p>1179</text:p>
          </table:table-cell>
          <table:table-cell table:formula="of:=const_c*[.D20]" office:value-type="float" office:value="19000" calcext:value-type="float">
            <text:p>19000</text:p>
          </table:table-cell>
          <table:table-cell table:formula="of:=const_c*[.D20]*[.D20]" office:value-type="float" office:value="361000" calcext:value-type="float">
            <text:p>361000</text:p>
          </table:table-cell>
        </table:table-row>
        <table:table-row table:style-name="ro1">
          <table:table-cell table:number-columns-repeated="3"/>
          <table:table-cell table:formula="of:=[.D20]+1" office:value-type="float" office:value="20" calcext:value-type="float">
            <text:p>20</text:p>
          </table:table-cell>
          <table:table-cell table:formula="of:=3*[.D21]*[.D21]+5*[.D21]+1" office:value-type="float" office:value="1301" calcext:value-type="float">
            <text:p>1301</text:p>
          </table:table-cell>
          <table:table-cell table:formula="of:=const_c*[.D21]" office:value-type="float" office:value="20000" calcext:value-type="float">
            <text:p>20000</text:p>
          </table:table-cell>
          <table:table-cell table:formula="of:=const_c*[.D21]*[.D21]" office:value-type="float" office:value="400000" calcext:value-type="float">
            <text:p>400000</text:p>
          </table:table-cell>
        </table:table-row>
        <table:table-row table:style-name="ro1">
          <table:table-cell table:number-columns-repeated="3"/>
          <table:table-cell table:formula="of:=[.D21]+1" office:value-type="float" office:value="21" calcext:value-type="float">
            <text:p>21</text:p>
          </table:table-cell>
          <table:table-cell table:formula="of:=3*[.D22]*[.D22]+5*[.D22]+1" office:value-type="float" office:value="1429" calcext:value-type="float">
            <text:p>1429</text:p>
          </table:table-cell>
          <table:table-cell table:formula="of:=const_c*[.D22]" office:value-type="float" office:value="21000" calcext:value-type="float">
            <text:p>21000</text:p>
          </table:table-cell>
          <table:table-cell table:formula="of:=const_c*[.D22]*[.D22]" office:value-type="float" office:value="441000" calcext:value-type="float">
            <text:p>441000</text:p>
          </table:table-cell>
        </table:table-row>
        <table:table-row table:style-name="ro1">
          <table:table-cell table:number-columns-repeated="3"/>
          <table:table-cell table:formula="of:=[.D22]+1" office:value-type="float" office:value="22" calcext:value-type="float">
            <text:p>22</text:p>
          </table:table-cell>
          <table:table-cell table:formula="of:=3*[.D23]*[.D23]+5*[.D23]+1" office:value-type="float" office:value="1563" calcext:value-type="float">
            <text:p>1563</text:p>
          </table:table-cell>
          <table:table-cell table:formula="of:=const_c*[.D23]" office:value-type="float" office:value="22000" calcext:value-type="float">
            <text:p>22000</text:p>
          </table:table-cell>
          <table:table-cell table:formula="of:=const_c*[.D23]*[.D23]" office:value-type="float" office:value="484000" calcext:value-type="float">
            <text:p>484000</text:p>
          </table:table-cell>
        </table:table-row>
        <table:table-row table:style-name="ro1">
          <table:table-cell table:number-columns-repeated="3"/>
          <table:table-cell table:formula="of:=[.D23]+1" office:value-type="float" office:value="23" calcext:value-type="float">
            <text:p>23</text:p>
          </table:table-cell>
          <table:table-cell table:formula="of:=3*[.D24]*[.D24]+5*[.D24]+1" office:value-type="float" office:value="1703" calcext:value-type="float">
            <text:p>1703</text:p>
          </table:table-cell>
          <table:table-cell table:formula="of:=const_c*[.D24]" office:value-type="float" office:value="23000" calcext:value-type="float">
            <text:p>23000</text:p>
          </table:table-cell>
          <table:table-cell table:formula="of:=const_c*[.D24]*[.D24]" office:value-type="float" office:value="529000" calcext:value-type="float">
            <text:p>529000</text:p>
          </table:table-cell>
        </table:table-row>
        <table:table-row table:style-name="ro1">
          <table:table-cell table:number-columns-repeated="3"/>
          <table:table-cell table:formula="of:=[.D24]+1" office:value-type="float" office:value="24" calcext:value-type="float">
            <text:p>24</text:p>
          </table:table-cell>
          <table:table-cell table:formula="of:=3*[.D25]*[.D25]+5*[.D25]+1" office:value-type="float" office:value="1849" calcext:value-type="float">
            <text:p>1849</text:p>
          </table:table-cell>
          <table:table-cell table:formula="of:=const_c*[.D25]" office:value-type="float" office:value="24000" calcext:value-type="float">
            <text:p>24000</text:p>
          </table:table-cell>
          <table:table-cell table:formula="of:=const_c*[.D25]*[.D25]" office:value-type="float" office:value="576000" calcext:value-type="float">
            <text:p>576000</text:p>
          </table:table-cell>
        </table:table-row>
        <table:table-row table:style-name="ro1">
          <table:table-cell table:number-columns-repeated="3"/>
          <table:table-cell table:formula="of:=[.D25]+1" office:value-type="float" office:value="25" calcext:value-type="float">
            <text:p>25</text:p>
          </table:table-cell>
          <table:table-cell table:formula="of:=3*[.D26]*[.D26]+5*[.D26]+1" office:value-type="float" office:value="2001" calcext:value-type="float">
            <text:p>2001</text:p>
          </table:table-cell>
          <table:table-cell table:formula="of:=const_c*[.D26]" office:value-type="float" office:value="25000" calcext:value-type="float">
            <text:p>25000</text:p>
          </table:table-cell>
          <table:table-cell table:formula="of:=const_c*[.D26]*[.D26]" office:value-type="float" office:value="625000" calcext:value-type="float">
            <text:p>625000</text:p>
          </table:table-cell>
        </table:table-row>
        <table:table-row table:style-name="ro1">
          <table:table-cell table:number-columns-repeated="3"/>
          <table:table-cell table:formula="of:=[.D26]+1" office:value-type="float" office:value="26" calcext:value-type="float">
            <text:p>26</text:p>
          </table:table-cell>
          <table:table-cell table:formula="of:=3*[.D27]*[.D27]+5*[.D27]+1" office:value-type="float" office:value="2159" calcext:value-type="float">
            <text:p>2159</text:p>
          </table:table-cell>
          <table:table-cell table:formula="of:=const_c*[.D27]" office:value-type="float" office:value="26000" calcext:value-type="float">
            <text:p>26000</text:p>
          </table:table-cell>
          <table:table-cell table:formula="of:=const_c*[.D27]*[.D27]" office:value-type="float" office:value="676000" calcext:value-type="float">
            <text:p>676000</text:p>
          </table:table-cell>
        </table:table-row>
        <table:table-row table:style-name="ro1">
          <table:table-cell table:number-columns-repeated="3"/>
          <table:table-cell table:formula="of:=[.D27]+1" office:value-type="float" office:value="27" calcext:value-type="float">
            <text:p>27</text:p>
          </table:table-cell>
          <table:table-cell table:formula="of:=3*[.D28]*[.D28]+5*[.D28]+1" office:value-type="float" office:value="2323" calcext:value-type="float">
            <text:p>2323</text:p>
          </table:table-cell>
          <table:table-cell table:formula="of:=const_c*[.D28]" office:value-type="float" office:value="27000" calcext:value-type="float">
            <text:p>27000</text:p>
          </table:table-cell>
          <table:table-cell table:formula="of:=const_c*[.D28]*[.D28]" office:value-type="float" office:value="729000" calcext:value-type="float">
            <text:p>729000</text:p>
          </table:table-cell>
        </table:table-row>
        <table:table-row table:style-name="ro1">
          <table:table-cell table:number-columns-repeated="3"/>
          <table:table-cell table:formula="of:=[.D28]+1" office:value-type="float" office:value="28" calcext:value-type="float">
            <text:p>28</text:p>
          </table:table-cell>
          <table:table-cell table:formula="of:=3*[.D29]*[.D29]+5*[.D29]+1" office:value-type="float" office:value="2493" calcext:value-type="float">
            <text:p>2493</text:p>
          </table:table-cell>
          <table:table-cell table:formula="of:=const_c*[.D29]" office:value-type="float" office:value="28000" calcext:value-type="float">
            <text:p>28000</text:p>
          </table:table-cell>
          <table:table-cell table:formula="of:=const_c*[.D29]*[.D29]" office:value-type="float" office:value="784000" calcext:value-type="float">
            <text:p>784000</text:p>
          </table:table-cell>
        </table:table-row>
        <table:table-row table:style-name="ro1">
          <table:table-cell table:number-columns-repeated="3"/>
          <table:table-cell table:formula="of:=[.D29]+1" office:value-type="float" office:value="29" calcext:value-type="float">
            <text:p>29</text:p>
          </table:table-cell>
          <table:table-cell table:formula="of:=3*[.D30]*[.D30]+5*[.D30]+1" office:value-type="float" office:value="2669" calcext:value-type="float">
            <text:p>2669</text:p>
          </table:table-cell>
          <table:table-cell table:formula="of:=const_c*[.D30]" office:value-type="float" office:value="29000" calcext:value-type="float">
            <text:p>29000</text:p>
          </table:table-cell>
          <table:table-cell table:formula="of:=const_c*[.D30]*[.D30]" office:value-type="float" office:value="841000" calcext:value-type="float">
            <text:p>841000</text:p>
          </table:table-cell>
        </table:table-row>
        <table:table-row table:style-name="ro1">
          <table:table-cell table:number-columns-repeated="3"/>
          <table:table-cell table:formula="of:=[.D30]+1" office:value-type="float" office:value="30" calcext:value-type="float">
            <text:p>30</text:p>
          </table:table-cell>
          <table:table-cell table:formula="of:=3*[.D31]*[.D31]+5*[.D31]+1" office:value-type="float" office:value="2851" calcext:value-type="float">
            <text:p>2851</text:p>
          </table:table-cell>
          <table:table-cell table:formula="of:=const_c*[.D31]" office:value-type="float" office:value="30000" calcext:value-type="float">
            <text:p>30000</text:p>
          </table:table-cell>
          <table:table-cell table:formula="of:=const_c*[.D31]*[.D31]" office:value-type="float" office:value="900000" calcext:value-type="float">
            <text:p>900000</text:p>
          </table:table-cell>
        </table:table-row>
        <table:table-row table:style-name="ro1">
          <table:table-cell table:number-columns-repeated="3"/>
          <table:table-cell table:formula="of:=[.D31]+1" office:value-type="float" office:value="31" calcext:value-type="float">
            <text:p>31</text:p>
          </table:table-cell>
          <table:table-cell table:formula="of:=3*[.D32]*[.D32]+5*[.D32]+1" office:value-type="float" office:value="3039" calcext:value-type="float">
            <text:p>3039</text:p>
          </table:table-cell>
          <table:table-cell table:formula="of:=const_c*[.D32]" office:value-type="float" office:value="31000" calcext:value-type="float">
            <text:p>31000</text:p>
          </table:table-cell>
          <table:table-cell table:formula="of:=const_c*[.D32]*[.D32]" office:value-type="float" office:value="961000" calcext:value-type="float">
            <text:p>961000</text:p>
          </table:table-cell>
        </table:table-row>
        <table:table-row table:style-name="ro1">
          <table:table-cell table:number-columns-repeated="3"/>
          <table:table-cell table:formula="of:=[.D32]+1" office:value-type="float" office:value="32" calcext:value-type="float">
            <text:p>32</text:p>
          </table:table-cell>
          <table:table-cell table:formula="of:=3*[.D33]*[.D33]+5*[.D33]+1" office:value-type="float" office:value="3233" calcext:value-type="float">
            <text:p>3233</text:p>
          </table:table-cell>
          <table:table-cell table:formula="of:=const_c*[.D33]" office:value-type="float" office:value="32000" calcext:value-type="float">
            <text:p>32000</text:p>
          </table:table-cell>
          <table:table-cell table:formula="of:=const_c*[.D33]*[.D33]" office:value-type="float" office:value="1024000" calcext:value-type="float">
            <text:p>1024000</text:p>
          </table:table-cell>
        </table:table-row>
        <table:table-row table:style-name="ro1">
          <table:table-cell table:number-columns-repeated="3"/>
          <table:table-cell table:formula="of:=[.D33]+1" office:value-type="float" office:value="33" calcext:value-type="float">
            <text:p>33</text:p>
          </table:table-cell>
          <table:table-cell table:formula="of:=3*[.D34]*[.D34]+5*[.D34]+1" office:value-type="float" office:value="3433" calcext:value-type="float">
            <text:p>3433</text:p>
          </table:table-cell>
          <table:table-cell table:formula="of:=const_c*[.D34]" office:value-type="float" office:value="33000" calcext:value-type="float">
            <text:p>33000</text:p>
          </table:table-cell>
          <table:table-cell table:formula="of:=const_c*[.D34]*[.D34]" office:value-type="float" office:value="1089000" calcext:value-type="float">
            <text:p>1089000</text:p>
          </table:table-cell>
        </table:table-row>
        <table:table-row table:style-name="ro1">
          <table:table-cell table:number-columns-repeated="3"/>
          <table:table-cell table:formula="of:=[.D34]+1" office:value-type="float" office:value="34" calcext:value-type="float">
            <text:p>34</text:p>
          </table:table-cell>
          <table:table-cell table:formula="of:=3*[.D35]*[.D35]+5*[.D35]+1" office:value-type="float" office:value="3639" calcext:value-type="float">
            <text:p>3639</text:p>
          </table:table-cell>
          <table:table-cell table:formula="of:=const_c*[.D35]" office:value-type="float" office:value="34000" calcext:value-type="float">
            <text:p>34000</text:p>
          </table:table-cell>
          <table:table-cell table:formula="of:=const_c*[.D35]*[.D35]" office:value-type="float" office:value="1156000" calcext:value-type="float">
            <text:p>1156000</text:p>
          </table:table-cell>
        </table:table-row>
        <table:table-row table:style-name="ro1">
          <table:table-cell table:number-columns-repeated="3"/>
          <table:table-cell table:formula="of:=[.D35]+1" office:value-type="float" office:value="35" calcext:value-type="float">
            <text:p>35</text:p>
          </table:table-cell>
          <table:table-cell table:formula="of:=3*[.D36]*[.D36]+5*[.D36]+1" office:value-type="float" office:value="3851" calcext:value-type="float">
            <text:p>3851</text:p>
          </table:table-cell>
          <table:table-cell table:formula="of:=const_c*[.D36]" office:value-type="float" office:value="35000" calcext:value-type="float">
            <text:p>35000</text:p>
          </table:table-cell>
          <table:table-cell table:formula="of:=const_c*[.D36]*[.D36]" office:value-type="float" office:value="1225000" calcext:value-type="float">
            <text:p>1225000</text:p>
          </table:table-cell>
        </table:table-row>
        <table:table-row table:style-name="ro1">
          <table:table-cell table:number-columns-repeated="3"/>
          <table:table-cell table:formula="of:=[.D36]+1" office:value-type="float" office:value="36" calcext:value-type="float">
            <text:p>36</text:p>
          </table:table-cell>
          <table:table-cell table:formula="of:=3*[.D37]*[.D37]+5*[.D37]+1" office:value-type="float" office:value="4069" calcext:value-type="float">
            <text:p>4069</text:p>
          </table:table-cell>
          <table:table-cell table:formula="of:=const_c*[.D37]" office:value-type="float" office:value="36000" calcext:value-type="float">
            <text:p>36000</text:p>
          </table:table-cell>
          <table:table-cell table:formula="of:=const_c*[.D37]*[.D37]" office:value-type="float" office:value="1296000" calcext:value-type="float">
            <text:p>1296000</text:p>
          </table:table-cell>
        </table:table-row>
        <table:table-row table:style-name="ro1">
          <table:table-cell table:number-columns-repeated="3"/>
          <table:table-cell table:formula="of:=[.D37]+1" office:value-type="float" office:value="37" calcext:value-type="float">
            <text:p>37</text:p>
          </table:table-cell>
          <table:table-cell table:formula="of:=3*[.D38]*[.D38]+5*[.D38]+1" office:value-type="float" office:value="4293" calcext:value-type="float">
            <text:p>4293</text:p>
          </table:table-cell>
          <table:table-cell table:formula="of:=const_c*[.D38]" office:value-type="float" office:value="37000" calcext:value-type="float">
            <text:p>37000</text:p>
          </table:table-cell>
          <table:table-cell table:formula="of:=const_c*[.D38]*[.D38]" office:value-type="float" office:value="1369000" calcext:value-type="float">
            <text:p>1369000</text:p>
          </table:table-cell>
        </table:table-row>
        <table:table-row table:style-name="ro1">
          <table:table-cell table:number-columns-repeated="3"/>
          <table:table-cell table:formula="of:=[.D38]+1" office:value-type="float" office:value="38" calcext:value-type="float">
            <text:p>38</text:p>
          </table:table-cell>
          <table:table-cell table:formula="of:=3*[.D39]*[.D39]+5*[.D39]+1" office:value-type="float" office:value="4523" calcext:value-type="float">
            <text:p>4523</text:p>
          </table:table-cell>
          <table:table-cell table:formula="of:=const_c*[.D39]" office:value-type="float" office:value="38000" calcext:value-type="float">
            <text:p>38000</text:p>
          </table:table-cell>
          <table:table-cell table:formula="of:=const_c*[.D39]*[.D39]" office:value-type="float" office:value="1444000" calcext:value-type="float">
            <text:p>1444000</text:p>
          </table:table-cell>
        </table:table-row>
        <table:table-row table:style-name="ro1">
          <table:table-cell table:number-columns-repeated="3"/>
          <table:table-cell table:formula="of:=[.D39]+1" office:value-type="float" office:value="39" calcext:value-type="float">
            <text:p>39</text:p>
          </table:table-cell>
          <table:table-cell table:formula="of:=3*[.D40]*[.D40]+5*[.D40]+1" office:value-type="float" office:value="4759" calcext:value-type="float">
            <text:p>4759</text:p>
          </table:table-cell>
          <table:table-cell table:formula="of:=const_c*[.D40]" office:value-type="float" office:value="39000" calcext:value-type="float">
            <text:p>39000</text:p>
          </table:table-cell>
          <table:table-cell table:formula="of:=const_c*[.D40]*[.D40]" office:value-type="float" office:value="1521000" calcext:value-type="float">
            <text:p>1521000</text:p>
          </table:table-cell>
        </table:table-row>
        <table:table-row table:style-name="ro1">
          <table:table-cell table:number-columns-repeated="3"/>
          <table:table-cell table:formula="of:=[.D40]+1" office:value-type="float" office:value="40" calcext:value-type="float">
            <text:p>40</text:p>
          </table:table-cell>
          <table:table-cell table:formula="of:=3*[.D41]*[.D41]+5*[.D41]+1" office:value-type="float" office:value="5001" calcext:value-type="float">
            <text:p>5001</text:p>
          </table:table-cell>
          <table:table-cell table:formula="of:=const_c*[.D41]" office:value-type="float" office:value="40000" calcext:value-type="float">
            <text:p>40000</text:p>
          </table:table-cell>
          <table:table-cell table:formula="of:=const_c*[.D41]*[.D41]" office:value-type="float" office:value="1600000" calcext:value-type="float">
            <text:p>1600000</text:p>
          </table:table-cell>
        </table:table-row>
        <table:table-row table:style-name="ro1">
          <table:table-cell table:number-columns-repeated="3"/>
          <table:table-cell table:formula="of:=[.D41]+1" office:value-type="float" office:value="41" calcext:value-type="float">
            <text:p>41</text:p>
          </table:table-cell>
          <table:table-cell table:formula="of:=3*[.D42]*[.D42]+5*[.D42]+1" office:value-type="float" office:value="5249" calcext:value-type="float">
            <text:p>5249</text:p>
          </table:table-cell>
          <table:table-cell table:formula="of:=const_c*[.D42]" office:value-type="float" office:value="41000" calcext:value-type="float">
            <text:p>41000</text:p>
          </table:table-cell>
          <table:table-cell table:formula="of:=const_c*[.D42]*[.D42]" office:value-type="float" office:value="1681000" calcext:value-type="float">
            <text:p>1681000</text:p>
          </table:table-cell>
        </table:table-row>
        <table:table-row table:style-name="ro1">
          <table:table-cell table:number-columns-repeated="3"/>
          <table:table-cell table:formula="of:=[.D42]+1" office:value-type="float" office:value="42" calcext:value-type="float">
            <text:p>42</text:p>
          </table:table-cell>
          <table:table-cell table:formula="of:=3*[.D43]*[.D43]+5*[.D43]+1" office:value-type="float" office:value="5503" calcext:value-type="float">
            <text:p>5503</text:p>
          </table:table-cell>
          <table:table-cell table:formula="of:=const_c*[.D43]" office:value-type="float" office:value="42000" calcext:value-type="float">
            <text:p>42000</text:p>
          </table:table-cell>
          <table:table-cell table:formula="of:=const_c*[.D43]*[.D43]" office:value-type="float" office:value="1764000" calcext:value-type="float">
            <text:p>1764000</text:p>
          </table:table-cell>
        </table:table-row>
        <table:table-row table:style-name="ro1">
          <table:table-cell table:number-columns-repeated="3"/>
          <table:table-cell table:formula="of:=[.D43]+1" office:value-type="float" office:value="43" calcext:value-type="float">
            <text:p>43</text:p>
          </table:table-cell>
          <table:table-cell table:formula="of:=3*[.D44]*[.D44]+5*[.D44]+1" office:value-type="float" office:value="5763" calcext:value-type="float">
            <text:p>5763</text:p>
          </table:table-cell>
          <table:table-cell table:formula="of:=const_c*[.D44]" office:value-type="float" office:value="43000" calcext:value-type="float">
            <text:p>43000</text:p>
          </table:table-cell>
          <table:table-cell table:formula="of:=const_c*[.D44]*[.D44]" office:value-type="float" office:value="1849000" calcext:value-type="float">
            <text:p>1849000</text:p>
          </table:table-cell>
        </table:table-row>
        <table:table-row table:style-name="ro1">
          <table:table-cell table:number-columns-repeated="3"/>
          <table:table-cell table:formula="of:=[.D44]+1" office:value-type="float" office:value="44" calcext:value-type="float">
            <text:p>44</text:p>
          </table:table-cell>
          <table:table-cell table:formula="of:=3*[.D45]*[.D45]+5*[.D45]+1" office:value-type="float" office:value="6029" calcext:value-type="float">
            <text:p>6029</text:p>
          </table:table-cell>
          <table:table-cell table:formula="of:=const_c*[.D45]" office:value-type="float" office:value="44000" calcext:value-type="float">
            <text:p>44000</text:p>
          </table:table-cell>
          <table:table-cell table:formula="of:=const_c*[.D45]*[.D45]" office:value-type="float" office:value="1936000" calcext:value-type="float">
            <text:p>1936000</text:p>
          </table:table-cell>
        </table:table-row>
        <table:table-row table:style-name="ro1">
          <table:table-cell table:number-columns-repeated="3"/>
          <table:table-cell table:formula="of:=[.D45]+1" office:value-type="float" office:value="45" calcext:value-type="float">
            <text:p>45</text:p>
          </table:table-cell>
          <table:table-cell table:formula="of:=3*[.D46]*[.D46]+5*[.D46]+1" office:value-type="float" office:value="6301" calcext:value-type="float">
            <text:p>6301</text:p>
          </table:table-cell>
          <table:table-cell table:formula="of:=const_c*[.D46]" office:value-type="float" office:value="45000" calcext:value-type="float">
            <text:p>45000</text:p>
          </table:table-cell>
          <table:table-cell table:formula="of:=const_c*[.D46]*[.D46]" office:value-type="float" office:value="2025000" calcext:value-type="float">
            <text:p>2025000</text:p>
          </table:table-cell>
        </table:table-row>
        <table:table-row table:style-name="ro1">
          <table:table-cell table:number-columns-repeated="3"/>
          <table:table-cell table:formula="of:=[.D46]+1" office:value-type="float" office:value="46" calcext:value-type="float">
            <text:p>46</text:p>
          </table:table-cell>
          <table:table-cell table:formula="of:=3*[.D47]*[.D47]+5*[.D47]+1" office:value-type="float" office:value="6579" calcext:value-type="float">
            <text:p>6579</text:p>
          </table:table-cell>
          <table:table-cell table:formula="of:=const_c*[.D47]" office:value-type="float" office:value="46000" calcext:value-type="float">
            <text:p>46000</text:p>
          </table:table-cell>
          <table:table-cell table:formula="of:=const_c*[.D47]*[.D47]" office:value-type="float" office:value="2116000" calcext:value-type="float">
            <text:p>2116000</text:p>
          </table:table-cell>
        </table:table-row>
        <table:table-row table:style-name="ro1">
          <table:table-cell table:number-columns-repeated="3"/>
          <table:table-cell table:formula="of:=[.D47]+1" office:value-type="float" office:value="47" calcext:value-type="float">
            <text:p>47</text:p>
          </table:table-cell>
          <table:table-cell table:formula="of:=3*[.D48]*[.D48]+5*[.D48]+1" office:value-type="float" office:value="6863" calcext:value-type="float">
            <text:p>6863</text:p>
          </table:table-cell>
          <table:table-cell table:formula="of:=const_c*[.D48]" office:value-type="float" office:value="47000" calcext:value-type="float">
            <text:p>47000</text:p>
          </table:table-cell>
          <table:table-cell table:formula="of:=const_c*[.D48]*[.D48]" office:value-type="float" office:value="2209000" calcext:value-type="float">
            <text:p>2209000</text:p>
          </table:table-cell>
        </table:table-row>
        <table:table-row table:style-name="ro1">
          <table:table-cell table:number-columns-repeated="3"/>
          <table:table-cell table:formula="of:=[.D48]+1" office:value-type="float" office:value="48" calcext:value-type="float">
            <text:p>48</text:p>
          </table:table-cell>
          <table:table-cell table:formula="of:=3*[.D49]*[.D49]+5*[.D49]+1" office:value-type="float" office:value="7153" calcext:value-type="float">
            <text:p>7153</text:p>
          </table:table-cell>
          <table:table-cell table:formula="of:=const_c*[.D49]" office:value-type="float" office:value="48000" calcext:value-type="float">
            <text:p>48000</text:p>
          </table:table-cell>
          <table:table-cell table:formula="of:=const_c*[.D49]*[.D49]" office:value-type="float" office:value="2304000" calcext:value-type="float">
            <text:p>2304000</text:p>
          </table:table-cell>
        </table:table-row>
        <table:table-row table:style-name="ro1">
          <table:table-cell table:number-columns-repeated="3"/>
          <table:table-cell table:formula="of:=[.D49]+1" office:value-type="float" office:value="49" calcext:value-type="float">
            <text:p>49</text:p>
          </table:table-cell>
          <table:table-cell table:formula="of:=3*[.D50]*[.D50]+5*[.D50]+1" office:value-type="float" office:value="7449" calcext:value-type="float">
            <text:p>7449</text:p>
          </table:table-cell>
          <table:table-cell table:formula="of:=const_c*[.D50]" office:value-type="float" office:value="49000" calcext:value-type="float">
            <text:p>49000</text:p>
          </table:table-cell>
          <table:table-cell table:formula="of:=const_c*[.D50]*[.D50]" office:value-type="float" office:value="2401000" calcext:value-type="float">
            <text:p>2401000</text:p>
          </table:table-cell>
        </table:table-row>
        <table:table-row table:style-name="ro1">
          <table:table-cell table:number-columns-repeated="3"/>
          <table:table-cell table:formula="of:=[.D50]+1" office:value-type="float" office:value="50" calcext:value-type="float">
            <text:p>50</text:p>
          </table:table-cell>
          <table:table-cell table:formula="of:=3*[.D51]*[.D51]+5*[.D51]+1" office:value-type="float" office:value="7751" calcext:value-type="float">
            <text:p>7751</text:p>
          </table:table-cell>
          <table:table-cell table:formula="of:=const_c*[.D51]" office:value-type="float" office:value="50000" calcext:value-type="float">
            <text:p>50000</text:p>
          </table:table-cell>
          <table:table-cell table:formula="of:=const_c*[.D51]*[.D51]" office:value-type="float" office:value="2500000" calcext:value-type="float">
            <text:p>2500000</text:p>
          </table:table-cell>
        </table:table-row>
        <table:table-row table:style-name="ro1">
          <table:table-cell table:number-columns-repeated="3"/>
          <table:table-cell table:formula="of:=[.D51]+1" office:value-type="float" office:value="51" calcext:value-type="float">
            <text:p>51</text:p>
          </table:table-cell>
          <table:table-cell table:formula="of:=3*[.D52]*[.D52]+5*[.D52]+1" office:value-type="float" office:value="8059" calcext:value-type="float">
            <text:p>8059</text:p>
          </table:table-cell>
          <table:table-cell table:formula="of:=const_c*[.D52]" office:value-type="float" office:value="51000" calcext:value-type="float">
            <text:p>51000</text:p>
          </table:table-cell>
          <table:table-cell table:formula="of:=const_c*[.D52]*[.D52]" office:value-type="float" office:value="2601000" calcext:value-type="float">
            <text:p>2601000</text:p>
          </table:table-cell>
        </table:table-row>
        <table:table-row table:style-name="ro1">
          <table:table-cell table:number-columns-repeated="3"/>
          <table:table-cell table:formula="of:=[.D52]+1" office:value-type="float" office:value="52" calcext:value-type="float">
            <text:p>52</text:p>
          </table:table-cell>
          <table:table-cell table:formula="of:=3*[.D53]*[.D53]+5*[.D53]+1" office:value-type="float" office:value="8373" calcext:value-type="float">
            <text:p>8373</text:p>
          </table:table-cell>
          <table:table-cell table:formula="of:=const_c*[.D53]" office:value-type="float" office:value="52000" calcext:value-type="float">
            <text:p>52000</text:p>
          </table:table-cell>
          <table:table-cell table:formula="of:=const_c*[.D53]*[.D53]" office:value-type="float" office:value="2704000" calcext:value-type="float">
            <text:p>2704000</text:p>
          </table:table-cell>
        </table:table-row>
        <table:table-row table:style-name="ro1">
          <table:table-cell table:number-columns-repeated="3"/>
          <table:table-cell table:formula="of:=[.D53]+1" office:value-type="float" office:value="53" calcext:value-type="float">
            <text:p>53</text:p>
          </table:table-cell>
          <table:table-cell table:formula="of:=3*[.D54]*[.D54]+5*[.D54]+1" office:value-type="float" office:value="8693" calcext:value-type="float">
            <text:p>8693</text:p>
          </table:table-cell>
          <table:table-cell table:formula="of:=const_c*[.D54]" office:value-type="float" office:value="53000" calcext:value-type="float">
            <text:p>53000</text:p>
          </table:table-cell>
          <table:table-cell table:formula="of:=const_c*[.D54]*[.D54]" office:value-type="float" office:value="2809000" calcext:value-type="float">
            <text:p>2809000</text:p>
          </table:table-cell>
        </table:table-row>
        <table:table-row table:style-name="ro1">
          <table:table-cell table:number-columns-repeated="3"/>
          <table:table-cell table:formula="of:=[.D54]+1" office:value-type="float" office:value="54" calcext:value-type="float">
            <text:p>54</text:p>
          </table:table-cell>
          <table:table-cell table:formula="of:=3*[.D55]*[.D55]+5*[.D55]+1" office:value-type="float" office:value="9019" calcext:value-type="float">
            <text:p>9019</text:p>
          </table:table-cell>
          <table:table-cell table:formula="of:=const_c*[.D55]" office:value-type="float" office:value="54000" calcext:value-type="float">
            <text:p>54000</text:p>
          </table:table-cell>
          <table:table-cell table:formula="of:=const_c*[.D55]*[.D55]" office:value-type="float" office:value="2916000" calcext:value-type="float">
            <text:p>2916000</text:p>
          </table:table-cell>
        </table:table-row>
        <table:table-row table:style-name="ro1">
          <table:table-cell table:number-columns-repeated="3"/>
          <table:table-cell table:formula="of:=[.D55]+1" office:value-type="float" office:value="55" calcext:value-type="float">
            <text:p>55</text:p>
          </table:table-cell>
          <table:table-cell table:formula="of:=3*[.D56]*[.D56]+5*[.D56]+1" office:value-type="float" office:value="9351" calcext:value-type="float">
            <text:p>9351</text:p>
          </table:table-cell>
          <table:table-cell table:formula="of:=const_c*[.D56]" office:value-type="float" office:value="55000" calcext:value-type="float">
            <text:p>55000</text:p>
          </table:table-cell>
          <table:table-cell table:formula="of:=const_c*[.D56]*[.D56]" office:value-type="float" office:value="3025000" calcext:value-type="float">
            <text:p>3025000</text:p>
          </table:table-cell>
        </table:table-row>
        <table:table-row table:style-name="ro1">
          <table:table-cell table:number-columns-repeated="3"/>
          <table:table-cell table:formula="of:=[.D56]+1" office:value-type="float" office:value="56" calcext:value-type="float">
            <text:p>56</text:p>
          </table:table-cell>
          <table:table-cell table:formula="of:=3*[.D57]*[.D57]+5*[.D57]+1" office:value-type="float" office:value="9689" calcext:value-type="float">
            <text:p>9689</text:p>
          </table:table-cell>
          <table:table-cell table:formula="of:=const_c*[.D57]" office:value-type="float" office:value="56000" calcext:value-type="float">
            <text:p>56000</text:p>
          </table:table-cell>
          <table:table-cell table:formula="of:=const_c*[.D57]*[.D57]" office:value-type="float" office:value="3136000" calcext:value-type="float">
            <text:p>3136000</text:p>
          </table:table-cell>
        </table:table-row>
        <table:table-row table:style-name="ro1">
          <table:table-cell table:number-columns-repeated="3"/>
          <table:table-cell table:formula="of:=[.D57]+1" office:value-type="float" office:value="57" calcext:value-type="float">
            <text:p>57</text:p>
          </table:table-cell>
          <table:table-cell table:formula="of:=3*[.D58]*[.D58]+5*[.D58]+1" office:value-type="float" office:value="10033" calcext:value-type="float">
            <text:p>10033</text:p>
          </table:table-cell>
          <table:table-cell table:formula="of:=const_c*[.D58]" office:value-type="float" office:value="57000" calcext:value-type="float">
            <text:p>57000</text:p>
          </table:table-cell>
          <table:table-cell table:formula="of:=const_c*[.D58]*[.D58]" office:value-type="float" office:value="3249000" calcext:value-type="float">
            <text:p>3249000</text:p>
          </table:table-cell>
        </table:table-row>
        <table:table-row table:style-name="ro1">
          <table:table-cell table:number-columns-repeated="3"/>
          <table:table-cell table:formula="of:=[.D58]+1" office:value-type="float" office:value="58" calcext:value-type="float">
            <text:p>58</text:p>
          </table:table-cell>
          <table:table-cell table:formula="of:=3*[.D59]*[.D59]+5*[.D59]+1" office:value-type="float" office:value="10383" calcext:value-type="float">
            <text:p>10383</text:p>
          </table:table-cell>
          <table:table-cell table:formula="of:=const_c*[.D59]" office:value-type="float" office:value="58000" calcext:value-type="float">
            <text:p>58000</text:p>
          </table:table-cell>
          <table:table-cell table:formula="of:=const_c*[.D59]*[.D59]" office:value-type="float" office:value="3364000" calcext:value-type="float">
            <text:p>3364000</text:p>
          </table:table-cell>
        </table:table-row>
        <table:table-row table:style-name="ro1">
          <table:table-cell table:number-columns-repeated="3"/>
          <table:table-cell table:formula="of:=[.D59]+1" office:value-type="float" office:value="59" calcext:value-type="float">
            <text:p>59</text:p>
          </table:table-cell>
          <table:table-cell table:formula="of:=3*[.D60]*[.D60]+5*[.D60]+1" office:value-type="float" office:value="10739" calcext:value-type="float">
            <text:p>10739</text:p>
          </table:table-cell>
          <table:table-cell table:formula="of:=const_c*[.D60]" office:value-type="float" office:value="59000" calcext:value-type="float">
            <text:p>59000</text:p>
          </table:table-cell>
          <table:table-cell table:formula="of:=const_c*[.D60]*[.D60]" office:value-type="float" office:value="3481000" calcext:value-type="float">
            <text:p>3481000</text:p>
          </table:table-cell>
        </table:table-row>
        <table:table-row table:style-name="ro1">
          <table:table-cell table:number-columns-repeated="3"/>
          <table:table-cell table:formula="of:=[.D60]+1" office:value-type="float" office:value="60" calcext:value-type="float">
            <text:p>60</text:p>
          </table:table-cell>
          <table:table-cell table:formula="of:=3*[.D61]*[.D61]+5*[.D61]+1" office:value-type="float" office:value="11101" calcext:value-type="float">
            <text:p>11101</text:p>
          </table:table-cell>
          <table:table-cell table:formula="of:=const_c*[.D61]" office:value-type="float" office:value="60000" calcext:value-type="float">
            <text:p>60000</text:p>
          </table:table-cell>
          <table:table-cell table:formula="of:=const_c*[.D61]*[.D61]" office:value-type="float" office:value="3600000" calcext:value-type="float">
            <text:p>3600000</text:p>
          </table:table-cell>
        </table:table-row>
        <table:table-row table:style-name="ro1">
          <table:table-cell table:number-columns-repeated="3"/>
          <table:table-cell table:formula="of:=[.D61]+1" office:value-type="float" office:value="61" calcext:value-type="float">
            <text:p>61</text:p>
          </table:table-cell>
          <table:table-cell table:formula="of:=3*[.D62]*[.D62]+5*[.D62]+1" office:value-type="float" office:value="11469" calcext:value-type="float">
            <text:p>11469</text:p>
          </table:table-cell>
          <table:table-cell table:formula="of:=const_c*[.D62]" office:value-type="float" office:value="61000" calcext:value-type="float">
            <text:p>61000</text:p>
          </table:table-cell>
          <table:table-cell table:formula="of:=const_c*[.D62]*[.D62]" office:value-type="float" office:value="3721000" calcext:value-type="float">
            <text:p>3721000</text:p>
          </table:table-cell>
        </table:table-row>
        <table:table-row table:style-name="ro1">
          <table:table-cell table:number-columns-repeated="3"/>
          <table:table-cell table:formula="of:=[.D62]+1" office:value-type="float" office:value="62" calcext:value-type="float">
            <text:p>62</text:p>
          </table:table-cell>
          <table:table-cell table:formula="of:=3*[.D63]*[.D63]+5*[.D63]+1" office:value-type="float" office:value="11843" calcext:value-type="float">
            <text:p>11843</text:p>
          </table:table-cell>
          <table:table-cell table:formula="of:=const_c*[.D63]" office:value-type="float" office:value="62000" calcext:value-type="float">
            <text:p>62000</text:p>
          </table:table-cell>
          <table:table-cell table:formula="of:=const_c*[.D63]*[.D63]" office:value-type="float" office:value="3844000" calcext:value-type="float">
            <text:p>3844000</text:p>
          </table:table-cell>
        </table:table-row>
        <table:table-row table:style-name="ro1">
          <table:table-cell table:number-columns-repeated="3"/>
          <table:table-cell table:formula="of:=[.D63]+1" office:value-type="float" office:value="63" calcext:value-type="float">
            <text:p>63</text:p>
          </table:table-cell>
          <table:table-cell table:formula="of:=3*[.D64]*[.D64]+5*[.D64]+1" office:value-type="float" office:value="12223" calcext:value-type="float">
            <text:p>12223</text:p>
          </table:table-cell>
          <table:table-cell table:formula="of:=const_c*[.D64]" office:value-type="float" office:value="63000" calcext:value-type="float">
            <text:p>63000</text:p>
          </table:table-cell>
          <table:table-cell table:formula="of:=const_c*[.D64]*[.D64]" office:value-type="float" office:value="3969000" calcext:value-type="float">
            <text:p>3969000</text:p>
          </table:table-cell>
        </table:table-row>
        <table:table-row table:style-name="ro1">
          <table:table-cell table:number-columns-repeated="3"/>
          <table:table-cell table:formula="of:=[.D64]+1" office:value-type="float" office:value="64" calcext:value-type="float">
            <text:p>64</text:p>
          </table:table-cell>
          <table:table-cell table:formula="of:=3*[.D65]*[.D65]+5*[.D65]+1" office:value-type="float" office:value="12609" calcext:value-type="float">
            <text:p>12609</text:p>
          </table:table-cell>
          <table:table-cell table:formula="of:=const_c*[.D65]" office:value-type="float" office:value="64000" calcext:value-type="float">
            <text:p>64000</text:p>
          </table:table-cell>
          <table:table-cell table:formula="of:=const_c*[.D65]*[.D65]" office:value-type="float" office:value="4096000" calcext:value-type="float">
            <text:p>4096000</text:p>
          </table:table-cell>
        </table:table-row>
        <table:table-row table:style-name="ro1">
          <table:table-cell table:number-columns-repeated="3"/>
          <table:table-cell table:formula="of:=[.D65]+1" office:value-type="float" office:value="65" calcext:value-type="float">
            <text:p>65</text:p>
          </table:table-cell>
          <table:table-cell table:formula="of:=3*[.D66]*[.D66]+5*[.D66]+1" office:value-type="float" office:value="13001" calcext:value-type="float">
            <text:p>13001</text:p>
          </table:table-cell>
          <table:table-cell table:formula="of:=const_c*[.D66]" office:value-type="float" office:value="65000" calcext:value-type="float">
            <text:p>65000</text:p>
          </table:table-cell>
          <table:table-cell table:formula="of:=const_c*[.D66]*[.D66]" office:value-type="float" office:value="4225000" calcext:value-type="float">
            <text:p>4225000</text:p>
          </table:table-cell>
        </table:table-row>
        <table:table-row table:style-name="ro1">
          <table:table-cell table:number-columns-repeated="3"/>
          <table:table-cell table:formula="of:=[.D66]+1" office:value-type="float" office:value="66" calcext:value-type="float">
            <text:p>66</text:p>
          </table:table-cell>
          <table:table-cell table:formula="of:=3*[.D67]*[.D67]+5*[.D67]+1" office:value-type="float" office:value="13399" calcext:value-type="float">
            <text:p>13399</text:p>
          </table:table-cell>
          <table:table-cell table:formula="of:=const_c*[.D67]" office:value-type="float" office:value="66000" calcext:value-type="float">
            <text:p>66000</text:p>
          </table:table-cell>
          <table:table-cell table:formula="of:=const_c*[.D67]*[.D67]" office:value-type="float" office:value="4356000" calcext:value-type="float">
            <text:p>4356000</text:p>
          </table:table-cell>
        </table:table-row>
        <table:table-row table:style-name="ro1">
          <table:table-cell table:number-columns-repeated="3"/>
          <table:table-cell table:formula="of:=[.D67]+1" office:value-type="float" office:value="67" calcext:value-type="float">
            <text:p>67</text:p>
          </table:table-cell>
          <table:table-cell table:formula="of:=3*[.D68]*[.D68]+5*[.D68]+1" office:value-type="float" office:value="13803" calcext:value-type="float">
            <text:p>13803</text:p>
          </table:table-cell>
          <table:table-cell table:formula="of:=const_c*[.D68]" office:value-type="float" office:value="67000" calcext:value-type="float">
            <text:p>67000</text:p>
          </table:table-cell>
          <table:table-cell table:formula="of:=const_c*[.D68]*[.D68]" office:value-type="float" office:value="4489000" calcext:value-type="float">
            <text:p>4489000</text:p>
          </table:table-cell>
        </table:table-row>
        <table:table-row table:style-name="ro1">
          <table:table-cell table:number-columns-repeated="3"/>
          <table:table-cell table:formula="of:=[.D68]+1" office:value-type="float" office:value="68" calcext:value-type="float">
            <text:p>68</text:p>
          </table:table-cell>
          <table:table-cell table:formula="of:=3*[.D69]*[.D69]+5*[.D69]+1" office:value-type="float" office:value="14213" calcext:value-type="float">
            <text:p>14213</text:p>
          </table:table-cell>
          <table:table-cell table:formula="of:=const_c*[.D69]" office:value-type="float" office:value="68000" calcext:value-type="float">
            <text:p>68000</text:p>
          </table:table-cell>
          <table:table-cell table:formula="of:=const_c*[.D69]*[.D69]" office:value-type="float" office:value="4624000" calcext:value-type="float">
            <text:p>4624000</text:p>
          </table:table-cell>
        </table:table-row>
        <table:table-row table:style-name="ro1">
          <table:table-cell table:number-columns-repeated="3"/>
          <table:table-cell table:formula="of:=[.D69]+1" office:value-type="float" office:value="69" calcext:value-type="float">
            <text:p>69</text:p>
          </table:table-cell>
          <table:table-cell table:formula="of:=3*[.D70]*[.D70]+5*[.D70]+1" office:value-type="float" office:value="14629" calcext:value-type="float">
            <text:p>14629</text:p>
          </table:table-cell>
          <table:table-cell table:formula="of:=const_c*[.D70]" office:value-type="float" office:value="69000" calcext:value-type="float">
            <text:p>69000</text:p>
          </table:table-cell>
          <table:table-cell table:formula="of:=const_c*[.D70]*[.D70]" office:value-type="float" office:value="4761000" calcext:value-type="float">
            <text:p>4761000</text:p>
          </table:table-cell>
        </table:table-row>
        <table:table-row table:style-name="ro1">
          <table:table-cell table:number-columns-repeated="3"/>
          <table:table-cell table:formula="of:=[.D70]+1" office:value-type="float" office:value="70" calcext:value-type="float">
            <text:p>70</text:p>
          </table:table-cell>
          <table:table-cell table:formula="of:=3*[.D71]*[.D71]+5*[.D71]+1" office:value-type="float" office:value="15051" calcext:value-type="float">
            <text:p>15051</text:p>
          </table:table-cell>
          <table:table-cell table:formula="of:=const_c*[.D71]" office:value-type="float" office:value="70000" calcext:value-type="float">
            <text:p>70000</text:p>
          </table:table-cell>
          <table:table-cell table:formula="of:=const_c*[.D71]*[.D71]" office:value-type="float" office:value="4900000" calcext:value-type="float">
            <text:p>4900000</text:p>
          </table:table-cell>
        </table:table-row>
        <table:table-row table:style-name="ro1">
          <table:table-cell table:number-columns-repeated="3"/>
          <table:table-cell table:formula="of:=[.D71]+1" office:value-type="float" office:value="71" calcext:value-type="float">
            <text:p>71</text:p>
          </table:table-cell>
          <table:table-cell table:formula="of:=3*[.D72]*[.D72]+5*[.D72]+1" office:value-type="float" office:value="15479" calcext:value-type="float">
            <text:p>15479</text:p>
          </table:table-cell>
          <table:table-cell table:formula="of:=const_c*[.D72]" office:value-type="float" office:value="71000" calcext:value-type="float">
            <text:p>71000</text:p>
          </table:table-cell>
          <table:table-cell table:formula="of:=const_c*[.D72]*[.D72]" office:value-type="float" office:value="5041000" calcext:value-type="float">
            <text:p>5041000</text:p>
          </table:table-cell>
        </table:table-row>
        <table:table-row table:style-name="ro1">
          <table:table-cell table:number-columns-repeated="3"/>
          <table:table-cell table:formula="of:=[.D72]+1" office:value-type="float" office:value="72" calcext:value-type="float">
            <text:p>72</text:p>
          </table:table-cell>
          <table:table-cell table:formula="of:=3*[.D73]*[.D73]+5*[.D73]+1" office:value-type="float" office:value="15913" calcext:value-type="float">
            <text:p>15913</text:p>
          </table:table-cell>
          <table:table-cell table:formula="of:=const_c*[.D73]" office:value-type="float" office:value="72000" calcext:value-type="float">
            <text:p>72000</text:p>
          </table:table-cell>
          <table:table-cell table:formula="of:=const_c*[.D73]*[.D73]" office:value-type="float" office:value="5184000" calcext:value-type="float">
            <text:p>5184000</text:p>
          </table:table-cell>
        </table:table-row>
        <table:table-row table:style-name="ro1">
          <table:table-cell table:number-columns-repeated="3"/>
          <table:table-cell table:formula="of:=[.D73]+1" office:value-type="float" office:value="73" calcext:value-type="float">
            <text:p>73</text:p>
          </table:table-cell>
          <table:table-cell table:formula="of:=3*[.D74]*[.D74]+5*[.D74]+1" office:value-type="float" office:value="16353" calcext:value-type="float">
            <text:p>16353</text:p>
          </table:table-cell>
          <table:table-cell table:formula="of:=const_c*[.D74]" office:value-type="float" office:value="73000" calcext:value-type="float">
            <text:p>73000</text:p>
          </table:table-cell>
          <table:table-cell table:formula="of:=const_c*[.D74]*[.D74]" office:value-type="float" office:value="5329000" calcext:value-type="float">
            <text:p>5329000</text:p>
          </table:table-cell>
        </table:table-row>
        <table:table-row table:style-name="ro1">
          <table:table-cell table:number-columns-repeated="3"/>
          <table:table-cell table:formula="of:=[.D74]+1" office:value-type="float" office:value="74" calcext:value-type="float">
            <text:p>74</text:p>
          </table:table-cell>
          <table:table-cell table:formula="of:=3*[.D75]*[.D75]+5*[.D75]+1" office:value-type="float" office:value="16799" calcext:value-type="float">
            <text:p>16799</text:p>
          </table:table-cell>
          <table:table-cell table:formula="of:=const_c*[.D75]" office:value-type="float" office:value="74000" calcext:value-type="float">
            <text:p>74000</text:p>
          </table:table-cell>
          <table:table-cell table:formula="of:=const_c*[.D75]*[.D75]" office:value-type="float" office:value="5476000" calcext:value-type="float">
            <text:p>5476000</text:p>
          </table:table-cell>
        </table:table-row>
        <table:table-row table:style-name="ro1">
          <table:table-cell table:number-columns-repeated="3"/>
          <table:table-cell table:formula="of:=[.D75]+1" office:value-type="float" office:value="75" calcext:value-type="float">
            <text:p>75</text:p>
          </table:table-cell>
          <table:table-cell table:formula="of:=3*[.D76]*[.D76]+5*[.D76]+1" office:value-type="float" office:value="17251" calcext:value-type="float">
            <text:p>17251</text:p>
          </table:table-cell>
          <table:table-cell table:formula="of:=const_c*[.D76]" office:value-type="float" office:value="75000" calcext:value-type="float">
            <text:p>75000</text:p>
          </table:table-cell>
          <table:table-cell table:formula="of:=const_c*[.D76]*[.D76]" office:value-type="float" office:value="5625000" calcext:value-type="float">
            <text:p>5625000</text:p>
          </table:table-cell>
        </table:table-row>
        <table:table-row table:style-name="ro1">
          <table:table-cell table:number-columns-repeated="3"/>
          <table:table-cell table:formula="of:=[.D76]+1" office:value-type="float" office:value="76" calcext:value-type="float">
            <text:p>76</text:p>
          </table:table-cell>
          <table:table-cell table:formula="of:=3*[.D77]*[.D77]+5*[.D77]+1" office:value-type="float" office:value="17709" calcext:value-type="float">
            <text:p>17709</text:p>
          </table:table-cell>
          <table:table-cell table:formula="of:=const_c*[.D77]" office:value-type="float" office:value="76000" calcext:value-type="float">
            <text:p>76000</text:p>
          </table:table-cell>
          <table:table-cell table:formula="of:=const_c*[.D77]*[.D77]" office:value-type="float" office:value="5776000" calcext:value-type="float">
            <text:p>5776000</text:p>
          </table:table-cell>
        </table:table-row>
        <table:table-row table:style-name="ro1">
          <table:table-cell table:number-columns-repeated="3"/>
          <table:table-cell table:formula="of:=[.D77]+1" office:value-type="float" office:value="77" calcext:value-type="float">
            <text:p>77</text:p>
          </table:table-cell>
          <table:table-cell table:formula="of:=3*[.D78]*[.D78]+5*[.D78]+1" office:value-type="float" office:value="18173" calcext:value-type="float">
            <text:p>18173</text:p>
          </table:table-cell>
          <table:table-cell table:formula="of:=const_c*[.D78]" office:value-type="float" office:value="77000" calcext:value-type="float">
            <text:p>77000</text:p>
          </table:table-cell>
          <table:table-cell table:formula="of:=const_c*[.D78]*[.D78]" office:value-type="float" office:value="5929000" calcext:value-type="float">
            <text:p>5929000</text:p>
          </table:table-cell>
        </table:table-row>
        <table:table-row table:style-name="ro1">
          <table:table-cell table:number-columns-repeated="3"/>
          <table:table-cell table:formula="of:=[.D78]+1" office:value-type="float" office:value="78" calcext:value-type="float">
            <text:p>78</text:p>
          </table:table-cell>
          <table:table-cell table:formula="of:=3*[.D79]*[.D79]+5*[.D79]+1" office:value-type="float" office:value="18643" calcext:value-type="float">
            <text:p>18643</text:p>
          </table:table-cell>
          <table:table-cell table:formula="of:=const_c*[.D79]" office:value-type="float" office:value="78000" calcext:value-type="float">
            <text:p>78000</text:p>
          </table:table-cell>
          <table:table-cell table:formula="of:=const_c*[.D79]*[.D79]" office:value-type="float" office:value="6084000" calcext:value-type="float">
            <text:p>6084000</text:p>
          </table:table-cell>
        </table:table-row>
        <table:table-row table:style-name="ro1">
          <table:table-cell table:number-columns-repeated="3"/>
          <table:table-cell table:formula="of:=[.D79]+1" office:value-type="float" office:value="79" calcext:value-type="float">
            <text:p>79</text:p>
          </table:table-cell>
          <table:table-cell table:formula="of:=3*[.D80]*[.D80]+5*[.D80]+1" office:value-type="float" office:value="19119" calcext:value-type="float">
            <text:p>19119</text:p>
          </table:table-cell>
          <table:table-cell table:formula="of:=const_c*[.D80]" office:value-type="float" office:value="79000" calcext:value-type="float">
            <text:p>79000</text:p>
          </table:table-cell>
          <table:table-cell table:formula="of:=const_c*[.D80]*[.D80]" office:value-type="float" office:value="6241000" calcext:value-type="float">
            <text:p>6241000</text:p>
          </table:table-cell>
        </table:table-row>
        <table:table-row table:style-name="ro1">
          <table:table-cell table:number-columns-repeated="3"/>
          <table:table-cell table:formula="of:=[.D80]+1" office:value-type="float" office:value="80" calcext:value-type="float">
            <text:p>80</text:p>
          </table:table-cell>
          <table:table-cell table:formula="of:=3*[.D81]*[.D81]+5*[.D81]+1" office:value-type="float" office:value="19601" calcext:value-type="float">
            <text:p>19601</text:p>
          </table:table-cell>
          <table:table-cell table:formula="of:=const_c*[.D81]" office:value-type="float" office:value="80000" calcext:value-type="float">
            <text:p>80000</text:p>
          </table:table-cell>
          <table:table-cell table:formula="of:=const_c*[.D81]*[.D81]" office:value-type="float" office:value="6400000" calcext:value-type="float">
            <text:p>6400000</text:p>
          </table:table-cell>
        </table:table-row>
        <table:table-row table:style-name="ro1">
          <table:table-cell table:number-columns-repeated="3"/>
          <table:table-cell table:formula="of:=[.D81]+1" office:value-type="float" office:value="81" calcext:value-type="float">
            <text:p>81</text:p>
          </table:table-cell>
          <table:table-cell table:formula="of:=3*[.D82]*[.D82]+5*[.D82]+1" office:value-type="float" office:value="20089" calcext:value-type="float">
            <text:p>20089</text:p>
          </table:table-cell>
          <table:table-cell table:formula="of:=const_c*[.D82]" office:value-type="float" office:value="81000" calcext:value-type="float">
            <text:p>81000</text:p>
          </table:table-cell>
          <table:table-cell table:formula="of:=const_c*[.D82]*[.D82]" office:value-type="float" office:value="6561000" calcext:value-type="float">
            <text:p>6561000</text:p>
          </table:table-cell>
        </table:table-row>
        <table:table-row table:style-name="ro1">
          <table:table-cell table:number-columns-repeated="3"/>
          <table:table-cell table:formula="of:=[.D82]+1" office:value-type="float" office:value="82" calcext:value-type="float">
            <text:p>82</text:p>
          </table:table-cell>
          <table:table-cell table:formula="of:=3*[.D83]*[.D83]+5*[.D83]+1" office:value-type="float" office:value="20583" calcext:value-type="float">
            <text:p>20583</text:p>
          </table:table-cell>
          <table:table-cell table:formula="of:=const_c*[.D83]" office:value-type="float" office:value="82000" calcext:value-type="float">
            <text:p>82000</text:p>
          </table:table-cell>
          <table:table-cell table:formula="of:=const_c*[.D83]*[.D83]" office:value-type="float" office:value="6724000" calcext:value-type="float">
            <text:p>6724000</text:p>
          </table:table-cell>
        </table:table-row>
        <table:table-row table:style-name="ro1">
          <table:table-cell table:number-columns-repeated="3"/>
          <table:table-cell table:formula="of:=[.D83]+1" office:value-type="float" office:value="83" calcext:value-type="float">
            <text:p>83</text:p>
          </table:table-cell>
          <table:table-cell table:formula="of:=3*[.D84]*[.D84]+5*[.D84]+1" office:value-type="float" office:value="21083" calcext:value-type="float">
            <text:p>21083</text:p>
          </table:table-cell>
          <table:table-cell table:formula="of:=const_c*[.D84]" office:value-type="float" office:value="83000" calcext:value-type="float">
            <text:p>83000</text:p>
          </table:table-cell>
          <table:table-cell table:formula="of:=const_c*[.D84]*[.D84]" office:value-type="float" office:value="6889000" calcext:value-type="float">
            <text:p>6889000</text:p>
          </table:table-cell>
        </table:table-row>
        <table:table-row table:style-name="ro1">
          <table:table-cell table:number-columns-repeated="3"/>
          <table:table-cell table:formula="of:=[.D84]+1" office:value-type="float" office:value="84" calcext:value-type="float">
            <text:p>84</text:p>
          </table:table-cell>
          <table:table-cell table:formula="of:=3*[.D85]*[.D85]+5*[.D85]+1" office:value-type="float" office:value="21589" calcext:value-type="float">
            <text:p>21589</text:p>
          </table:table-cell>
          <table:table-cell table:formula="of:=const_c*[.D85]" office:value-type="float" office:value="84000" calcext:value-type="float">
            <text:p>84000</text:p>
          </table:table-cell>
          <table:table-cell table:formula="of:=const_c*[.D85]*[.D85]" office:value-type="float" office:value="7056000" calcext:value-type="float">
            <text:p>7056000</text:p>
          </table:table-cell>
        </table:table-row>
        <table:table-row table:style-name="ro1">
          <table:table-cell table:number-columns-repeated="3"/>
          <table:table-cell table:formula="of:=[.D85]+1" office:value-type="float" office:value="85" calcext:value-type="float">
            <text:p>85</text:p>
          </table:table-cell>
          <table:table-cell table:formula="of:=3*[.D86]*[.D86]+5*[.D86]+1" office:value-type="float" office:value="22101" calcext:value-type="float">
            <text:p>22101</text:p>
          </table:table-cell>
          <table:table-cell table:formula="of:=const_c*[.D86]" office:value-type="float" office:value="85000" calcext:value-type="float">
            <text:p>85000</text:p>
          </table:table-cell>
          <table:table-cell table:formula="of:=const_c*[.D86]*[.D86]" office:value-type="float" office:value="7225000" calcext:value-type="float">
            <text:p>7225000</text:p>
          </table:table-cell>
        </table:table-row>
        <table:table-row table:style-name="ro1">
          <table:table-cell table:number-columns-repeated="3"/>
          <table:table-cell table:formula="of:=[.D86]+1" office:value-type="float" office:value="86" calcext:value-type="float">
            <text:p>86</text:p>
          </table:table-cell>
          <table:table-cell table:formula="of:=3*[.D87]*[.D87]+5*[.D87]+1" office:value-type="float" office:value="22619" calcext:value-type="float">
            <text:p>22619</text:p>
          </table:table-cell>
          <table:table-cell table:formula="of:=const_c*[.D87]" office:value-type="float" office:value="86000" calcext:value-type="float">
            <text:p>86000</text:p>
          </table:table-cell>
          <table:table-cell table:formula="of:=const_c*[.D87]*[.D87]" office:value-type="float" office:value="7396000" calcext:value-type="float">
            <text:p>7396000</text:p>
          </table:table-cell>
        </table:table-row>
        <table:table-row table:style-name="ro1">
          <table:table-cell table:number-columns-repeated="3"/>
          <table:table-cell table:formula="of:=[.D87]+1" office:value-type="float" office:value="87" calcext:value-type="float">
            <text:p>87</text:p>
          </table:table-cell>
          <table:table-cell table:formula="of:=3*[.D88]*[.D88]+5*[.D88]+1" office:value-type="float" office:value="23143" calcext:value-type="float">
            <text:p>23143</text:p>
          </table:table-cell>
          <table:table-cell table:formula="of:=const_c*[.D88]" office:value-type="float" office:value="87000" calcext:value-type="float">
            <text:p>87000</text:p>
          </table:table-cell>
          <table:table-cell table:formula="of:=const_c*[.D88]*[.D88]" office:value-type="float" office:value="7569000" calcext:value-type="float">
            <text:p>7569000</text:p>
          </table:table-cell>
        </table:table-row>
        <table:table-row table:style-name="ro1">
          <table:table-cell table:number-columns-repeated="3"/>
          <table:table-cell table:formula="of:=[.D88]+1" office:value-type="float" office:value="88" calcext:value-type="float">
            <text:p>88</text:p>
          </table:table-cell>
          <table:table-cell table:formula="of:=3*[.D89]*[.D89]+5*[.D89]+1" office:value-type="float" office:value="23673" calcext:value-type="float">
            <text:p>23673</text:p>
          </table:table-cell>
          <table:table-cell table:formula="of:=const_c*[.D89]" office:value-type="float" office:value="88000" calcext:value-type="float">
            <text:p>88000</text:p>
          </table:table-cell>
          <table:table-cell table:formula="of:=const_c*[.D89]*[.D89]" office:value-type="float" office:value="7744000" calcext:value-type="float">
            <text:p>7744000</text:p>
          </table:table-cell>
        </table:table-row>
        <table:table-row table:style-name="ro1">
          <table:table-cell table:number-columns-repeated="3"/>
          <table:table-cell table:formula="of:=[.D89]+1" office:value-type="float" office:value="89" calcext:value-type="float">
            <text:p>89</text:p>
          </table:table-cell>
          <table:table-cell table:formula="of:=3*[.D90]*[.D90]+5*[.D90]+1" office:value-type="float" office:value="24209" calcext:value-type="float">
            <text:p>24209</text:p>
          </table:table-cell>
          <table:table-cell table:formula="of:=const_c*[.D90]" office:value-type="float" office:value="89000" calcext:value-type="float">
            <text:p>89000</text:p>
          </table:table-cell>
          <table:table-cell table:formula="of:=const_c*[.D90]*[.D90]" office:value-type="float" office:value="7921000" calcext:value-type="float">
            <text:p>7921000</text:p>
          </table:table-cell>
        </table:table-row>
        <table:table-row table:style-name="ro1">
          <table:table-cell table:number-columns-repeated="3"/>
          <table:table-cell table:formula="of:=[.D90]+1" office:value-type="float" office:value="90" calcext:value-type="float">
            <text:p>90</text:p>
          </table:table-cell>
          <table:table-cell table:formula="of:=3*[.D91]*[.D91]+5*[.D91]+1" office:value-type="float" office:value="24751" calcext:value-type="float">
            <text:p>24751</text:p>
          </table:table-cell>
          <table:table-cell table:formula="of:=const_c*[.D91]" office:value-type="float" office:value="90000" calcext:value-type="float">
            <text:p>90000</text:p>
          </table:table-cell>
          <table:table-cell table:formula="of:=const_c*[.D91]*[.D91]" office:value-type="float" office:value="8100000" calcext:value-type="float">
            <text:p>8100000</text:p>
          </table:table-cell>
        </table:table-row>
        <table:table-row table:style-name="ro1">
          <table:table-cell table:number-columns-repeated="3"/>
          <table:table-cell table:formula="of:=[.D91]+1" office:value-type="float" office:value="91" calcext:value-type="float">
            <text:p>91</text:p>
          </table:table-cell>
          <table:table-cell table:formula="of:=3*[.D92]*[.D92]+5*[.D92]+1" office:value-type="float" office:value="25299" calcext:value-type="float">
            <text:p>25299</text:p>
          </table:table-cell>
          <table:table-cell table:formula="of:=const_c*[.D92]" office:value-type="float" office:value="91000" calcext:value-type="float">
            <text:p>91000</text:p>
          </table:table-cell>
          <table:table-cell table:formula="of:=const_c*[.D92]*[.D92]" office:value-type="float" office:value="8281000" calcext:value-type="float">
            <text:p>8281000</text:p>
          </table:table-cell>
        </table:table-row>
        <table:table-row table:style-name="ro1">
          <table:table-cell table:number-columns-repeated="3"/>
          <table:table-cell table:formula="of:=[.D92]+1" office:value-type="float" office:value="92" calcext:value-type="float">
            <text:p>92</text:p>
          </table:table-cell>
          <table:table-cell table:formula="of:=3*[.D93]*[.D93]+5*[.D93]+1" office:value-type="float" office:value="25853" calcext:value-type="float">
            <text:p>25853</text:p>
          </table:table-cell>
          <table:table-cell table:formula="of:=const_c*[.D93]" office:value-type="float" office:value="92000" calcext:value-type="float">
            <text:p>92000</text:p>
          </table:table-cell>
          <table:table-cell table:formula="of:=const_c*[.D93]*[.D93]" office:value-type="float" office:value="8464000" calcext:value-type="float">
            <text:p>8464000</text:p>
          </table:table-cell>
        </table:table-row>
        <table:table-row table:style-name="ro1">
          <table:table-cell table:number-columns-repeated="3"/>
          <table:table-cell table:formula="of:=[.D93]+1" office:value-type="float" office:value="93" calcext:value-type="float">
            <text:p>93</text:p>
          </table:table-cell>
          <table:table-cell table:formula="of:=3*[.D94]*[.D94]+5*[.D94]+1" office:value-type="float" office:value="26413" calcext:value-type="float">
            <text:p>26413</text:p>
          </table:table-cell>
          <table:table-cell table:formula="of:=const_c*[.D94]" office:value-type="float" office:value="93000" calcext:value-type="float">
            <text:p>93000</text:p>
          </table:table-cell>
          <table:table-cell table:formula="of:=const_c*[.D94]*[.D94]" office:value-type="float" office:value="8649000" calcext:value-type="float">
            <text:p>8649000</text:p>
          </table:table-cell>
        </table:table-row>
        <table:table-row table:style-name="ro1">
          <table:table-cell table:number-columns-repeated="3"/>
          <table:table-cell table:formula="of:=[.D94]+1" office:value-type="float" office:value="94" calcext:value-type="float">
            <text:p>94</text:p>
          </table:table-cell>
          <table:table-cell table:formula="of:=3*[.D95]*[.D95]+5*[.D95]+1" office:value-type="float" office:value="26979" calcext:value-type="float">
            <text:p>26979</text:p>
          </table:table-cell>
          <table:table-cell table:formula="of:=const_c*[.D95]" office:value-type="float" office:value="94000" calcext:value-type="float">
            <text:p>94000</text:p>
          </table:table-cell>
          <table:table-cell table:formula="of:=const_c*[.D95]*[.D95]" office:value-type="float" office:value="8836000" calcext:value-type="float">
            <text:p>8836000</text:p>
          </table:table-cell>
        </table:table-row>
        <table:table-row table:style-name="ro1">
          <table:table-cell table:number-columns-repeated="3"/>
          <table:table-cell table:formula="of:=[.D95]+1" office:value-type="float" office:value="95" calcext:value-type="float">
            <text:p>95</text:p>
          </table:table-cell>
          <table:table-cell table:formula="of:=3*[.D96]*[.D96]+5*[.D96]+1" office:value-type="float" office:value="27551" calcext:value-type="float">
            <text:p>27551</text:p>
          </table:table-cell>
          <table:table-cell table:formula="of:=const_c*[.D96]" office:value-type="float" office:value="95000" calcext:value-type="float">
            <text:p>95000</text:p>
          </table:table-cell>
          <table:table-cell table:formula="of:=const_c*[.D96]*[.D96]" office:value-type="float" office:value="9025000" calcext:value-type="float">
            <text:p>9025000</text:p>
          </table:table-cell>
        </table:table-row>
        <table:table-row table:style-name="ro1">
          <table:table-cell table:number-columns-repeated="3"/>
          <table:table-cell table:formula="of:=[.D96]+1" office:value-type="float" office:value="96" calcext:value-type="float">
            <text:p>96</text:p>
          </table:table-cell>
          <table:table-cell table:formula="of:=3*[.D97]*[.D97]+5*[.D97]+1" office:value-type="float" office:value="28129" calcext:value-type="float">
            <text:p>28129</text:p>
          </table:table-cell>
          <table:table-cell table:formula="of:=const_c*[.D97]" office:value-type="float" office:value="96000" calcext:value-type="float">
            <text:p>96000</text:p>
          </table:table-cell>
          <table:table-cell table:formula="of:=const_c*[.D97]*[.D97]" office:value-type="float" office:value="9216000" calcext:value-type="float">
            <text:p>9216000</text:p>
          </table:table-cell>
        </table:table-row>
        <table:table-row table:style-name="ro1">
          <table:table-cell table:number-columns-repeated="3"/>
          <table:table-cell table:formula="of:=[.D97]+1" office:value-type="float" office:value="97" calcext:value-type="float">
            <text:p>97</text:p>
          </table:table-cell>
          <table:table-cell table:formula="of:=3*[.D98]*[.D98]+5*[.D98]+1" office:value-type="float" office:value="28713" calcext:value-type="float">
            <text:p>28713</text:p>
          </table:table-cell>
          <table:table-cell table:formula="of:=const_c*[.D98]" office:value-type="float" office:value="97000" calcext:value-type="float">
            <text:p>97000</text:p>
          </table:table-cell>
          <table:table-cell table:formula="of:=const_c*[.D98]*[.D98]" office:value-type="float" office:value="9409000" calcext:value-type="float">
            <text:p>9409000</text:p>
          </table:table-cell>
        </table:table-row>
        <table:table-row table:style-name="ro1">
          <table:table-cell table:number-columns-repeated="3"/>
          <table:table-cell table:formula="of:=[.D98]+1" office:value-type="float" office:value="98" calcext:value-type="float">
            <text:p>98</text:p>
          </table:table-cell>
          <table:table-cell table:formula="of:=3*[.D99]*[.D99]+5*[.D99]+1" office:value-type="float" office:value="29303" calcext:value-type="float">
            <text:p>29303</text:p>
          </table:table-cell>
          <table:table-cell table:formula="of:=const_c*[.D99]" office:value-type="float" office:value="98000" calcext:value-type="float">
            <text:p>98000</text:p>
          </table:table-cell>
          <table:table-cell table:formula="of:=const_c*[.D99]*[.D99]" office:value-type="float" office:value="9604000" calcext:value-type="float">
            <text:p>9604000</text:p>
          </table:table-cell>
        </table:table-row>
        <table:table-row table:style-name="ro1">
          <table:table-cell table:number-columns-repeated="3"/>
          <table:table-cell table:formula="of:=[.D99]+1" office:value-type="float" office:value="99" calcext:value-type="float">
            <text:p>99</text:p>
          </table:table-cell>
          <table:table-cell table:formula="of:=3*[.D100]*[.D100]+5*[.D100]+1" office:value-type="float" office:value="29899" calcext:value-type="float">
            <text:p>29899</text:p>
          </table:table-cell>
          <table:table-cell table:formula="of:=const_c*[.D100]" office:value-type="float" office:value="99000" calcext:value-type="float">
            <text:p>99000</text:p>
          </table:table-cell>
          <table:table-cell table:formula="of:=const_c*[.D100]*[.D100]" office:value-type="float" office:value="9801000" calcext:value-type="float">
            <text:p>9801000</text:p>
          </table:table-cell>
        </table:table-row>
        <table:table-row table:style-name="ro1">
          <table:table-cell table:number-columns-repeated="3"/>
          <table:table-cell table:formula="of:=[.D100]+1" office:value-type="float" office:value="100" calcext:value-type="float">
            <text:p>100</text:p>
          </table:table-cell>
          <table:table-cell table:formula="of:=3*[.D101]*[.D101]+5*[.D101]+1" office:value-type="float" office:value="30501" calcext:value-type="float">
            <text:p>30501</text:p>
          </table:table-cell>
          <table:table-cell table:formula="of:=const_c*[.D101]" office:value-type="float" office:value="100000" calcext:value-type="float">
            <text:p>100000</text:p>
          </table:table-cell>
          <table:table-cell table:formula="of:=const_c*[.D101]*[.D101]" office:value-type="float" office:value="10000000" calcext:value-type="float">
            <text:p>10000000</text:p>
          </table:table-cell>
        </table:table-row>
        <table:table-row table:style-name="ro1">
          <table:table-cell table:number-columns-repeated="3"/>
          <table:table-cell table:formula="of:=[.D101]+1" office:value-type="float" office:value="101" calcext:value-type="float">
            <text:p>101</text:p>
          </table:table-cell>
          <table:table-cell table:formula="of:=3*[.D102]*[.D102]+5*[.D102]+1" office:value-type="float" office:value="31109" calcext:value-type="float">
            <text:p>31109</text:p>
          </table:table-cell>
          <table:table-cell table:formula="of:=const_c*[.D102]" office:value-type="float" office:value="101000" calcext:value-type="float">
            <text:p>101000</text:p>
          </table:table-cell>
          <table:table-cell table:formula="of:=const_c*[.D102]*[.D102]" office:value-type="float" office:value="10201000" calcext:value-type="float">
            <text:p>10201000</text:p>
          </table:table-cell>
        </table:table-row>
        <table:table-row table:style-name="ro1">
          <table:table-cell table:number-columns-repeated="3"/>
          <table:table-cell table:formula="of:=[.D102]+1" office:value-type="float" office:value="102" calcext:value-type="float">
            <text:p>102</text:p>
          </table:table-cell>
          <table:table-cell table:formula="of:=3*[.D103]*[.D103]+5*[.D103]+1" office:value-type="float" office:value="31723" calcext:value-type="float">
            <text:p>31723</text:p>
          </table:table-cell>
          <table:table-cell table:formula="of:=const_c*[.D103]" office:value-type="float" office:value="102000" calcext:value-type="float">
            <text:p>102000</text:p>
          </table:table-cell>
          <table:table-cell table:formula="of:=const_c*[.D103]*[.D103]" office:value-type="float" office:value="10404000" calcext:value-type="float">
            <text:p>10404000</text:p>
          </table:table-cell>
        </table:table-row>
        <table:table-row table:style-name="ro1">
          <table:table-cell table:number-columns-repeated="3"/>
          <table:table-cell table:formula="of:=[.D103]+1" office:value-type="float" office:value="103" calcext:value-type="float">
            <text:p>103</text:p>
          </table:table-cell>
          <table:table-cell table:formula="of:=3*[.D104]*[.D104]+5*[.D104]+1" office:value-type="float" office:value="32343" calcext:value-type="float">
            <text:p>32343</text:p>
          </table:table-cell>
          <table:table-cell table:formula="of:=const_c*[.D104]" office:value-type="float" office:value="103000" calcext:value-type="float">
            <text:p>103000</text:p>
          </table:table-cell>
          <table:table-cell table:formula="of:=const_c*[.D104]*[.D104]" office:value-type="float" office:value="10609000" calcext:value-type="float">
            <text:p>10609000</text:p>
          </table:table-cell>
        </table:table-row>
        <table:table-row table:style-name="ro1">
          <table:table-cell table:number-columns-repeated="3"/>
          <table:table-cell table:formula="of:=[.D104]+1" office:value-type="float" office:value="104" calcext:value-type="float">
            <text:p>104</text:p>
          </table:table-cell>
          <table:table-cell table:formula="of:=3*[.D105]*[.D105]+5*[.D105]+1" office:value-type="float" office:value="32969" calcext:value-type="float">
            <text:p>32969</text:p>
          </table:table-cell>
          <table:table-cell table:formula="of:=const_c*[.D105]" office:value-type="float" office:value="104000" calcext:value-type="float">
            <text:p>104000</text:p>
          </table:table-cell>
          <table:table-cell table:formula="of:=const_c*[.D105]*[.D105]" office:value-type="float" office:value="10816000" calcext:value-type="float">
            <text:p>10816000</text:p>
          </table:table-cell>
        </table:table-row>
        <table:table-row table:style-name="ro1">
          <table:table-cell table:number-columns-repeated="3"/>
          <table:table-cell table:formula="of:=[.D105]+1" office:value-type="float" office:value="105" calcext:value-type="float">
            <text:p>105</text:p>
          </table:table-cell>
          <table:table-cell table:formula="of:=3*[.D106]*[.D106]+5*[.D106]+1" office:value-type="float" office:value="33601" calcext:value-type="float">
            <text:p>33601</text:p>
          </table:table-cell>
          <table:table-cell table:formula="of:=const_c*[.D106]" office:value-type="float" office:value="105000" calcext:value-type="float">
            <text:p>105000</text:p>
          </table:table-cell>
          <table:table-cell table:formula="of:=const_c*[.D106]*[.D106]" office:value-type="float" office:value="11025000" calcext:value-type="float">
            <text:p>11025000</text:p>
          </table:table-cell>
        </table:table-row>
        <table:table-row table:style-name="ro1">
          <table:table-cell table:number-columns-repeated="3"/>
          <table:table-cell table:formula="of:=[.D106]+1" office:value-type="float" office:value="106" calcext:value-type="float">
            <text:p>106</text:p>
          </table:table-cell>
          <table:table-cell table:formula="of:=3*[.D107]*[.D107]+5*[.D107]+1" office:value-type="float" office:value="34239" calcext:value-type="float">
            <text:p>34239</text:p>
          </table:table-cell>
          <table:table-cell table:formula="of:=const_c*[.D107]" office:value-type="float" office:value="106000" calcext:value-type="float">
            <text:p>106000</text:p>
          </table:table-cell>
          <table:table-cell table:formula="of:=const_c*[.D107]*[.D107]" office:value-type="float" office:value="11236000" calcext:value-type="float">
            <text:p>11236000</text:p>
          </table:table-cell>
        </table:table-row>
        <table:table-row table:style-name="ro1">
          <table:table-cell table:number-columns-repeated="3"/>
          <table:table-cell table:formula="of:=[.D107]+1" office:value-type="float" office:value="107" calcext:value-type="float">
            <text:p>107</text:p>
          </table:table-cell>
          <table:table-cell table:formula="of:=3*[.D108]*[.D108]+5*[.D108]+1" office:value-type="float" office:value="34883" calcext:value-type="float">
            <text:p>34883</text:p>
          </table:table-cell>
          <table:table-cell table:formula="of:=const_c*[.D108]" office:value-type="float" office:value="107000" calcext:value-type="float">
            <text:p>107000</text:p>
          </table:table-cell>
          <table:table-cell table:formula="of:=const_c*[.D108]*[.D108]" office:value-type="float" office:value="11449000" calcext:value-type="float">
            <text:p>11449000</text:p>
          </table:table-cell>
        </table:table-row>
        <table:table-row table:style-name="ro1">
          <table:table-cell table:number-columns-repeated="3"/>
          <table:table-cell table:formula="of:=[.D108]+1" office:value-type="float" office:value="108" calcext:value-type="float">
            <text:p>108</text:p>
          </table:table-cell>
          <table:table-cell table:formula="of:=3*[.D109]*[.D109]+5*[.D109]+1" office:value-type="float" office:value="35533" calcext:value-type="float">
            <text:p>35533</text:p>
          </table:table-cell>
          <table:table-cell table:formula="of:=const_c*[.D109]" office:value-type="float" office:value="108000" calcext:value-type="float">
            <text:p>108000</text:p>
          </table:table-cell>
          <table:table-cell table:formula="of:=const_c*[.D109]*[.D109]" office:value-type="float" office:value="11664000" calcext:value-type="float">
            <text:p>11664000</text:p>
          </table:table-cell>
        </table:table-row>
        <table:table-row table:style-name="ro1">
          <table:table-cell table:number-columns-repeated="3"/>
          <table:table-cell table:formula="of:=[.D109]+1" office:value-type="float" office:value="109" calcext:value-type="float">
            <text:p>109</text:p>
          </table:table-cell>
          <table:table-cell table:formula="of:=3*[.D110]*[.D110]+5*[.D110]+1" office:value-type="float" office:value="36189" calcext:value-type="float">
            <text:p>36189</text:p>
          </table:table-cell>
          <table:table-cell table:formula="of:=const_c*[.D110]" office:value-type="float" office:value="109000" calcext:value-type="float">
            <text:p>109000</text:p>
          </table:table-cell>
          <table:table-cell table:formula="of:=const_c*[.D110]*[.D110]" office:value-type="float" office:value="11881000" calcext:value-type="float">
            <text:p>11881000</text:p>
          </table:table-cell>
        </table:table-row>
        <table:table-row table:style-name="ro1">
          <table:table-cell table:number-columns-repeated="3"/>
          <table:table-cell table:formula="of:=[.D110]+1" office:value-type="float" office:value="110" calcext:value-type="float">
            <text:p>110</text:p>
          </table:table-cell>
          <table:table-cell table:formula="of:=3*[.D111]*[.D111]+5*[.D111]+1" office:value-type="float" office:value="36851" calcext:value-type="float">
            <text:p>36851</text:p>
          </table:table-cell>
          <table:table-cell table:formula="of:=const_c*[.D111]" office:value-type="float" office:value="110000" calcext:value-type="float">
            <text:p>110000</text:p>
          </table:table-cell>
          <table:table-cell table:formula="of:=const_c*[.D111]*[.D111]" office:value-type="float" office:value="12100000" calcext:value-type="float">
            <text:p>12100000</text:p>
          </table:table-cell>
        </table:table-row>
        <table:table-row table:style-name="ro1">
          <table:table-cell table:number-columns-repeated="3"/>
          <table:table-cell table:formula="of:=[.D111]+1" office:value-type="float" office:value="111" calcext:value-type="float">
            <text:p>111</text:p>
          </table:table-cell>
          <table:table-cell table:formula="of:=3*[.D112]*[.D112]+5*[.D112]+1" office:value-type="float" office:value="37519" calcext:value-type="float">
            <text:p>37519</text:p>
          </table:table-cell>
          <table:table-cell table:formula="of:=const_c*[.D112]" office:value-type="float" office:value="111000" calcext:value-type="float">
            <text:p>111000</text:p>
          </table:table-cell>
          <table:table-cell table:formula="of:=const_c*[.D112]*[.D112]" office:value-type="float" office:value="12321000" calcext:value-type="float">
            <text:p>12321000</text:p>
          </table:table-cell>
        </table:table-row>
        <table:table-row table:style-name="ro1">
          <table:table-cell table:number-columns-repeated="3"/>
          <table:table-cell table:formula="of:=[.D112]+1" office:value-type="float" office:value="112" calcext:value-type="float">
            <text:p>112</text:p>
          </table:table-cell>
          <table:table-cell table:formula="of:=3*[.D113]*[.D113]+5*[.D113]+1" office:value-type="float" office:value="38193" calcext:value-type="float">
            <text:p>38193</text:p>
          </table:table-cell>
          <table:table-cell table:formula="of:=const_c*[.D113]" office:value-type="float" office:value="112000" calcext:value-type="float">
            <text:p>112000</text:p>
          </table:table-cell>
          <table:table-cell table:formula="of:=const_c*[.D113]*[.D113]" office:value-type="float" office:value="12544000" calcext:value-type="float">
            <text:p>12544000</text:p>
          </table:table-cell>
        </table:table-row>
        <table:table-row table:style-name="ro1">
          <table:table-cell table:number-columns-repeated="3"/>
          <table:table-cell table:formula="of:=[.D113]+1" office:value-type="float" office:value="113" calcext:value-type="float">
            <text:p>113</text:p>
          </table:table-cell>
          <table:table-cell table:formula="of:=3*[.D114]*[.D114]+5*[.D114]+1" office:value-type="float" office:value="38873" calcext:value-type="float">
            <text:p>38873</text:p>
          </table:table-cell>
          <table:table-cell table:formula="of:=const_c*[.D114]" office:value-type="float" office:value="113000" calcext:value-type="float">
            <text:p>113000</text:p>
          </table:table-cell>
          <table:table-cell table:formula="of:=const_c*[.D114]*[.D114]" office:value-type="float" office:value="12769000" calcext:value-type="float">
            <text:p>12769000</text:p>
          </table:table-cell>
        </table:table-row>
        <table:table-row table:style-name="ro1">
          <table:table-cell table:number-columns-repeated="3"/>
          <table:table-cell table:formula="of:=[.D114]+1" office:value-type="float" office:value="114" calcext:value-type="float">
            <text:p>114</text:p>
          </table:table-cell>
          <table:table-cell table:formula="of:=3*[.D115]*[.D115]+5*[.D115]+1" office:value-type="float" office:value="39559" calcext:value-type="float">
            <text:p>39559</text:p>
          </table:table-cell>
          <table:table-cell table:formula="of:=const_c*[.D115]" office:value-type="float" office:value="114000" calcext:value-type="float">
            <text:p>114000</text:p>
          </table:table-cell>
          <table:table-cell table:formula="of:=const_c*[.D115]*[.D115]" office:value-type="float" office:value="12996000" calcext:value-type="float">
            <text:p>12996000</text:p>
          </table:table-cell>
        </table:table-row>
        <table:table-row table:style-name="ro1">
          <table:table-cell table:number-columns-repeated="3"/>
          <table:table-cell table:formula="of:=[.D115]+1" office:value-type="float" office:value="115" calcext:value-type="float">
            <text:p>115</text:p>
          </table:table-cell>
          <table:table-cell table:formula="of:=3*[.D116]*[.D116]+5*[.D116]+1" office:value-type="float" office:value="40251" calcext:value-type="float">
            <text:p>40251</text:p>
          </table:table-cell>
          <table:table-cell table:formula="of:=const_c*[.D116]" office:value-type="float" office:value="115000" calcext:value-type="float">
            <text:p>115000</text:p>
          </table:table-cell>
          <table:table-cell table:formula="of:=const_c*[.D116]*[.D116]" office:value-type="float" office:value="13225000" calcext:value-type="float">
            <text:p>13225000</text:p>
          </table:table-cell>
        </table:table-row>
        <table:table-row table:style-name="ro1">
          <table:table-cell table:number-columns-repeated="3"/>
          <table:table-cell table:formula="of:=[.D116]+1" office:value-type="float" office:value="116" calcext:value-type="float">
            <text:p>116</text:p>
          </table:table-cell>
          <table:table-cell table:formula="of:=3*[.D117]*[.D117]+5*[.D117]+1" office:value-type="float" office:value="40949" calcext:value-type="float">
            <text:p>40949</text:p>
          </table:table-cell>
          <table:table-cell table:formula="of:=const_c*[.D117]" office:value-type="float" office:value="116000" calcext:value-type="float">
            <text:p>116000</text:p>
          </table:table-cell>
          <table:table-cell table:formula="of:=const_c*[.D117]*[.D117]" office:value-type="float" office:value="13456000" calcext:value-type="float">
            <text:p>13456000</text:p>
          </table:table-cell>
        </table:table-row>
        <table:table-row table:style-name="ro1">
          <table:table-cell table:number-columns-repeated="3"/>
          <table:table-cell table:formula="of:=[.D117]+1" office:value-type="float" office:value="117" calcext:value-type="float">
            <text:p>117</text:p>
          </table:table-cell>
          <table:table-cell table:formula="of:=3*[.D118]*[.D118]+5*[.D118]+1" office:value-type="float" office:value="41653" calcext:value-type="float">
            <text:p>41653</text:p>
          </table:table-cell>
          <table:table-cell table:formula="of:=const_c*[.D118]" office:value-type="float" office:value="117000" calcext:value-type="float">
            <text:p>117000</text:p>
          </table:table-cell>
          <table:table-cell table:formula="of:=const_c*[.D118]*[.D118]" office:value-type="float" office:value="13689000" calcext:value-type="float">
            <text:p>13689000</text:p>
          </table:table-cell>
        </table:table-row>
        <table:table-row table:style-name="ro1">
          <table:table-cell table:number-columns-repeated="3"/>
          <table:table-cell table:formula="of:=[.D118]+1" office:value-type="float" office:value="118" calcext:value-type="float">
            <text:p>118</text:p>
          </table:table-cell>
          <table:table-cell table:formula="of:=3*[.D119]*[.D119]+5*[.D119]+1" office:value-type="float" office:value="42363" calcext:value-type="float">
            <text:p>42363</text:p>
          </table:table-cell>
          <table:table-cell table:formula="of:=const_c*[.D119]" office:value-type="float" office:value="118000" calcext:value-type="float">
            <text:p>118000</text:p>
          </table:table-cell>
          <table:table-cell table:formula="of:=const_c*[.D119]*[.D119]" office:value-type="float" office:value="13924000" calcext:value-type="float">
            <text:p>13924000</text:p>
          </table:table-cell>
        </table:table-row>
        <table:table-row table:style-name="ro1">
          <table:table-cell table:number-columns-repeated="3"/>
          <table:table-cell table:formula="of:=[.D119]+1" office:value-type="float" office:value="119" calcext:value-type="float">
            <text:p>119</text:p>
          </table:table-cell>
          <table:table-cell table:formula="of:=3*[.D120]*[.D120]+5*[.D120]+1" office:value-type="float" office:value="43079" calcext:value-type="float">
            <text:p>43079</text:p>
          </table:table-cell>
          <table:table-cell table:formula="of:=const_c*[.D120]" office:value-type="float" office:value="119000" calcext:value-type="float">
            <text:p>119000</text:p>
          </table:table-cell>
          <table:table-cell table:formula="of:=const_c*[.D120]*[.D120]" office:value-type="float" office:value="14161000" calcext:value-type="float">
            <text:p>14161000</text:p>
          </table:table-cell>
        </table:table-row>
        <table:table-row table:style-name="ro1">
          <table:table-cell table:number-columns-repeated="3"/>
          <table:table-cell table:formula="of:=[.D120]+1" office:value-type="float" office:value="120" calcext:value-type="float">
            <text:p>120</text:p>
          </table:table-cell>
          <table:table-cell table:formula="of:=3*[.D121]*[.D121]+5*[.D121]+1" office:value-type="float" office:value="43801" calcext:value-type="float">
            <text:p>43801</text:p>
          </table:table-cell>
          <table:table-cell table:formula="of:=const_c*[.D121]" office:value-type="float" office:value="120000" calcext:value-type="float">
            <text:p>120000</text:p>
          </table:table-cell>
          <table:table-cell table:formula="of:=const_c*[.D121]*[.D121]" office:value-type="float" office:value="14400000" calcext:value-type="float">
            <text:p>14400000</text:p>
          </table:table-cell>
        </table:table-row>
        <table:table-row table:style-name="ro1">
          <table:table-cell table:number-columns-repeated="3"/>
          <table:table-cell table:formula="of:=[.D121]+1" office:value-type="float" office:value="121" calcext:value-type="float">
            <text:p>121</text:p>
          </table:table-cell>
          <table:table-cell table:formula="of:=3*[.D122]*[.D122]+5*[.D122]+1" office:value-type="float" office:value="44529" calcext:value-type="float">
            <text:p>44529</text:p>
          </table:table-cell>
          <table:table-cell table:formula="of:=const_c*[.D122]" office:value-type="float" office:value="121000" calcext:value-type="float">
            <text:p>121000</text:p>
          </table:table-cell>
          <table:table-cell table:formula="of:=const_c*[.D122]*[.D122]" office:value-type="float" office:value="14641000" calcext:value-type="float">
            <text:p>14641000</text:p>
          </table:table-cell>
        </table:table-row>
        <table:table-row table:style-name="ro1">
          <table:table-cell table:number-columns-repeated="3"/>
          <table:table-cell table:formula="of:=[.D122]+1" office:value-type="float" office:value="122" calcext:value-type="float">
            <text:p>122</text:p>
          </table:table-cell>
          <table:table-cell table:formula="of:=3*[.D123]*[.D123]+5*[.D123]+1" office:value-type="float" office:value="45263" calcext:value-type="float">
            <text:p>45263</text:p>
          </table:table-cell>
          <table:table-cell table:formula="of:=const_c*[.D123]" office:value-type="float" office:value="122000" calcext:value-type="float">
            <text:p>122000</text:p>
          </table:table-cell>
          <table:table-cell table:formula="of:=const_c*[.D123]*[.D123]" office:value-type="float" office:value="14884000" calcext:value-type="float">
            <text:p>14884000</text:p>
          </table:table-cell>
        </table:table-row>
        <table:table-row table:style-name="ro1">
          <table:table-cell table:number-columns-repeated="3"/>
          <table:table-cell table:formula="of:=[.D123]+1" office:value-type="float" office:value="123" calcext:value-type="float">
            <text:p>123</text:p>
          </table:table-cell>
          <table:table-cell table:formula="of:=3*[.D124]*[.D124]+5*[.D124]+1" office:value-type="float" office:value="46003" calcext:value-type="float">
            <text:p>46003</text:p>
          </table:table-cell>
          <table:table-cell table:formula="of:=const_c*[.D124]" office:value-type="float" office:value="123000" calcext:value-type="float">
            <text:p>123000</text:p>
          </table:table-cell>
          <table:table-cell table:formula="of:=const_c*[.D124]*[.D124]" office:value-type="float" office:value="15129000" calcext:value-type="float">
            <text:p>15129000</text:p>
          </table:table-cell>
        </table:table-row>
        <table:table-row table:style-name="ro1">
          <table:table-cell table:number-columns-repeated="3"/>
          <table:table-cell table:formula="of:=[.D124]+1" office:value-type="float" office:value="124" calcext:value-type="float">
            <text:p>124</text:p>
          </table:table-cell>
          <table:table-cell table:formula="of:=3*[.D125]*[.D125]+5*[.D125]+1" office:value-type="float" office:value="46749" calcext:value-type="float">
            <text:p>46749</text:p>
          </table:table-cell>
          <table:table-cell table:formula="of:=const_c*[.D125]" office:value-type="float" office:value="124000" calcext:value-type="float">
            <text:p>124000</text:p>
          </table:table-cell>
          <table:table-cell table:formula="of:=const_c*[.D125]*[.D125]" office:value-type="float" office:value="15376000" calcext:value-type="float">
            <text:p>15376000</text:p>
          </table:table-cell>
        </table:table-row>
        <table:table-row table:style-name="ro1">
          <table:table-cell table:number-columns-repeated="3"/>
          <table:table-cell table:formula="of:=[.D125]+1" office:value-type="float" office:value="125" calcext:value-type="float">
            <text:p>125</text:p>
          </table:table-cell>
          <table:table-cell table:formula="of:=3*[.D126]*[.D126]+5*[.D126]+1" office:value-type="float" office:value="47501" calcext:value-type="float">
            <text:p>47501</text:p>
          </table:table-cell>
          <table:table-cell table:formula="of:=const_c*[.D126]" office:value-type="float" office:value="125000" calcext:value-type="float">
            <text:p>125000</text:p>
          </table:table-cell>
          <table:table-cell table:formula="of:=const_c*[.D126]*[.D126]" office:value-type="float" office:value="15625000" calcext:value-type="float">
            <text:p>15625000</text:p>
          </table:table-cell>
        </table:table-row>
        <table:table-row table:style-name="ro1">
          <table:table-cell table:number-columns-repeated="3"/>
          <table:table-cell table:formula="of:=[.D126]+1" office:value-type="float" office:value="126" calcext:value-type="float">
            <text:p>126</text:p>
          </table:table-cell>
          <table:table-cell table:formula="of:=3*[.D127]*[.D127]+5*[.D127]+1" office:value-type="float" office:value="48259" calcext:value-type="float">
            <text:p>48259</text:p>
          </table:table-cell>
          <table:table-cell table:formula="of:=const_c*[.D127]" office:value-type="float" office:value="126000" calcext:value-type="float">
            <text:p>126000</text:p>
          </table:table-cell>
          <table:table-cell table:formula="of:=const_c*[.D127]*[.D127]" office:value-type="float" office:value="15876000" calcext:value-type="float">
            <text:p>15876000</text:p>
          </table:table-cell>
        </table:table-row>
        <table:table-row table:style-name="ro1">
          <table:table-cell table:number-columns-repeated="3"/>
          <table:table-cell table:formula="of:=[.D127]+1" office:value-type="float" office:value="127" calcext:value-type="float">
            <text:p>127</text:p>
          </table:table-cell>
          <table:table-cell table:formula="of:=3*[.D128]*[.D128]+5*[.D128]+1" office:value-type="float" office:value="49023" calcext:value-type="float">
            <text:p>49023</text:p>
          </table:table-cell>
          <table:table-cell table:formula="of:=const_c*[.D128]" office:value-type="float" office:value="127000" calcext:value-type="float">
            <text:p>127000</text:p>
          </table:table-cell>
          <table:table-cell table:formula="of:=const_c*[.D128]*[.D128]" office:value-type="float" office:value="16129000" calcext:value-type="float">
            <text:p>16129000</text:p>
          </table:table-cell>
        </table:table-row>
        <table:table-row table:style-name="ro1">
          <table:table-cell table:number-columns-repeated="3"/>
          <table:table-cell table:formula="of:=[.D128]+1" office:value-type="float" office:value="128" calcext:value-type="float">
            <text:p>128</text:p>
          </table:table-cell>
          <table:table-cell table:formula="of:=3*[.D129]*[.D129]+5*[.D129]+1" office:value-type="float" office:value="49793" calcext:value-type="float">
            <text:p>49793</text:p>
          </table:table-cell>
          <table:table-cell table:formula="of:=const_c*[.D129]" office:value-type="float" office:value="128000" calcext:value-type="float">
            <text:p>128000</text:p>
          </table:table-cell>
          <table:table-cell table:formula="of:=const_c*[.D129]*[.D129]" office:value-type="float" office:value="16384000" calcext:value-type="float">
            <text:p>16384000</text:p>
          </table:table-cell>
        </table:table-row>
        <table:table-row table:style-name="ro1">
          <table:table-cell table:number-columns-repeated="3"/>
          <table:table-cell table:formula="of:=[.D129]+1" office:value-type="float" office:value="129" calcext:value-type="float">
            <text:p>129</text:p>
          </table:table-cell>
          <table:table-cell table:formula="of:=3*[.D130]*[.D130]+5*[.D130]+1" office:value-type="float" office:value="50569" calcext:value-type="float">
            <text:p>50569</text:p>
          </table:table-cell>
          <table:table-cell table:formula="of:=const_c*[.D130]" office:value-type="float" office:value="129000" calcext:value-type="float">
            <text:p>129000</text:p>
          </table:table-cell>
          <table:table-cell table:formula="of:=const_c*[.D130]*[.D130]" office:value-type="float" office:value="16641000" calcext:value-type="float">
            <text:p>16641000</text:p>
          </table:table-cell>
        </table:table-row>
        <table:table-row table:style-name="ro1">
          <table:table-cell table:number-columns-repeated="3"/>
          <table:table-cell table:formula="of:=[.D130]+1" office:value-type="float" office:value="130" calcext:value-type="float">
            <text:p>130</text:p>
          </table:table-cell>
          <table:table-cell table:formula="of:=3*[.D131]*[.D131]+5*[.D131]+1" office:value-type="float" office:value="51351" calcext:value-type="float">
            <text:p>51351</text:p>
          </table:table-cell>
          <table:table-cell table:formula="of:=const_c*[.D131]" office:value-type="float" office:value="130000" calcext:value-type="float">
            <text:p>130000</text:p>
          </table:table-cell>
          <table:table-cell table:formula="of:=const_c*[.D131]*[.D131]" office:value-type="float" office:value="16900000" calcext:value-type="float">
            <text:p>16900000</text:p>
          </table:table-cell>
        </table:table-row>
        <table:table-row table:style-name="ro1">
          <table:table-cell table:number-columns-repeated="3"/>
          <table:table-cell table:formula="of:=[.D131]+1" office:value-type="float" office:value="131" calcext:value-type="float">
            <text:p>131</text:p>
          </table:table-cell>
          <table:table-cell table:formula="of:=3*[.D132]*[.D132]+5*[.D132]+1" office:value-type="float" office:value="52139" calcext:value-type="float">
            <text:p>52139</text:p>
          </table:table-cell>
          <table:table-cell table:formula="of:=const_c*[.D132]" office:value-type="float" office:value="131000" calcext:value-type="float">
            <text:p>131000</text:p>
          </table:table-cell>
          <table:table-cell table:formula="of:=const_c*[.D132]*[.D132]" office:value-type="float" office:value="17161000" calcext:value-type="float">
            <text:p>17161000</text:p>
          </table:table-cell>
        </table:table-row>
        <table:table-row table:style-name="ro1">
          <table:table-cell table:number-columns-repeated="3"/>
          <table:table-cell table:formula="of:=[.D132]+1" office:value-type="float" office:value="132" calcext:value-type="float">
            <text:p>132</text:p>
          </table:table-cell>
          <table:table-cell table:formula="of:=3*[.D133]*[.D133]+5*[.D133]+1" office:value-type="float" office:value="52933" calcext:value-type="float">
            <text:p>52933</text:p>
          </table:table-cell>
          <table:table-cell table:formula="of:=const_c*[.D133]" office:value-type="float" office:value="132000" calcext:value-type="float">
            <text:p>132000</text:p>
          </table:table-cell>
          <table:table-cell table:formula="of:=const_c*[.D133]*[.D133]" office:value-type="float" office:value="17424000" calcext:value-type="float">
            <text:p>17424000</text:p>
          </table:table-cell>
        </table:table-row>
        <table:table-row table:style-name="ro1">
          <table:table-cell table:number-columns-repeated="3"/>
          <table:table-cell table:formula="of:=[.D133]+1" office:value-type="float" office:value="133" calcext:value-type="float">
            <text:p>133</text:p>
          </table:table-cell>
          <table:table-cell table:formula="of:=3*[.D134]*[.D134]+5*[.D134]+1" office:value-type="float" office:value="53733" calcext:value-type="float">
            <text:p>53733</text:p>
          </table:table-cell>
          <table:table-cell table:formula="of:=const_c*[.D134]" office:value-type="float" office:value="133000" calcext:value-type="float">
            <text:p>133000</text:p>
          </table:table-cell>
          <table:table-cell table:formula="of:=const_c*[.D134]*[.D134]" office:value-type="float" office:value="17689000" calcext:value-type="float">
            <text:p>17689000</text:p>
          </table:table-cell>
        </table:table-row>
        <table:table-row table:style-name="ro1">
          <table:table-cell table:number-columns-repeated="3"/>
          <table:table-cell table:formula="of:=[.D134]+1" office:value-type="float" office:value="134" calcext:value-type="float">
            <text:p>134</text:p>
          </table:table-cell>
          <table:table-cell table:formula="of:=3*[.D135]*[.D135]+5*[.D135]+1" office:value-type="float" office:value="54539" calcext:value-type="float">
            <text:p>54539</text:p>
          </table:table-cell>
          <table:table-cell table:formula="of:=const_c*[.D135]" office:value-type="float" office:value="134000" calcext:value-type="float">
            <text:p>134000</text:p>
          </table:table-cell>
          <table:table-cell table:formula="of:=const_c*[.D135]*[.D135]" office:value-type="float" office:value="17956000" calcext:value-type="float">
            <text:p>17956000</text:p>
          </table:table-cell>
        </table:table-row>
        <table:table-row table:style-name="ro1">
          <table:table-cell table:number-columns-repeated="3"/>
          <table:table-cell table:formula="of:=[.D135]+1" office:value-type="float" office:value="135" calcext:value-type="float">
            <text:p>135</text:p>
          </table:table-cell>
          <table:table-cell table:formula="of:=3*[.D136]*[.D136]+5*[.D136]+1" office:value-type="float" office:value="55351" calcext:value-type="float">
            <text:p>55351</text:p>
          </table:table-cell>
          <table:table-cell table:formula="of:=const_c*[.D136]" office:value-type="float" office:value="135000" calcext:value-type="float">
            <text:p>135000</text:p>
          </table:table-cell>
          <table:table-cell table:formula="of:=const_c*[.D136]*[.D136]" office:value-type="float" office:value="18225000" calcext:value-type="float">
            <text:p>18225000</text:p>
          </table:table-cell>
        </table:table-row>
        <table:table-row table:style-name="ro1">
          <table:table-cell table:number-columns-repeated="3"/>
          <table:table-cell table:formula="of:=[.D136]+1" office:value-type="float" office:value="136" calcext:value-type="float">
            <text:p>136</text:p>
          </table:table-cell>
          <table:table-cell table:formula="of:=3*[.D137]*[.D137]+5*[.D137]+1" office:value-type="float" office:value="56169" calcext:value-type="float">
            <text:p>56169</text:p>
          </table:table-cell>
          <table:table-cell table:formula="of:=const_c*[.D137]" office:value-type="float" office:value="136000" calcext:value-type="float">
            <text:p>136000</text:p>
          </table:table-cell>
          <table:table-cell table:formula="of:=const_c*[.D137]*[.D137]" office:value-type="float" office:value="18496000" calcext:value-type="float">
            <text:p>18496000</text:p>
          </table:table-cell>
        </table:table-row>
        <table:table-row table:style-name="ro1">
          <table:table-cell table:number-columns-repeated="3"/>
          <table:table-cell table:formula="of:=[.D137]+1" office:value-type="float" office:value="137" calcext:value-type="float">
            <text:p>137</text:p>
          </table:table-cell>
          <table:table-cell table:formula="of:=3*[.D138]*[.D138]+5*[.D138]+1" office:value-type="float" office:value="56993" calcext:value-type="float">
            <text:p>56993</text:p>
          </table:table-cell>
          <table:table-cell table:formula="of:=const_c*[.D138]" office:value-type="float" office:value="137000" calcext:value-type="float">
            <text:p>137000</text:p>
          </table:table-cell>
          <table:table-cell table:formula="of:=const_c*[.D138]*[.D138]" office:value-type="float" office:value="18769000" calcext:value-type="float">
            <text:p>18769000</text:p>
          </table:table-cell>
        </table:table-row>
        <table:table-row table:style-name="ro1">
          <table:table-cell table:number-columns-repeated="3"/>
          <table:table-cell table:formula="of:=[.D138]+1" office:value-type="float" office:value="138" calcext:value-type="float">
            <text:p>138</text:p>
          </table:table-cell>
          <table:table-cell table:formula="of:=3*[.D139]*[.D139]+5*[.D139]+1" office:value-type="float" office:value="57823" calcext:value-type="float">
            <text:p>57823</text:p>
          </table:table-cell>
          <table:table-cell table:formula="of:=const_c*[.D139]" office:value-type="float" office:value="138000" calcext:value-type="float">
            <text:p>138000</text:p>
          </table:table-cell>
          <table:table-cell table:formula="of:=const_c*[.D139]*[.D139]" office:value-type="float" office:value="19044000" calcext:value-type="float">
            <text:p>19044000</text:p>
          </table:table-cell>
        </table:table-row>
        <table:table-row table:style-name="ro1">
          <table:table-cell table:number-columns-repeated="3"/>
          <table:table-cell table:formula="of:=[.D139]+1" office:value-type="float" office:value="139" calcext:value-type="float">
            <text:p>139</text:p>
          </table:table-cell>
          <table:table-cell table:formula="of:=3*[.D140]*[.D140]+5*[.D140]+1" office:value-type="float" office:value="58659" calcext:value-type="float">
            <text:p>58659</text:p>
          </table:table-cell>
          <table:table-cell table:formula="of:=const_c*[.D140]" office:value-type="float" office:value="139000" calcext:value-type="float">
            <text:p>139000</text:p>
          </table:table-cell>
          <table:table-cell table:formula="of:=const_c*[.D140]*[.D140]" office:value-type="float" office:value="19321000" calcext:value-type="float">
            <text:p>19321000</text:p>
          </table:table-cell>
        </table:table-row>
        <table:table-row table:style-name="ro1">
          <table:table-cell table:number-columns-repeated="3"/>
          <table:table-cell table:formula="of:=[.D140]+1" office:value-type="float" office:value="140" calcext:value-type="float">
            <text:p>140</text:p>
          </table:table-cell>
          <table:table-cell table:formula="of:=3*[.D141]*[.D141]+5*[.D141]+1" office:value-type="float" office:value="59501" calcext:value-type="float">
            <text:p>59501</text:p>
          </table:table-cell>
          <table:table-cell table:formula="of:=const_c*[.D141]" office:value-type="float" office:value="140000" calcext:value-type="float">
            <text:p>140000</text:p>
          </table:table-cell>
          <table:table-cell table:formula="of:=const_c*[.D141]*[.D141]" office:value-type="float" office:value="19600000" calcext:value-type="float">
            <text:p>19600000</text:p>
          </table:table-cell>
        </table:table-row>
        <table:table-row table:style-name="ro1">
          <table:table-cell table:number-columns-repeated="3"/>
          <table:table-cell table:formula="of:=[.D141]+1" office:value-type="float" office:value="141" calcext:value-type="float">
            <text:p>141</text:p>
          </table:table-cell>
          <table:table-cell table:formula="of:=3*[.D142]*[.D142]+5*[.D142]+1" office:value-type="float" office:value="60349" calcext:value-type="float">
            <text:p>60349</text:p>
          </table:table-cell>
          <table:table-cell table:formula="of:=const_c*[.D142]" office:value-type="float" office:value="141000" calcext:value-type="float">
            <text:p>141000</text:p>
          </table:table-cell>
          <table:table-cell table:formula="of:=const_c*[.D142]*[.D142]" office:value-type="float" office:value="19881000" calcext:value-type="float">
            <text:p>19881000</text:p>
          </table:table-cell>
        </table:table-row>
        <table:table-row table:style-name="ro1">
          <table:table-cell table:number-columns-repeated="3"/>
          <table:table-cell table:formula="of:=[.D142]+1" office:value-type="float" office:value="142" calcext:value-type="float">
            <text:p>142</text:p>
          </table:table-cell>
          <table:table-cell table:formula="of:=3*[.D143]*[.D143]+5*[.D143]+1" office:value-type="float" office:value="61203" calcext:value-type="float">
            <text:p>61203</text:p>
          </table:table-cell>
          <table:table-cell table:formula="of:=const_c*[.D143]" office:value-type="float" office:value="142000" calcext:value-type="float">
            <text:p>142000</text:p>
          </table:table-cell>
          <table:table-cell table:formula="of:=const_c*[.D143]*[.D143]" office:value-type="float" office:value="20164000" calcext:value-type="float">
            <text:p>20164000</text:p>
          </table:table-cell>
        </table:table-row>
        <table:table-row table:style-name="ro1">
          <table:table-cell table:number-columns-repeated="3"/>
          <table:table-cell table:formula="of:=[.D143]+1" office:value-type="float" office:value="143" calcext:value-type="float">
            <text:p>143</text:p>
          </table:table-cell>
          <table:table-cell table:formula="of:=3*[.D144]*[.D144]+5*[.D144]+1" office:value-type="float" office:value="62063" calcext:value-type="float">
            <text:p>62063</text:p>
          </table:table-cell>
          <table:table-cell table:formula="of:=const_c*[.D144]" office:value-type="float" office:value="143000" calcext:value-type="float">
            <text:p>143000</text:p>
          </table:table-cell>
          <table:table-cell table:formula="of:=const_c*[.D144]*[.D144]" office:value-type="float" office:value="20449000" calcext:value-type="float">
            <text:p>20449000</text:p>
          </table:table-cell>
        </table:table-row>
        <table:table-row table:style-name="ro1">
          <table:table-cell table:number-columns-repeated="3"/>
          <table:table-cell table:formula="of:=[.D144]+1" office:value-type="float" office:value="144" calcext:value-type="float">
            <text:p>144</text:p>
          </table:table-cell>
          <table:table-cell table:formula="of:=3*[.D145]*[.D145]+5*[.D145]+1" office:value-type="float" office:value="62929" calcext:value-type="float">
            <text:p>62929</text:p>
          </table:table-cell>
          <table:table-cell table:formula="of:=const_c*[.D145]" office:value-type="float" office:value="144000" calcext:value-type="float">
            <text:p>144000</text:p>
          </table:table-cell>
          <table:table-cell table:formula="of:=const_c*[.D145]*[.D145]" office:value-type="float" office:value="20736000" calcext:value-type="float">
            <text:p>20736000</text:p>
          </table:table-cell>
        </table:table-row>
        <table:table-row table:style-name="ro1">
          <table:table-cell table:number-columns-repeated="3"/>
          <table:table-cell table:formula="of:=[.D145]+1" office:value-type="float" office:value="145" calcext:value-type="float">
            <text:p>145</text:p>
          </table:table-cell>
          <table:table-cell table:formula="of:=3*[.D146]*[.D146]+5*[.D146]+1" office:value-type="float" office:value="63801" calcext:value-type="float">
            <text:p>63801</text:p>
          </table:table-cell>
          <table:table-cell table:formula="of:=const_c*[.D146]" office:value-type="float" office:value="145000" calcext:value-type="float">
            <text:p>145000</text:p>
          </table:table-cell>
          <table:table-cell table:formula="of:=const_c*[.D146]*[.D146]" office:value-type="float" office:value="21025000" calcext:value-type="float">
            <text:p>21025000</text:p>
          </table:table-cell>
        </table:table-row>
        <table:table-row table:style-name="ro1">
          <table:table-cell table:number-columns-repeated="3"/>
          <table:table-cell table:formula="of:=[.D146]+1" office:value-type="float" office:value="146" calcext:value-type="float">
            <text:p>146</text:p>
          </table:table-cell>
          <table:table-cell table:formula="of:=3*[.D147]*[.D147]+5*[.D147]+1" office:value-type="float" office:value="64679" calcext:value-type="float">
            <text:p>64679</text:p>
          </table:table-cell>
          <table:table-cell table:formula="of:=const_c*[.D147]" office:value-type="float" office:value="146000" calcext:value-type="float">
            <text:p>146000</text:p>
          </table:table-cell>
          <table:table-cell table:formula="of:=const_c*[.D147]*[.D147]" office:value-type="float" office:value="21316000" calcext:value-type="float">
            <text:p>21316000</text:p>
          </table:table-cell>
        </table:table-row>
        <table:table-row table:style-name="ro1">
          <table:table-cell table:number-columns-repeated="3"/>
          <table:table-cell table:formula="of:=[.D147]+1" office:value-type="float" office:value="147" calcext:value-type="float">
            <text:p>147</text:p>
          </table:table-cell>
          <table:table-cell table:formula="of:=3*[.D148]*[.D148]+5*[.D148]+1" office:value-type="float" office:value="65563" calcext:value-type="float">
            <text:p>65563</text:p>
          </table:table-cell>
          <table:table-cell table:formula="of:=const_c*[.D148]" office:value-type="float" office:value="147000" calcext:value-type="float">
            <text:p>147000</text:p>
          </table:table-cell>
          <table:table-cell table:formula="of:=const_c*[.D148]*[.D148]" office:value-type="float" office:value="21609000" calcext:value-type="float">
            <text:p>21609000</text:p>
          </table:table-cell>
        </table:table-row>
        <table:table-row table:style-name="ro1">
          <table:table-cell table:number-columns-repeated="3"/>
          <table:table-cell table:formula="of:=[.D148]+1" office:value-type="float" office:value="148" calcext:value-type="float">
            <text:p>148</text:p>
          </table:table-cell>
          <table:table-cell table:formula="of:=3*[.D149]*[.D149]+5*[.D149]+1" office:value-type="float" office:value="66453" calcext:value-type="float">
            <text:p>66453</text:p>
          </table:table-cell>
          <table:table-cell table:formula="of:=const_c*[.D149]" office:value-type="float" office:value="148000" calcext:value-type="float">
            <text:p>148000</text:p>
          </table:table-cell>
          <table:table-cell table:formula="of:=const_c*[.D149]*[.D149]" office:value-type="float" office:value="21904000" calcext:value-type="float">
            <text:p>21904000</text:p>
          </table:table-cell>
        </table:table-row>
        <table:table-row table:style-name="ro1">
          <table:table-cell table:number-columns-repeated="3"/>
          <table:table-cell table:formula="of:=[.D149]+1" office:value-type="float" office:value="149" calcext:value-type="float">
            <text:p>149</text:p>
          </table:table-cell>
          <table:table-cell table:formula="of:=3*[.D150]*[.D150]+5*[.D150]+1" office:value-type="float" office:value="67349" calcext:value-type="float">
            <text:p>67349</text:p>
          </table:table-cell>
          <table:table-cell table:formula="of:=const_c*[.D150]" office:value-type="float" office:value="149000" calcext:value-type="float">
            <text:p>149000</text:p>
          </table:table-cell>
          <table:table-cell table:formula="of:=const_c*[.D150]*[.D150]" office:value-type="float" office:value="22201000" calcext:value-type="float">
            <text:p>22201000</text:p>
          </table:table-cell>
        </table:table-row>
        <table:table-row table:style-name="ro1">
          <table:table-cell table:number-columns-repeated="3"/>
          <table:table-cell table:formula="of:=[.D150]+1" office:value-type="float" office:value="150" calcext:value-type="float">
            <text:p>150</text:p>
          </table:table-cell>
          <table:table-cell table:formula="of:=3*[.D151]*[.D151]+5*[.D151]+1" office:value-type="float" office:value="68251" calcext:value-type="float">
            <text:p>68251</text:p>
          </table:table-cell>
          <table:table-cell table:formula="of:=const_c*[.D151]" office:value-type="float" office:value="150000" calcext:value-type="float">
            <text:p>150000</text:p>
          </table:table-cell>
          <table:table-cell table:formula="of:=const_c*[.D151]*[.D151]" office:value-type="float" office:value="22500000" calcext:value-type="float">
            <text:p>22500000</text:p>
          </table:table-cell>
        </table:table-row>
        <table:table-row table:style-name="ro1">
          <table:table-cell table:number-columns-repeated="3"/>
          <table:table-cell table:formula="of:=[.D151]+1" office:value-type="float" office:value="151" calcext:value-type="float">
            <text:p>151</text:p>
          </table:table-cell>
          <table:table-cell table:formula="of:=3*[.D152]*[.D152]+5*[.D152]+1" office:value-type="float" office:value="69159" calcext:value-type="float">
            <text:p>69159</text:p>
          </table:table-cell>
          <table:table-cell table:formula="of:=const_c*[.D152]" office:value-type="float" office:value="151000" calcext:value-type="float">
            <text:p>151000</text:p>
          </table:table-cell>
          <table:table-cell table:formula="of:=const_c*[.D152]*[.D152]" office:value-type="float" office:value="22801000" calcext:value-type="float">
            <text:p>22801000</text:p>
          </table:table-cell>
        </table:table-row>
        <table:table-row table:style-name="ro1">
          <table:table-cell table:number-columns-repeated="3"/>
          <table:table-cell table:formula="of:=[.D152]+1" office:value-type="float" office:value="152" calcext:value-type="float">
            <text:p>152</text:p>
          </table:table-cell>
          <table:table-cell table:formula="of:=3*[.D153]*[.D153]+5*[.D153]+1" office:value-type="float" office:value="70073" calcext:value-type="float">
            <text:p>70073</text:p>
          </table:table-cell>
          <table:table-cell table:formula="of:=const_c*[.D153]" office:value-type="float" office:value="152000" calcext:value-type="float">
            <text:p>152000</text:p>
          </table:table-cell>
          <table:table-cell table:formula="of:=const_c*[.D153]*[.D153]" office:value-type="float" office:value="23104000" calcext:value-type="float">
            <text:p>23104000</text:p>
          </table:table-cell>
        </table:table-row>
        <table:table-row table:style-name="ro1">
          <table:table-cell table:number-columns-repeated="3"/>
          <table:table-cell table:formula="of:=[.D153]+1" office:value-type="float" office:value="153" calcext:value-type="float">
            <text:p>153</text:p>
          </table:table-cell>
          <table:table-cell table:formula="of:=3*[.D154]*[.D154]+5*[.D154]+1" office:value-type="float" office:value="70993" calcext:value-type="float">
            <text:p>70993</text:p>
          </table:table-cell>
          <table:table-cell table:formula="of:=const_c*[.D154]" office:value-type="float" office:value="153000" calcext:value-type="float">
            <text:p>153000</text:p>
          </table:table-cell>
          <table:table-cell table:formula="of:=const_c*[.D154]*[.D154]" office:value-type="float" office:value="23409000" calcext:value-type="float">
            <text:p>23409000</text:p>
          </table:table-cell>
        </table:table-row>
        <table:table-row table:style-name="ro1">
          <table:table-cell table:number-columns-repeated="3"/>
          <table:table-cell table:formula="of:=[.D154]+1" office:value-type="float" office:value="154" calcext:value-type="float">
            <text:p>154</text:p>
          </table:table-cell>
          <table:table-cell table:formula="of:=3*[.D155]*[.D155]+5*[.D155]+1" office:value-type="float" office:value="71919" calcext:value-type="float">
            <text:p>71919</text:p>
          </table:table-cell>
          <table:table-cell table:formula="of:=const_c*[.D155]" office:value-type="float" office:value="154000" calcext:value-type="float">
            <text:p>154000</text:p>
          </table:table-cell>
          <table:table-cell table:formula="of:=const_c*[.D155]*[.D155]" office:value-type="float" office:value="23716000" calcext:value-type="float">
            <text:p>23716000</text:p>
          </table:table-cell>
        </table:table-row>
        <table:table-row table:style-name="ro1">
          <table:table-cell table:number-columns-repeated="3"/>
          <table:table-cell table:formula="of:=[.D155]+1" office:value-type="float" office:value="155" calcext:value-type="float">
            <text:p>155</text:p>
          </table:table-cell>
          <table:table-cell table:formula="of:=3*[.D156]*[.D156]+5*[.D156]+1" office:value-type="float" office:value="72851" calcext:value-type="float">
            <text:p>72851</text:p>
          </table:table-cell>
          <table:table-cell table:formula="of:=const_c*[.D156]" office:value-type="float" office:value="155000" calcext:value-type="float">
            <text:p>155000</text:p>
          </table:table-cell>
          <table:table-cell table:formula="of:=const_c*[.D156]*[.D156]" office:value-type="float" office:value="24025000" calcext:value-type="float">
            <text:p>24025000</text:p>
          </table:table-cell>
        </table:table-row>
        <table:table-row table:style-name="ro1">
          <table:table-cell table:number-columns-repeated="3"/>
          <table:table-cell table:formula="of:=[.D156]+1" office:value-type="float" office:value="156" calcext:value-type="float">
            <text:p>156</text:p>
          </table:table-cell>
          <table:table-cell table:formula="of:=3*[.D157]*[.D157]+5*[.D157]+1" office:value-type="float" office:value="73789" calcext:value-type="float">
            <text:p>73789</text:p>
          </table:table-cell>
          <table:table-cell table:formula="of:=const_c*[.D157]" office:value-type="float" office:value="156000" calcext:value-type="float">
            <text:p>156000</text:p>
          </table:table-cell>
          <table:table-cell table:formula="of:=const_c*[.D157]*[.D157]" office:value-type="float" office:value="24336000" calcext:value-type="float">
            <text:p>24336000</text:p>
          </table:table-cell>
        </table:table-row>
        <table:table-row table:style-name="ro1">
          <table:table-cell table:number-columns-repeated="3"/>
          <table:table-cell table:formula="of:=[.D157]+1" office:value-type="float" office:value="157" calcext:value-type="float">
            <text:p>157</text:p>
          </table:table-cell>
          <table:table-cell table:formula="of:=3*[.D158]*[.D158]+5*[.D158]+1" office:value-type="float" office:value="74733" calcext:value-type="float">
            <text:p>74733</text:p>
          </table:table-cell>
          <table:table-cell table:formula="of:=const_c*[.D158]" office:value-type="float" office:value="157000" calcext:value-type="float">
            <text:p>157000</text:p>
          </table:table-cell>
          <table:table-cell table:formula="of:=const_c*[.D158]*[.D158]" office:value-type="float" office:value="24649000" calcext:value-type="float">
            <text:p>24649000</text:p>
          </table:table-cell>
        </table:table-row>
        <table:table-row table:style-name="ro1">
          <table:table-cell table:number-columns-repeated="3"/>
          <table:table-cell table:formula="of:=[.D158]+1" office:value-type="float" office:value="158" calcext:value-type="float">
            <text:p>158</text:p>
          </table:table-cell>
          <table:table-cell table:formula="of:=3*[.D159]*[.D159]+5*[.D159]+1" office:value-type="float" office:value="75683" calcext:value-type="float">
            <text:p>75683</text:p>
          </table:table-cell>
          <table:table-cell table:formula="of:=const_c*[.D159]" office:value-type="float" office:value="158000" calcext:value-type="float">
            <text:p>158000</text:p>
          </table:table-cell>
          <table:table-cell table:formula="of:=const_c*[.D159]*[.D159]" office:value-type="float" office:value="24964000" calcext:value-type="float">
            <text:p>24964000</text:p>
          </table:table-cell>
        </table:table-row>
        <table:table-row table:style-name="ro1">
          <table:table-cell table:number-columns-repeated="3"/>
          <table:table-cell table:formula="of:=[.D159]+1" office:value-type="float" office:value="159" calcext:value-type="float">
            <text:p>159</text:p>
          </table:table-cell>
          <table:table-cell table:formula="of:=3*[.D160]*[.D160]+5*[.D160]+1" office:value-type="float" office:value="76639" calcext:value-type="float">
            <text:p>76639</text:p>
          </table:table-cell>
          <table:table-cell table:formula="of:=const_c*[.D160]" office:value-type="float" office:value="159000" calcext:value-type="float">
            <text:p>159000</text:p>
          </table:table-cell>
          <table:table-cell table:formula="of:=const_c*[.D160]*[.D160]" office:value-type="float" office:value="25281000" calcext:value-type="float">
            <text:p>25281000</text:p>
          </table:table-cell>
        </table:table-row>
        <table:table-row table:style-name="ro1">
          <table:table-cell table:number-columns-repeated="3"/>
          <table:table-cell table:formula="of:=[.D160]+1" office:value-type="float" office:value="160" calcext:value-type="float">
            <text:p>160</text:p>
          </table:table-cell>
          <table:table-cell table:formula="of:=3*[.D161]*[.D161]+5*[.D161]+1" office:value-type="float" office:value="77601" calcext:value-type="float">
            <text:p>77601</text:p>
          </table:table-cell>
          <table:table-cell table:formula="of:=const_c*[.D161]" office:value-type="float" office:value="160000" calcext:value-type="float">
            <text:p>160000</text:p>
          </table:table-cell>
          <table:table-cell table:formula="of:=const_c*[.D161]*[.D161]" office:value-type="float" office:value="25600000" calcext:value-type="float">
            <text:p>25600000</text:p>
          </table:table-cell>
        </table:table-row>
        <table:table-row table:style-name="ro1">
          <table:table-cell table:number-columns-repeated="3"/>
          <table:table-cell table:formula="of:=[.D161]+1" office:value-type="float" office:value="161" calcext:value-type="float">
            <text:p>161</text:p>
          </table:table-cell>
          <table:table-cell table:formula="of:=3*[.D162]*[.D162]+5*[.D162]+1" office:value-type="float" office:value="78569" calcext:value-type="float">
            <text:p>78569</text:p>
          </table:table-cell>
          <table:table-cell table:formula="of:=const_c*[.D162]" office:value-type="float" office:value="161000" calcext:value-type="float">
            <text:p>161000</text:p>
          </table:table-cell>
          <table:table-cell table:formula="of:=const_c*[.D162]*[.D162]" office:value-type="float" office:value="25921000" calcext:value-type="float">
            <text:p>25921000</text:p>
          </table:table-cell>
        </table:table-row>
        <table:table-row table:style-name="ro1">
          <table:table-cell table:number-columns-repeated="3"/>
          <table:table-cell table:formula="of:=[.D162]+1" office:value-type="float" office:value="162" calcext:value-type="float">
            <text:p>162</text:p>
          </table:table-cell>
          <table:table-cell table:formula="of:=3*[.D163]*[.D163]+5*[.D163]+1" office:value-type="float" office:value="79543" calcext:value-type="float">
            <text:p>79543</text:p>
          </table:table-cell>
          <table:table-cell table:formula="of:=const_c*[.D163]" office:value-type="float" office:value="162000" calcext:value-type="float">
            <text:p>162000</text:p>
          </table:table-cell>
          <table:table-cell table:formula="of:=const_c*[.D163]*[.D163]" office:value-type="float" office:value="26244000" calcext:value-type="float">
            <text:p>26244000</text:p>
          </table:table-cell>
        </table:table-row>
        <table:table-row table:style-name="ro1">
          <table:table-cell table:number-columns-repeated="3"/>
          <table:table-cell table:formula="of:=[.D163]+1" office:value-type="float" office:value="163" calcext:value-type="float">
            <text:p>163</text:p>
          </table:table-cell>
          <table:table-cell table:formula="of:=3*[.D164]*[.D164]+5*[.D164]+1" office:value-type="float" office:value="80523" calcext:value-type="float">
            <text:p>80523</text:p>
          </table:table-cell>
          <table:table-cell table:formula="of:=const_c*[.D164]" office:value-type="float" office:value="163000" calcext:value-type="float">
            <text:p>163000</text:p>
          </table:table-cell>
          <table:table-cell table:formula="of:=const_c*[.D164]*[.D164]" office:value-type="float" office:value="26569000" calcext:value-type="float">
            <text:p>26569000</text:p>
          </table:table-cell>
        </table:table-row>
        <table:table-row table:style-name="ro1">
          <table:table-cell table:number-columns-repeated="3"/>
          <table:table-cell table:formula="of:=[.D164]+1" office:value-type="float" office:value="164" calcext:value-type="float">
            <text:p>164</text:p>
          </table:table-cell>
          <table:table-cell table:formula="of:=3*[.D165]*[.D165]+5*[.D165]+1" office:value-type="float" office:value="81509" calcext:value-type="float">
            <text:p>81509</text:p>
          </table:table-cell>
          <table:table-cell table:formula="of:=const_c*[.D165]" office:value-type="float" office:value="164000" calcext:value-type="float">
            <text:p>164000</text:p>
          </table:table-cell>
          <table:table-cell table:formula="of:=const_c*[.D165]*[.D165]" office:value-type="float" office:value="26896000" calcext:value-type="float">
            <text:p>26896000</text:p>
          </table:table-cell>
        </table:table-row>
        <table:table-row table:style-name="ro1">
          <table:table-cell table:number-columns-repeated="3"/>
          <table:table-cell table:formula="of:=[.D165]+1" office:value-type="float" office:value="165" calcext:value-type="float">
            <text:p>165</text:p>
          </table:table-cell>
          <table:table-cell table:formula="of:=3*[.D166]*[.D166]+5*[.D166]+1" office:value-type="float" office:value="82501" calcext:value-type="float">
            <text:p>82501</text:p>
          </table:table-cell>
          <table:table-cell table:formula="of:=const_c*[.D166]" office:value-type="float" office:value="165000" calcext:value-type="float">
            <text:p>165000</text:p>
          </table:table-cell>
          <table:table-cell table:formula="of:=const_c*[.D166]*[.D166]" office:value-type="float" office:value="27225000" calcext:value-type="float">
            <text:p>27225000</text:p>
          </table:table-cell>
        </table:table-row>
        <table:table-row table:style-name="ro1">
          <table:table-cell table:number-columns-repeated="3"/>
          <table:table-cell table:formula="of:=[.D166]+1" office:value-type="float" office:value="166" calcext:value-type="float">
            <text:p>166</text:p>
          </table:table-cell>
          <table:table-cell table:formula="of:=3*[.D167]*[.D167]+5*[.D167]+1" office:value-type="float" office:value="83499" calcext:value-type="float">
            <text:p>83499</text:p>
          </table:table-cell>
          <table:table-cell table:formula="of:=const_c*[.D167]" office:value-type="float" office:value="166000" calcext:value-type="float">
            <text:p>166000</text:p>
          </table:table-cell>
          <table:table-cell table:formula="of:=const_c*[.D167]*[.D167]" office:value-type="float" office:value="27556000" calcext:value-type="float">
            <text:p>27556000</text:p>
          </table:table-cell>
        </table:table-row>
        <table:table-row table:style-name="ro1">
          <table:table-cell table:number-columns-repeated="3"/>
          <table:table-cell table:formula="of:=[.D167]+1" office:value-type="float" office:value="167" calcext:value-type="float">
            <text:p>167</text:p>
          </table:table-cell>
          <table:table-cell table:formula="of:=3*[.D168]*[.D168]+5*[.D168]+1" office:value-type="float" office:value="84503" calcext:value-type="float">
            <text:p>84503</text:p>
          </table:table-cell>
          <table:table-cell table:formula="of:=const_c*[.D168]" office:value-type="float" office:value="167000" calcext:value-type="float">
            <text:p>167000</text:p>
          </table:table-cell>
          <table:table-cell table:formula="of:=const_c*[.D168]*[.D168]" office:value-type="float" office:value="27889000" calcext:value-type="float">
            <text:p>27889000</text:p>
          </table:table-cell>
        </table:table-row>
        <table:table-row table:style-name="ro1">
          <table:table-cell table:number-columns-repeated="3"/>
          <table:table-cell table:formula="of:=[.D168]+1" office:value-type="float" office:value="168" calcext:value-type="float">
            <text:p>168</text:p>
          </table:table-cell>
          <table:table-cell table:formula="of:=3*[.D169]*[.D169]+5*[.D169]+1" office:value-type="float" office:value="85513" calcext:value-type="float">
            <text:p>85513</text:p>
          </table:table-cell>
          <table:table-cell table:formula="of:=const_c*[.D169]" office:value-type="float" office:value="168000" calcext:value-type="float">
            <text:p>168000</text:p>
          </table:table-cell>
          <table:table-cell table:formula="of:=const_c*[.D169]*[.D169]" office:value-type="float" office:value="28224000" calcext:value-type="float">
            <text:p>28224000</text:p>
          </table:table-cell>
        </table:table-row>
        <table:table-row table:style-name="ro1">
          <table:table-cell table:number-columns-repeated="3"/>
          <table:table-cell table:formula="of:=[.D169]+1" office:value-type="float" office:value="169" calcext:value-type="float">
            <text:p>169</text:p>
          </table:table-cell>
          <table:table-cell table:formula="of:=3*[.D170]*[.D170]+5*[.D170]+1" office:value-type="float" office:value="86529" calcext:value-type="float">
            <text:p>86529</text:p>
          </table:table-cell>
          <table:table-cell table:formula="of:=const_c*[.D170]" office:value-type="float" office:value="169000" calcext:value-type="float">
            <text:p>169000</text:p>
          </table:table-cell>
          <table:table-cell table:formula="of:=const_c*[.D170]*[.D170]" office:value-type="float" office:value="28561000" calcext:value-type="float">
            <text:p>28561000</text:p>
          </table:table-cell>
        </table:table-row>
        <table:table-row table:style-name="ro1">
          <table:table-cell table:number-columns-repeated="3"/>
          <table:table-cell table:formula="of:=[.D170]+1" office:value-type="float" office:value="170" calcext:value-type="float">
            <text:p>170</text:p>
          </table:table-cell>
          <table:table-cell table:formula="of:=3*[.D171]*[.D171]+5*[.D171]+1" office:value-type="float" office:value="87551" calcext:value-type="float">
            <text:p>87551</text:p>
          </table:table-cell>
          <table:table-cell table:formula="of:=const_c*[.D171]" office:value-type="float" office:value="170000" calcext:value-type="float">
            <text:p>170000</text:p>
          </table:table-cell>
          <table:table-cell table:formula="of:=const_c*[.D171]*[.D171]" office:value-type="float" office:value="28900000" calcext:value-type="float">
            <text:p>28900000</text:p>
          </table:table-cell>
        </table:table-row>
        <table:table-row table:style-name="ro1">
          <table:table-cell table:number-columns-repeated="3"/>
          <table:table-cell table:formula="of:=[.D171]+1" office:value-type="float" office:value="171" calcext:value-type="float">
            <text:p>171</text:p>
          </table:table-cell>
          <table:table-cell table:formula="of:=3*[.D172]*[.D172]+5*[.D172]+1" office:value-type="float" office:value="88579" calcext:value-type="float">
            <text:p>88579</text:p>
          </table:table-cell>
          <table:table-cell table:formula="of:=const_c*[.D172]" office:value-type="float" office:value="171000" calcext:value-type="float">
            <text:p>171000</text:p>
          </table:table-cell>
          <table:table-cell table:formula="of:=const_c*[.D172]*[.D172]" office:value-type="float" office:value="29241000" calcext:value-type="float">
            <text:p>29241000</text:p>
          </table:table-cell>
        </table:table-row>
        <table:table-row table:style-name="ro1">
          <table:table-cell table:number-columns-repeated="3"/>
          <table:table-cell table:formula="of:=[.D172]+1" office:value-type="float" office:value="172" calcext:value-type="float">
            <text:p>172</text:p>
          </table:table-cell>
          <table:table-cell table:formula="of:=3*[.D173]*[.D173]+5*[.D173]+1" office:value-type="float" office:value="89613" calcext:value-type="float">
            <text:p>89613</text:p>
          </table:table-cell>
          <table:table-cell table:formula="of:=const_c*[.D173]" office:value-type="float" office:value="172000" calcext:value-type="float">
            <text:p>172000</text:p>
          </table:table-cell>
          <table:table-cell table:formula="of:=const_c*[.D173]*[.D173]" office:value-type="float" office:value="29584000" calcext:value-type="float">
            <text:p>29584000</text:p>
          </table:table-cell>
        </table:table-row>
        <table:table-row table:style-name="ro1">
          <table:table-cell table:number-columns-repeated="3"/>
          <table:table-cell table:formula="of:=[.D173]+1" office:value-type="float" office:value="173" calcext:value-type="float">
            <text:p>173</text:p>
          </table:table-cell>
          <table:table-cell table:formula="of:=3*[.D174]*[.D174]+5*[.D174]+1" office:value-type="float" office:value="90653" calcext:value-type="float">
            <text:p>90653</text:p>
          </table:table-cell>
          <table:table-cell table:formula="of:=const_c*[.D174]" office:value-type="float" office:value="173000" calcext:value-type="float">
            <text:p>173000</text:p>
          </table:table-cell>
          <table:table-cell table:formula="of:=const_c*[.D174]*[.D174]" office:value-type="float" office:value="29929000" calcext:value-type="float">
            <text:p>29929000</text:p>
          </table:table-cell>
        </table:table-row>
        <table:table-row table:style-name="ro1">
          <table:table-cell table:number-columns-repeated="3"/>
          <table:table-cell table:formula="of:=[.D174]+1" office:value-type="float" office:value="174" calcext:value-type="float">
            <text:p>174</text:p>
          </table:table-cell>
          <table:table-cell table:formula="of:=3*[.D175]*[.D175]+5*[.D175]+1" office:value-type="float" office:value="91699" calcext:value-type="float">
            <text:p>91699</text:p>
          </table:table-cell>
          <table:table-cell table:formula="of:=const_c*[.D175]" office:value-type="float" office:value="174000" calcext:value-type="float">
            <text:p>174000</text:p>
          </table:table-cell>
          <table:table-cell table:formula="of:=const_c*[.D175]*[.D175]" office:value-type="float" office:value="30276000" calcext:value-type="float">
            <text:p>30276000</text:p>
          </table:table-cell>
        </table:table-row>
        <table:table-row table:style-name="ro1">
          <table:table-cell table:number-columns-repeated="3"/>
          <table:table-cell table:formula="of:=[.D175]+1" office:value-type="float" office:value="175" calcext:value-type="float">
            <text:p>175</text:p>
          </table:table-cell>
          <table:table-cell table:formula="of:=3*[.D176]*[.D176]+5*[.D176]+1" office:value-type="float" office:value="92751" calcext:value-type="float">
            <text:p>92751</text:p>
          </table:table-cell>
          <table:table-cell table:formula="of:=const_c*[.D176]" office:value-type="float" office:value="175000" calcext:value-type="float">
            <text:p>175000</text:p>
          </table:table-cell>
          <table:table-cell table:formula="of:=const_c*[.D176]*[.D176]" office:value-type="float" office:value="30625000" calcext:value-type="float">
            <text:p>30625000</text:p>
          </table:table-cell>
        </table:table-row>
        <table:table-row table:style-name="ro1">
          <table:table-cell table:number-columns-repeated="3"/>
          <table:table-cell table:formula="of:=[.D176]+1" office:value-type="float" office:value="176" calcext:value-type="float">
            <text:p>176</text:p>
          </table:table-cell>
          <table:table-cell table:formula="of:=3*[.D177]*[.D177]+5*[.D177]+1" office:value-type="float" office:value="93809" calcext:value-type="float">
            <text:p>93809</text:p>
          </table:table-cell>
          <table:table-cell table:formula="of:=const_c*[.D177]" office:value-type="float" office:value="176000" calcext:value-type="float">
            <text:p>176000</text:p>
          </table:table-cell>
          <table:table-cell table:formula="of:=const_c*[.D177]*[.D177]" office:value-type="float" office:value="30976000" calcext:value-type="float">
            <text:p>30976000</text:p>
          </table:table-cell>
        </table:table-row>
        <table:table-row table:style-name="ro1">
          <table:table-cell table:number-columns-repeated="3"/>
          <table:table-cell table:formula="of:=[.D177]+1" office:value-type="float" office:value="177" calcext:value-type="float">
            <text:p>177</text:p>
          </table:table-cell>
          <table:table-cell table:formula="of:=3*[.D178]*[.D178]+5*[.D178]+1" office:value-type="float" office:value="94873" calcext:value-type="float">
            <text:p>94873</text:p>
          </table:table-cell>
          <table:table-cell table:formula="of:=const_c*[.D178]" office:value-type="float" office:value="177000" calcext:value-type="float">
            <text:p>177000</text:p>
          </table:table-cell>
          <table:table-cell table:formula="of:=const_c*[.D178]*[.D178]" office:value-type="float" office:value="31329000" calcext:value-type="float">
            <text:p>31329000</text:p>
          </table:table-cell>
        </table:table-row>
        <table:table-row table:style-name="ro1">
          <table:table-cell table:number-columns-repeated="3"/>
          <table:table-cell table:formula="of:=[.D178]+1" office:value-type="float" office:value="178" calcext:value-type="float">
            <text:p>178</text:p>
          </table:table-cell>
          <table:table-cell table:formula="of:=3*[.D179]*[.D179]+5*[.D179]+1" office:value-type="float" office:value="95943" calcext:value-type="float">
            <text:p>95943</text:p>
          </table:table-cell>
          <table:table-cell table:formula="of:=const_c*[.D179]" office:value-type="float" office:value="178000" calcext:value-type="float">
            <text:p>178000</text:p>
          </table:table-cell>
          <table:table-cell table:formula="of:=const_c*[.D179]*[.D179]" office:value-type="float" office:value="31684000" calcext:value-type="float">
            <text:p>31684000</text:p>
          </table:table-cell>
        </table:table-row>
        <table:table-row table:style-name="ro1">
          <table:table-cell table:number-columns-repeated="3"/>
          <table:table-cell table:formula="of:=[.D179]+1" office:value-type="float" office:value="179" calcext:value-type="float">
            <text:p>179</text:p>
          </table:table-cell>
          <table:table-cell table:formula="of:=3*[.D180]*[.D180]+5*[.D180]+1" office:value-type="float" office:value="97019" calcext:value-type="float">
            <text:p>97019</text:p>
          </table:table-cell>
          <table:table-cell table:formula="of:=const_c*[.D180]" office:value-type="float" office:value="179000" calcext:value-type="float">
            <text:p>179000</text:p>
          </table:table-cell>
          <table:table-cell table:formula="of:=const_c*[.D180]*[.D180]" office:value-type="float" office:value="32041000" calcext:value-type="float">
            <text:p>32041000</text:p>
          </table:table-cell>
        </table:table-row>
        <table:table-row table:style-name="ro1">
          <table:table-cell table:number-columns-repeated="3"/>
          <table:table-cell table:formula="of:=[.D180]+1" office:value-type="float" office:value="180" calcext:value-type="float">
            <text:p>180</text:p>
          </table:table-cell>
          <table:table-cell table:formula="of:=3*[.D181]*[.D181]+5*[.D181]+1" office:value-type="float" office:value="98101" calcext:value-type="float">
            <text:p>98101</text:p>
          </table:table-cell>
          <table:table-cell table:formula="of:=const_c*[.D181]" office:value-type="float" office:value="180000" calcext:value-type="float">
            <text:p>180000</text:p>
          </table:table-cell>
          <table:table-cell table:formula="of:=const_c*[.D181]*[.D181]" office:value-type="float" office:value="32400000" calcext:value-type="float">
            <text:p>32400000</text:p>
          </table:table-cell>
        </table:table-row>
        <table:table-row table:style-name="ro1">
          <table:table-cell table:number-columns-repeated="3"/>
          <table:table-cell table:formula="of:=[.D181]+1" office:value-type="float" office:value="181" calcext:value-type="float">
            <text:p>181</text:p>
          </table:table-cell>
          <table:table-cell table:formula="of:=3*[.D182]*[.D182]+5*[.D182]+1" office:value-type="float" office:value="99189" calcext:value-type="float">
            <text:p>99189</text:p>
          </table:table-cell>
          <table:table-cell table:formula="of:=const_c*[.D182]" office:value-type="float" office:value="181000" calcext:value-type="float">
            <text:p>181000</text:p>
          </table:table-cell>
          <table:table-cell table:formula="of:=const_c*[.D182]*[.D182]" office:value-type="float" office:value="32761000" calcext:value-type="float">
            <text:p>32761000</text:p>
          </table:table-cell>
        </table:table-row>
        <table:table-row table:style-name="ro1">
          <table:table-cell table:number-columns-repeated="3"/>
          <table:table-cell table:formula="of:=[.D182]+1" office:value-type="float" office:value="182" calcext:value-type="float">
            <text:p>182</text:p>
          </table:table-cell>
          <table:table-cell table:formula="of:=3*[.D183]*[.D183]+5*[.D183]+1" office:value-type="float" office:value="100283" calcext:value-type="float">
            <text:p>100283</text:p>
          </table:table-cell>
          <table:table-cell table:formula="of:=const_c*[.D183]" office:value-type="float" office:value="182000" calcext:value-type="float">
            <text:p>182000</text:p>
          </table:table-cell>
          <table:table-cell table:formula="of:=const_c*[.D183]*[.D183]" office:value-type="float" office:value="33124000" calcext:value-type="float">
            <text:p>33124000</text:p>
          </table:table-cell>
        </table:table-row>
        <table:table-row table:style-name="ro1">
          <table:table-cell table:number-columns-repeated="3"/>
          <table:table-cell table:formula="of:=[.D183]+1" office:value-type="float" office:value="183" calcext:value-type="float">
            <text:p>183</text:p>
          </table:table-cell>
          <table:table-cell table:formula="of:=3*[.D184]*[.D184]+5*[.D184]+1" office:value-type="float" office:value="101383" calcext:value-type="float">
            <text:p>101383</text:p>
          </table:table-cell>
          <table:table-cell table:formula="of:=const_c*[.D184]" office:value-type="float" office:value="183000" calcext:value-type="float">
            <text:p>183000</text:p>
          </table:table-cell>
          <table:table-cell table:formula="of:=const_c*[.D184]*[.D184]" office:value-type="float" office:value="33489000" calcext:value-type="float">
            <text:p>33489000</text:p>
          </table:table-cell>
        </table:table-row>
        <table:table-row table:style-name="ro1">
          <table:table-cell table:number-columns-repeated="3"/>
          <table:table-cell table:formula="of:=[.D184]+1" office:value-type="float" office:value="184" calcext:value-type="float">
            <text:p>184</text:p>
          </table:table-cell>
          <table:table-cell table:formula="of:=3*[.D185]*[.D185]+5*[.D185]+1" office:value-type="float" office:value="102489" calcext:value-type="float">
            <text:p>102489</text:p>
          </table:table-cell>
          <table:table-cell table:formula="of:=const_c*[.D185]" office:value-type="float" office:value="184000" calcext:value-type="float">
            <text:p>184000</text:p>
          </table:table-cell>
          <table:table-cell table:formula="of:=const_c*[.D185]*[.D185]" office:value-type="float" office:value="33856000" calcext:value-type="float">
            <text:p>33856000</text:p>
          </table:table-cell>
        </table:table-row>
        <table:table-row table:style-name="ro1">
          <table:table-cell table:number-columns-repeated="3"/>
          <table:table-cell table:formula="of:=[.D185]+1" office:value-type="float" office:value="185" calcext:value-type="float">
            <text:p>185</text:p>
          </table:table-cell>
          <table:table-cell table:formula="of:=3*[.D186]*[.D186]+5*[.D186]+1" office:value-type="float" office:value="103601" calcext:value-type="float">
            <text:p>103601</text:p>
          </table:table-cell>
          <table:table-cell table:formula="of:=const_c*[.D186]" office:value-type="float" office:value="185000" calcext:value-type="float">
            <text:p>185000</text:p>
          </table:table-cell>
          <table:table-cell table:formula="of:=const_c*[.D186]*[.D186]" office:value-type="float" office:value="34225000" calcext:value-type="float">
            <text:p>34225000</text:p>
          </table:table-cell>
        </table:table-row>
        <table:table-row table:style-name="ro1">
          <table:table-cell table:number-columns-repeated="3"/>
          <table:table-cell table:formula="of:=[.D186]+1" office:value-type="float" office:value="186" calcext:value-type="float">
            <text:p>186</text:p>
          </table:table-cell>
          <table:table-cell table:formula="of:=3*[.D187]*[.D187]+5*[.D187]+1" office:value-type="float" office:value="104719" calcext:value-type="float">
            <text:p>104719</text:p>
          </table:table-cell>
          <table:table-cell table:formula="of:=const_c*[.D187]" office:value-type="float" office:value="186000" calcext:value-type="float">
            <text:p>186000</text:p>
          </table:table-cell>
          <table:table-cell table:formula="of:=const_c*[.D187]*[.D187]" office:value-type="float" office:value="34596000" calcext:value-type="float">
            <text:p>34596000</text:p>
          </table:table-cell>
        </table:table-row>
        <table:table-row table:style-name="ro1">
          <table:table-cell table:number-columns-repeated="3"/>
          <table:table-cell table:formula="of:=[.D187]+1" office:value-type="float" office:value="187" calcext:value-type="float">
            <text:p>187</text:p>
          </table:table-cell>
          <table:table-cell table:formula="of:=3*[.D188]*[.D188]+5*[.D188]+1" office:value-type="float" office:value="105843" calcext:value-type="float">
            <text:p>105843</text:p>
          </table:table-cell>
          <table:table-cell table:formula="of:=const_c*[.D188]" office:value-type="float" office:value="187000" calcext:value-type="float">
            <text:p>187000</text:p>
          </table:table-cell>
          <table:table-cell table:formula="of:=const_c*[.D188]*[.D188]" office:value-type="float" office:value="34969000" calcext:value-type="float">
            <text:p>34969000</text:p>
          </table:table-cell>
        </table:table-row>
        <table:table-row table:style-name="ro1">
          <table:table-cell table:number-columns-repeated="3"/>
          <table:table-cell table:formula="of:=[.D188]+1" office:value-type="float" office:value="188" calcext:value-type="float">
            <text:p>188</text:p>
          </table:table-cell>
          <table:table-cell table:formula="of:=3*[.D189]*[.D189]+5*[.D189]+1" office:value-type="float" office:value="106973" calcext:value-type="float">
            <text:p>106973</text:p>
          </table:table-cell>
          <table:table-cell table:formula="of:=const_c*[.D189]" office:value-type="float" office:value="188000" calcext:value-type="float">
            <text:p>188000</text:p>
          </table:table-cell>
          <table:table-cell table:formula="of:=const_c*[.D189]*[.D189]" office:value-type="float" office:value="35344000" calcext:value-type="float">
            <text:p>35344000</text:p>
          </table:table-cell>
        </table:table-row>
        <table:table-row table:style-name="ro1">
          <table:table-cell table:number-columns-repeated="3"/>
          <table:table-cell table:formula="of:=[.D189]+1" office:value-type="float" office:value="189" calcext:value-type="float">
            <text:p>189</text:p>
          </table:table-cell>
          <table:table-cell table:formula="of:=3*[.D190]*[.D190]+5*[.D190]+1" office:value-type="float" office:value="108109" calcext:value-type="float">
            <text:p>108109</text:p>
          </table:table-cell>
          <table:table-cell table:formula="of:=const_c*[.D190]" office:value-type="float" office:value="189000" calcext:value-type="float">
            <text:p>189000</text:p>
          </table:table-cell>
          <table:table-cell table:formula="of:=const_c*[.D190]*[.D190]" office:value-type="float" office:value="35721000" calcext:value-type="float">
            <text:p>35721000</text:p>
          </table:table-cell>
        </table:table-row>
        <table:table-row table:style-name="ro1">
          <table:table-cell table:number-columns-repeated="3"/>
          <table:table-cell table:formula="of:=[.D190]+1" office:value-type="float" office:value="190" calcext:value-type="float">
            <text:p>190</text:p>
          </table:table-cell>
          <table:table-cell table:formula="of:=3*[.D191]*[.D191]+5*[.D191]+1" office:value-type="float" office:value="109251" calcext:value-type="float">
            <text:p>109251</text:p>
          </table:table-cell>
          <table:table-cell table:formula="of:=const_c*[.D191]" office:value-type="float" office:value="190000" calcext:value-type="float">
            <text:p>190000</text:p>
          </table:table-cell>
          <table:table-cell table:formula="of:=const_c*[.D191]*[.D191]" office:value-type="float" office:value="36100000" calcext:value-type="float">
            <text:p>36100000</text:p>
          </table:table-cell>
        </table:table-row>
        <table:table-row table:style-name="ro1">
          <table:table-cell table:number-columns-repeated="3"/>
          <table:table-cell table:formula="of:=[.D191]+1" office:value-type="float" office:value="191" calcext:value-type="float">
            <text:p>191</text:p>
          </table:table-cell>
          <table:table-cell table:formula="of:=3*[.D192]*[.D192]+5*[.D192]+1" office:value-type="float" office:value="110399" calcext:value-type="float">
            <text:p>110399</text:p>
          </table:table-cell>
          <table:table-cell table:formula="of:=const_c*[.D192]" office:value-type="float" office:value="191000" calcext:value-type="float">
            <text:p>191000</text:p>
          </table:table-cell>
          <table:table-cell table:formula="of:=const_c*[.D192]*[.D192]" office:value-type="float" office:value="36481000" calcext:value-type="float">
            <text:p>36481000</text:p>
          </table:table-cell>
        </table:table-row>
        <table:table-row table:style-name="ro1">
          <table:table-cell table:number-columns-repeated="3"/>
          <table:table-cell table:formula="of:=[.D192]+1" office:value-type="float" office:value="192" calcext:value-type="float">
            <text:p>192</text:p>
          </table:table-cell>
          <table:table-cell table:formula="of:=3*[.D193]*[.D193]+5*[.D193]+1" office:value-type="float" office:value="111553" calcext:value-type="float">
            <text:p>111553</text:p>
          </table:table-cell>
          <table:table-cell table:formula="of:=const_c*[.D193]" office:value-type="float" office:value="192000" calcext:value-type="float">
            <text:p>192000</text:p>
          </table:table-cell>
          <table:table-cell table:formula="of:=const_c*[.D193]*[.D193]" office:value-type="float" office:value="36864000" calcext:value-type="float">
            <text:p>36864000</text:p>
          </table:table-cell>
        </table:table-row>
        <table:table-row table:style-name="ro1">
          <table:table-cell table:number-columns-repeated="3"/>
          <table:table-cell table:formula="of:=[.D193]+1" office:value-type="float" office:value="193" calcext:value-type="float">
            <text:p>193</text:p>
          </table:table-cell>
          <table:table-cell table:formula="of:=3*[.D194]*[.D194]+5*[.D194]+1" office:value-type="float" office:value="112713" calcext:value-type="float">
            <text:p>112713</text:p>
          </table:table-cell>
          <table:table-cell table:formula="of:=const_c*[.D194]" office:value-type="float" office:value="193000" calcext:value-type="float">
            <text:p>193000</text:p>
          </table:table-cell>
          <table:table-cell table:formula="of:=const_c*[.D194]*[.D194]" office:value-type="float" office:value="37249000" calcext:value-type="float">
            <text:p>37249000</text:p>
          </table:table-cell>
        </table:table-row>
        <table:table-row table:style-name="ro1">
          <table:table-cell table:number-columns-repeated="3"/>
          <table:table-cell table:formula="of:=[.D194]+1" office:value-type="float" office:value="194" calcext:value-type="float">
            <text:p>194</text:p>
          </table:table-cell>
          <table:table-cell table:formula="of:=3*[.D195]*[.D195]+5*[.D195]+1" office:value-type="float" office:value="113879" calcext:value-type="float">
            <text:p>113879</text:p>
          </table:table-cell>
          <table:table-cell table:formula="of:=const_c*[.D195]" office:value-type="float" office:value="194000" calcext:value-type="float">
            <text:p>194000</text:p>
          </table:table-cell>
          <table:table-cell table:formula="of:=const_c*[.D195]*[.D195]" office:value-type="float" office:value="37636000" calcext:value-type="float">
            <text:p>37636000</text:p>
          </table:table-cell>
        </table:table-row>
        <table:table-row table:style-name="ro1">
          <table:table-cell table:number-columns-repeated="3"/>
          <table:table-cell table:formula="of:=[.D195]+1" office:value-type="float" office:value="195" calcext:value-type="float">
            <text:p>195</text:p>
          </table:table-cell>
          <table:table-cell table:formula="of:=3*[.D196]*[.D196]+5*[.D196]+1" office:value-type="float" office:value="115051" calcext:value-type="float">
            <text:p>115051</text:p>
          </table:table-cell>
          <table:table-cell table:formula="of:=const_c*[.D196]" office:value-type="float" office:value="195000" calcext:value-type="float">
            <text:p>195000</text:p>
          </table:table-cell>
          <table:table-cell table:formula="of:=const_c*[.D196]*[.D196]" office:value-type="float" office:value="38025000" calcext:value-type="float">
            <text:p>38025000</text:p>
          </table:table-cell>
        </table:table-row>
        <table:table-row table:style-name="ro1">
          <table:table-cell table:number-columns-repeated="3"/>
          <table:table-cell table:formula="of:=[.D196]+1" office:value-type="float" office:value="196" calcext:value-type="float">
            <text:p>196</text:p>
          </table:table-cell>
          <table:table-cell table:formula="of:=3*[.D197]*[.D197]+5*[.D197]+1" office:value-type="float" office:value="116229" calcext:value-type="float">
            <text:p>116229</text:p>
          </table:table-cell>
          <table:table-cell table:formula="of:=const_c*[.D197]" office:value-type="float" office:value="196000" calcext:value-type="float">
            <text:p>196000</text:p>
          </table:table-cell>
          <table:table-cell table:formula="of:=const_c*[.D197]*[.D197]" office:value-type="float" office:value="38416000" calcext:value-type="float">
            <text:p>38416000</text:p>
          </table:table-cell>
        </table:table-row>
        <table:table-row table:style-name="ro1">
          <table:table-cell table:number-columns-repeated="3"/>
          <table:table-cell table:formula="of:=[.D197]+1" office:value-type="float" office:value="197" calcext:value-type="float">
            <text:p>197</text:p>
          </table:table-cell>
          <table:table-cell table:formula="of:=3*[.D198]*[.D198]+5*[.D198]+1" office:value-type="float" office:value="117413" calcext:value-type="float">
            <text:p>117413</text:p>
          </table:table-cell>
          <table:table-cell table:formula="of:=const_c*[.D198]" office:value-type="float" office:value="197000" calcext:value-type="float">
            <text:p>197000</text:p>
          </table:table-cell>
          <table:table-cell table:formula="of:=const_c*[.D198]*[.D198]" office:value-type="float" office:value="38809000" calcext:value-type="float">
            <text:p>38809000</text:p>
          </table:table-cell>
        </table:table-row>
        <table:table-row table:style-name="ro1">
          <table:table-cell table:number-columns-repeated="3"/>
          <table:table-cell table:formula="of:=[.D198]+1" office:value-type="float" office:value="198" calcext:value-type="float">
            <text:p>198</text:p>
          </table:table-cell>
          <table:table-cell table:formula="of:=3*[.D199]*[.D199]+5*[.D199]+1" office:value-type="float" office:value="118603" calcext:value-type="float">
            <text:p>118603</text:p>
          </table:table-cell>
          <table:table-cell table:formula="of:=const_c*[.D199]" office:value-type="float" office:value="198000" calcext:value-type="float">
            <text:p>198000</text:p>
          </table:table-cell>
          <table:table-cell table:formula="of:=const_c*[.D199]*[.D199]" office:value-type="float" office:value="39204000" calcext:value-type="float">
            <text:p>39204000</text:p>
          </table:table-cell>
        </table:table-row>
        <table:table-row table:style-name="ro1">
          <table:table-cell table:number-columns-repeated="3"/>
          <table:table-cell table:formula="of:=[.D199]+1" office:value-type="float" office:value="199" calcext:value-type="float">
            <text:p>199</text:p>
          </table:table-cell>
          <table:table-cell table:formula="of:=3*[.D200]*[.D200]+5*[.D200]+1" office:value-type="float" office:value="119799" calcext:value-type="float">
            <text:p>119799</text:p>
          </table:table-cell>
          <table:table-cell table:formula="of:=const_c*[.D200]" office:value-type="float" office:value="199000" calcext:value-type="float">
            <text:p>199000</text:p>
          </table:table-cell>
          <table:table-cell table:formula="of:=const_c*[.D200]*[.D200]" office:value-type="float" office:value="39601000" calcext:value-type="float">
            <text:p>39601000</text:p>
          </table:table-cell>
        </table:table-row>
        <table:table-row table:style-name="ro1">
          <table:table-cell table:number-columns-repeated="3"/>
          <table:table-cell table:formula="of:=[.D200]+1" office:value-type="float" office:value="200" calcext:value-type="float">
            <text:p>200</text:p>
          </table:table-cell>
          <table:table-cell table:formula="of:=3*[.D201]*[.D201]+5*[.D201]+1" office:value-type="float" office:value="121001" calcext:value-type="float">
            <text:p>121001</text:p>
          </table:table-cell>
          <table:table-cell table:formula="of:=const_c*[.D201]" office:value-type="float" office:value="200000" calcext:value-type="float">
            <text:p>200000</text:p>
          </table:table-cell>
          <table:table-cell table:formula="of:=const_c*[.D201]*[.D201]" office:value-type="float" office:value="40000000" calcext:value-type="float">
            <text:p>40000000</text:p>
          </table:table-cell>
        </table:table-row>
        <table:table-row table:style-name="ro1">
          <table:table-cell table:number-columns-repeated="3"/>
          <table:table-cell table:formula="of:=[.D201]+1" office:value-type="float" office:value="201" calcext:value-type="float">
            <text:p>201</text:p>
          </table:table-cell>
          <table:table-cell table:formula="of:=3*[.D202]*[.D202]+5*[.D202]+1" office:value-type="float" office:value="122209" calcext:value-type="float">
            <text:p>122209</text:p>
          </table:table-cell>
          <table:table-cell table:formula="of:=const_c*[.D202]" office:value-type="float" office:value="201000" calcext:value-type="float">
            <text:p>201000</text:p>
          </table:table-cell>
          <table:table-cell table:formula="of:=const_c*[.D202]*[.D202]" office:value-type="float" office:value="40401000" calcext:value-type="float">
            <text:p>40401000</text:p>
          </table:table-cell>
        </table:table-row>
        <table:table-row table:style-name="ro1">
          <table:table-cell table:number-columns-repeated="3"/>
          <table:table-cell table:formula="of:=[.D202]+1" office:value-type="float" office:value="202" calcext:value-type="float">
            <text:p>202</text:p>
          </table:table-cell>
          <table:table-cell table:formula="of:=3*[.D203]*[.D203]+5*[.D203]+1" office:value-type="float" office:value="123423" calcext:value-type="float">
            <text:p>123423</text:p>
          </table:table-cell>
          <table:table-cell table:formula="of:=const_c*[.D203]" office:value-type="float" office:value="202000" calcext:value-type="float">
            <text:p>202000</text:p>
          </table:table-cell>
          <table:table-cell table:formula="of:=const_c*[.D203]*[.D203]" office:value-type="float" office:value="40804000" calcext:value-type="float">
            <text:p>40804000</text:p>
          </table:table-cell>
        </table:table-row>
        <table:table-row table:style-name="ro1">
          <table:table-cell table:number-columns-repeated="3"/>
          <table:table-cell table:formula="of:=[.D203]+1" office:value-type="float" office:value="203" calcext:value-type="float">
            <text:p>203</text:p>
          </table:table-cell>
          <table:table-cell table:formula="of:=3*[.D204]*[.D204]+5*[.D204]+1" office:value-type="float" office:value="124643" calcext:value-type="float">
            <text:p>124643</text:p>
          </table:table-cell>
          <table:table-cell table:formula="of:=const_c*[.D204]" office:value-type="float" office:value="203000" calcext:value-type="float">
            <text:p>203000</text:p>
          </table:table-cell>
          <table:table-cell table:formula="of:=const_c*[.D204]*[.D204]" office:value-type="float" office:value="41209000" calcext:value-type="float">
            <text:p>41209000</text:p>
          </table:table-cell>
        </table:table-row>
        <table:table-row table:style-name="ro1">
          <table:table-cell table:number-columns-repeated="3"/>
          <table:table-cell table:formula="of:=[.D204]+1" office:value-type="float" office:value="204" calcext:value-type="float">
            <text:p>204</text:p>
          </table:table-cell>
          <table:table-cell table:formula="of:=3*[.D205]*[.D205]+5*[.D205]+1" office:value-type="float" office:value="125869" calcext:value-type="float">
            <text:p>125869</text:p>
          </table:table-cell>
          <table:table-cell table:formula="of:=const_c*[.D205]" office:value-type="float" office:value="204000" calcext:value-type="float">
            <text:p>204000</text:p>
          </table:table-cell>
          <table:table-cell table:formula="of:=const_c*[.D205]*[.D205]" office:value-type="float" office:value="41616000" calcext:value-type="float">
            <text:p>41616000</text:p>
          </table:table-cell>
        </table:table-row>
        <table:table-row table:style-name="ro1">
          <table:table-cell table:number-columns-repeated="3"/>
          <table:table-cell table:formula="of:=[.D205]+1" office:value-type="float" office:value="205" calcext:value-type="float">
            <text:p>205</text:p>
          </table:table-cell>
          <table:table-cell table:formula="of:=3*[.D206]*[.D206]+5*[.D206]+1" office:value-type="float" office:value="127101" calcext:value-type="float">
            <text:p>127101</text:p>
          </table:table-cell>
          <table:table-cell table:formula="of:=const_c*[.D206]" office:value-type="float" office:value="205000" calcext:value-type="float">
            <text:p>205000</text:p>
          </table:table-cell>
          <table:table-cell table:formula="of:=const_c*[.D206]*[.D206]" office:value-type="float" office:value="42025000" calcext:value-type="float">
            <text:p>42025000</text:p>
          </table:table-cell>
        </table:table-row>
        <table:table-row table:style-name="ro1">
          <table:table-cell table:number-columns-repeated="3"/>
          <table:table-cell table:formula="of:=[.D206]+1" office:value-type="float" office:value="206" calcext:value-type="float">
            <text:p>206</text:p>
          </table:table-cell>
          <table:table-cell table:formula="of:=3*[.D207]*[.D207]+5*[.D207]+1" office:value-type="float" office:value="128339" calcext:value-type="float">
            <text:p>128339</text:p>
          </table:table-cell>
          <table:table-cell table:formula="of:=const_c*[.D207]" office:value-type="float" office:value="206000" calcext:value-type="float">
            <text:p>206000</text:p>
          </table:table-cell>
          <table:table-cell table:formula="of:=const_c*[.D207]*[.D207]" office:value-type="float" office:value="42436000" calcext:value-type="float">
            <text:p>42436000</text:p>
          </table:table-cell>
        </table:table-row>
        <table:table-row table:style-name="ro1">
          <table:table-cell table:number-columns-repeated="3"/>
          <table:table-cell table:formula="of:=[.D207]+1" office:value-type="float" office:value="207" calcext:value-type="float">
            <text:p>207</text:p>
          </table:table-cell>
          <table:table-cell table:formula="of:=3*[.D208]*[.D208]+5*[.D208]+1" office:value-type="float" office:value="129583" calcext:value-type="float">
            <text:p>129583</text:p>
          </table:table-cell>
          <table:table-cell table:formula="of:=const_c*[.D208]" office:value-type="float" office:value="207000" calcext:value-type="float">
            <text:p>207000</text:p>
          </table:table-cell>
          <table:table-cell table:formula="of:=const_c*[.D208]*[.D208]" office:value-type="float" office:value="42849000" calcext:value-type="float">
            <text:p>42849000</text:p>
          </table:table-cell>
        </table:table-row>
        <table:table-row table:style-name="ro1">
          <table:table-cell table:number-columns-repeated="3"/>
          <table:table-cell table:formula="of:=[.D208]+1" office:value-type="float" office:value="208" calcext:value-type="float">
            <text:p>208</text:p>
          </table:table-cell>
          <table:table-cell table:formula="of:=3*[.D209]*[.D209]+5*[.D209]+1" office:value-type="float" office:value="130833" calcext:value-type="float">
            <text:p>130833</text:p>
          </table:table-cell>
          <table:table-cell table:formula="of:=const_c*[.D209]" office:value-type="float" office:value="208000" calcext:value-type="float">
            <text:p>208000</text:p>
          </table:table-cell>
          <table:table-cell table:formula="of:=const_c*[.D209]*[.D209]" office:value-type="float" office:value="43264000" calcext:value-type="float">
            <text:p>43264000</text:p>
          </table:table-cell>
        </table:table-row>
        <table:table-row table:style-name="ro1">
          <table:table-cell table:number-columns-repeated="3"/>
          <table:table-cell table:formula="of:=[.D209]+1" office:value-type="float" office:value="209" calcext:value-type="float">
            <text:p>209</text:p>
          </table:table-cell>
          <table:table-cell table:formula="of:=3*[.D210]*[.D210]+5*[.D210]+1" office:value-type="float" office:value="132089" calcext:value-type="float">
            <text:p>132089</text:p>
          </table:table-cell>
          <table:table-cell table:formula="of:=const_c*[.D210]" office:value-type="float" office:value="209000" calcext:value-type="float">
            <text:p>209000</text:p>
          </table:table-cell>
          <table:table-cell table:formula="of:=const_c*[.D210]*[.D210]" office:value-type="float" office:value="43681000" calcext:value-type="float">
            <text:p>43681000</text:p>
          </table:table-cell>
        </table:table-row>
        <table:table-row table:style-name="ro1">
          <table:table-cell table:number-columns-repeated="3"/>
          <table:table-cell table:formula="of:=[.D210]+1" office:value-type="float" office:value="210" calcext:value-type="float">
            <text:p>210</text:p>
          </table:table-cell>
          <table:table-cell table:formula="of:=3*[.D211]*[.D211]+5*[.D211]+1" office:value-type="float" office:value="133351" calcext:value-type="float">
            <text:p>133351</text:p>
          </table:table-cell>
          <table:table-cell table:formula="of:=const_c*[.D211]" office:value-type="float" office:value="210000" calcext:value-type="float">
            <text:p>210000</text:p>
          </table:table-cell>
          <table:table-cell table:formula="of:=const_c*[.D211]*[.D211]" office:value-type="float" office:value="44100000" calcext:value-type="float">
            <text:p>44100000</text:p>
          </table:table-cell>
        </table:table-row>
        <table:table-row table:style-name="ro1">
          <table:table-cell table:number-columns-repeated="3"/>
          <table:table-cell table:formula="of:=[.D211]+1" office:value-type="float" office:value="211" calcext:value-type="float">
            <text:p>211</text:p>
          </table:table-cell>
          <table:table-cell table:formula="of:=3*[.D212]*[.D212]+5*[.D212]+1" office:value-type="float" office:value="134619" calcext:value-type="float">
            <text:p>134619</text:p>
          </table:table-cell>
          <table:table-cell table:formula="of:=const_c*[.D212]" office:value-type="float" office:value="211000" calcext:value-type="float">
            <text:p>211000</text:p>
          </table:table-cell>
          <table:table-cell table:formula="of:=const_c*[.D212]*[.D212]" office:value-type="float" office:value="44521000" calcext:value-type="float">
            <text:p>44521000</text:p>
          </table:table-cell>
        </table:table-row>
        <table:table-row table:style-name="ro1">
          <table:table-cell table:number-columns-repeated="3"/>
          <table:table-cell table:formula="of:=[.D212]+1" office:value-type="float" office:value="212" calcext:value-type="float">
            <text:p>212</text:p>
          </table:table-cell>
          <table:table-cell table:formula="of:=3*[.D213]*[.D213]+5*[.D213]+1" office:value-type="float" office:value="135893" calcext:value-type="float">
            <text:p>135893</text:p>
          </table:table-cell>
          <table:table-cell table:formula="of:=const_c*[.D213]" office:value-type="float" office:value="212000" calcext:value-type="float">
            <text:p>212000</text:p>
          </table:table-cell>
          <table:table-cell table:formula="of:=const_c*[.D213]*[.D213]" office:value-type="float" office:value="44944000" calcext:value-type="float">
            <text:p>44944000</text:p>
          </table:table-cell>
        </table:table-row>
        <table:table-row table:style-name="ro1">
          <table:table-cell table:number-columns-repeated="3"/>
          <table:table-cell table:formula="of:=[.D213]+1" office:value-type="float" office:value="213" calcext:value-type="float">
            <text:p>213</text:p>
          </table:table-cell>
          <table:table-cell table:formula="of:=3*[.D214]*[.D214]+5*[.D214]+1" office:value-type="float" office:value="137173" calcext:value-type="float">
            <text:p>137173</text:p>
          </table:table-cell>
          <table:table-cell table:formula="of:=const_c*[.D214]" office:value-type="float" office:value="213000" calcext:value-type="float">
            <text:p>213000</text:p>
          </table:table-cell>
          <table:table-cell table:formula="of:=const_c*[.D214]*[.D214]" office:value-type="float" office:value="45369000" calcext:value-type="float">
            <text:p>45369000</text:p>
          </table:table-cell>
        </table:table-row>
        <table:table-row table:style-name="ro1">
          <table:table-cell table:number-columns-repeated="3"/>
          <table:table-cell table:formula="of:=[.D214]+1" office:value-type="float" office:value="214" calcext:value-type="float">
            <text:p>214</text:p>
          </table:table-cell>
          <table:table-cell table:formula="of:=3*[.D215]*[.D215]+5*[.D215]+1" office:value-type="float" office:value="138459" calcext:value-type="float">
            <text:p>138459</text:p>
          </table:table-cell>
          <table:table-cell table:formula="of:=const_c*[.D215]" office:value-type="float" office:value="214000" calcext:value-type="float">
            <text:p>214000</text:p>
          </table:table-cell>
          <table:table-cell table:formula="of:=const_c*[.D215]*[.D215]" office:value-type="float" office:value="45796000" calcext:value-type="float">
            <text:p>45796000</text:p>
          </table:table-cell>
        </table:table-row>
        <table:table-row table:style-name="ro1">
          <table:table-cell table:number-columns-repeated="3"/>
          <table:table-cell table:formula="of:=[.D215]+1" office:value-type="float" office:value="215" calcext:value-type="float">
            <text:p>215</text:p>
          </table:table-cell>
          <table:table-cell table:formula="of:=3*[.D216]*[.D216]+5*[.D216]+1" office:value-type="float" office:value="139751" calcext:value-type="float">
            <text:p>139751</text:p>
          </table:table-cell>
          <table:table-cell table:formula="of:=const_c*[.D216]" office:value-type="float" office:value="215000" calcext:value-type="float">
            <text:p>215000</text:p>
          </table:table-cell>
          <table:table-cell table:formula="of:=const_c*[.D216]*[.D216]" office:value-type="float" office:value="46225000" calcext:value-type="float">
            <text:p>46225000</text:p>
          </table:table-cell>
        </table:table-row>
        <table:table-row table:style-name="ro1">
          <table:table-cell table:number-columns-repeated="3"/>
          <table:table-cell table:formula="of:=[.D216]+1" office:value-type="float" office:value="216" calcext:value-type="float">
            <text:p>216</text:p>
          </table:table-cell>
          <table:table-cell table:formula="of:=3*[.D217]*[.D217]+5*[.D217]+1" office:value-type="float" office:value="141049" calcext:value-type="float">
            <text:p>141049</text:p>
          </table:table-cell>
          <table:table-cell table:formula="of:=const_c*[.D217]" office:value-type="float" office:value="216000" calcext:value-type="float">
            <text:p>216000</text:p>
          </table:table-cell>
          <table:table-cell table:formula="of:=const_c*[.D217]*[.D217]" office:value-type="float" office:value="46656000" calcext:value-type="float">
            <text:p>46656000</text:p>
          </table:table-cell>
        </table:table-row>
        <table:table-row table:style-name="ro1">
          <table:table-cell table:number-columns-repeated="3"/>
          <table:table-cell table:formula="of:=[.D217]+1" office:value-type="float" office:value="217" calcext:value-type="float">
            <text:p>217</text:p>
          </table:table-cell>
          <table:table-cell table:formula="of:=3*[.D218]*[.D218]+5*[.D218]+1" office:value-type="float" office:value="142353" calcext:value-type="float">
            <text:p>142353</text:p>
          </table:table-cell>
          <table:table-cell table:formula="of:=const_c*[.D218]" office:value-type="float" office:value="217000" calcext:value-type="float">
            <text:p>217000</text:p>
          </table:table-cell>
          <table:table-cell table:formula="of:=const_c*[.D218]*[.D218]" office:value-type="float" office:value="47089000" calcext:value-type="float">
            <text:p>47089000</text:p>
          </table:table-cell>
        </table:table-row>
        <table:table-row table:style-name="ro1">
          <table:table-cell table:number-columns-repeated="3"/>
          <table:table-cell table:formula="of:=[.D218]+1" office:value-type="float" office:value="218" calcext:value-type="float">
            <text:p>218</text:p>
          </table:table-cell>
          <table:table-cell table:formula="of:=3*[.D219]*[.D219]+5*[.D219]+1" office:value-type="float" office:value="143663" calcext:value-type="float">
            <text:p>143663</text:p>
          </table:table-cell>
          <table:table-cell table:formula="of:=const_c*[.D219]" office:value-type="float" office:value="218000" calcext:value-type="float">
            <text:p>218000</text:p>
          </table:table-cell>
          <table:table-cell table:formula="of:=const_c*[.D219]*[.D219]" office:value-type="float" office:value="47524000" calcext:value-type="float">
            <text:p>47524000</text:p>
          </table:table-cell>
        </table:table-row>
        <table:table-row table:style-name="ro1">
          <table:table-cell table:number-columns-repeated="3"/>
          <table:table-cell table:formula="of:=[.D219]+1" office:value-type="float" office:value="219" calcext:value-type="float">
            <text:p>219</text:p>
          </table:table-cell>
          <table:table-cell table:formula="of:=3*[.D220]*[.D220]+5*[.D220]+1" office:value-type="float" office:value="144979" calcext:value-type="float">
            <text:p>144979</text:p>
          </table:table-cell>
          <table:table-cell table:formula="of:=const_c*[.D220]" office:value-type="float" office:value="219000" calcext:value-type="float">
            <text:p>219000</text:p>
          </table:table-cell>
          <table:table-cell table:formula="of:=const_c*[.D220]*[.D220]" office:value-type="float" office:value="47961000" calcext:value-type="float">
            <text:p>47961000</text:p>
          </table:table-cell>
        </table:table-row>
        <table:table-row table:style-name="ro1">
          <table:table-cell table:number-columns-repeated="3"/>
          <table:table-cell table:formula="of:=[.D220]+1" office:value-type="float" office:value="220" calcext:value-type="float">
            <text:p>220</text:p>
          </table:table-cell>
          <table:table-cell table:formula="of:=3*[.D221]*[.D221]+5*[.D221]+1" office:value-type="float" office:value="146301" calcext:value-type="float">
            <text:p>146301</text:p>
          </table:table-cell>
          <table:table-cell table:formula="of:=const_c*[.D221]" office:value-type="float" office:value="220000" calcext:value-type="float">
            <text:p>220000</text:p>
          </table:table-cell>
          <table:table-cell table:formula="of:=const_c*[.D221]*[.D221]" office:value-type="float" office:value="48400000" calcext:value-type="float">
            <text:p>48400000</text:p>
          </table:table-cell>
        </table:table-row>
        <table:table-row table:style-name="ro1">
          <table:table-cell table:number-columns-repeated="3"/>
          <table:table-cell table:formula="of:=[.D221]+1" office:value-type="float" office:value="221" calcext:value-type="float">
            <text:p>221</text:p>
          </table:table-cell>
          <table:table-cell table:formula="of:=3*[.D222]*[.D222]+5*[.D222]+1" office:value-type="float" office:value="147629" calcext:value-type="float">
            <text:p>147629</text:p>
          </table:table-cell>
          <table:table-cell table:formula="of:=const_c*[.D222]" office:value-type="float" office:value="221000" calcext:value-type="float">
            <text:p>221000</text:p>
          </table:table-cell>
          <table:table-cell table:formula="of:=const_c*[.D222]*[.D222]" office:value-type="float" office:value="48841000" calcext:value-type="float">
            <text:p>48841000</text:p>
          </table:table-cell>
        </table:table-row>
        <table:table-row table:style-name="ro1">
          <table:table-cell table:number-columns-repeated="3"/>
          <table:table-cell table:formula="of:=[.D222]+1" office:value-type="float" office:value="222" calcext:value-type="float">
            <text:p>222</text:p>
          </table:table-cell>
          <table:table-cell table:formula="of:=3*[.D223]*[.D223]+5*[.D223]+1" office:value-type="float" office:value="148963" calcext:value-type="float">
            <text:p>148963</text:p>
          </table:table-cell>
          <table:table-cell table:formula="of:=const_c*[.D223]" office:value-type="float" office:value="222000" calcext:value-type="float">
            <text:p>222000</text:p>
          </table:table-cell>
          <table:table-cell table:formula="of:=const_c*[.D223]*[.D223]" office:value-type="float" office:value="49284000" calcext:value-type="float">
            <text:p>49284000</text:p>
          </table:table-cell>
        </table:table-row>
        <table:table-row table:style-name="ro1">
          <table:table-cell table:number-columns-repeated="3"/>
          <table:table-cell table:formula="of:=[.D223]+1" office:value-type="float" office:value="223" calcext:value-type="float">
            <text:p>223</text:p>
          </table:table-cell>
          <table:table-cell table:formula="of:=3*[.D224]*[.D224]+5*[.D224]+1" office:value-type="float" office:value="150303" calcext:value-type="float">
            <text:p>150303</text:p>
          </table:table-cell>
          <table:table-cell table:formula="of:=const_c*[.D224]" office:value-type="float" office:value="223000" calcext:value-type="float">
            <text:p>223000</text:p>
          </table:table-cell>
          <table:table-cell table:formula="of:=const_c*[.D224]*[.D224]" office:value-type="float" office:value="49729000" calcext:value-type="float">
            <text:p>49729000</text:p>
          </table:table-cell>
        </table:table-row>
        <table:table-row table:style-name="ro1">
          <table:table-cell table:number-columns-repeated="3"/>
          <table:table-cell table:formula="of:=[.D224]+1" office:value-type="float" office:value="224" calcext:value-type="float">
            <text:p>224</text:p>
          </table:table-cell>
          <table:table-cell table:formula="of:=3*[.D225]*[.D225]+5*[.D225]+1" office:value-type="float" office:value="151649" calcext:value-type="float">
            <text:p>151649</text:p>
          </table:table-cell>
          <table:table-cell table:formula="of:=const_c*[.D225]" office:value-type="float" office:value="224000" calcext:value-type="float">
            <text:p>224000</text:p>
          </table:table-cell>
          <table:table-cell table:formula="of:=const_c*[.D225]*[.D225]" office:value-type="float" office:value="50176000" calcext:value-type="float">
            <text:p>50176000</text:p>
          </table:table-cell>
        </table:table-row>
        <table:table-row table:style-name="ro1">
          <table:table-cell table:number-columns-repeated="3"/>
          <table:table-cell table:formula="of:=[.D225]+1" office:value-type="float" office:value="225" calcext:value-type="float">
            <text:p>225</text:p>
          </table:table-cell>
          <table:table-cell table:formula="of:=3*[.D226]*[.D226]+5*[.D226]+1" office:value-type="float" office:value="153001" calcext:value-type="float">
            <text:p>153001</text:p>
          </table:table-cell>
          <table:table-cell table:formula="of:=const_c*[.D226]" office:value-type="float" office:value="225000" calcext:value-type="float">
            <text:p>225000</text:p>
          </table:table-cell>
          <table:table-cell table:formula="of:=const_c*[.D226]*[.D226]" office:value-type="float" office:value="50625000" calcext:value-type="float">
            <text:p>50625000</text:p>
          </table:table-cell>
        </table:table-row>
        <table:table-row table:style-name="ro1">
          <table:table-cell table:number-columns-repeated="3"/>
          <table:table-cell table:formula="of:=[.D226]+1" office:value-type="float" office:value="226" calcext:value-type="float">
            <text:p>226</text:p>
          </table:table-cell>
          <table:table-cell table:formula="of:=3*[.D227]*[.D227]+5*[.D227]+1" office:value-type="float" office:value="154359" calcext:value-type="float">
            <text:p>154359</text:p>
          </table:table-cell>
          <table:table-cell table:formula="of:=const_c*[.D227]" office:value-type="float" office:value="226000" calcext:value-type="float">
            <text:p>226000</text:p>
          </table:table-cell>
          <table:table-cell table:formula="of:=const_c*[.D227]*[.D227]" office:value-type="float" office:value="51076000" calcext:value-type="float">
            <text:p>51076000</text:p>
          </table:table-cell>
        </table:table-row>
        <table:table-row table:style-name="ro1">
          <table:table-cell table:number-columns-repeated="3"/>
          <table:table-cell table:formula="of:=[.D227]+1" office:value-type="float" office:value="227" calcext:value-type="float">
            <text:p>227</text:p>
          </table:table-cell>
          <table:table-cell table:formula="of:=3*[.D228]*[.D228]+5*[.D228]+1" office:value-type="float" office:value="155723" calcext:value-type="float">
            <text:p>155723</text:p>
          </table:table-cell>
          <table:table-cell table:formula="of:=const_c*[.D228]" office:value-type="float" office:value="227000" calcext:value-type="float">
            <text:p>227000</text:p>
          </table:table-cell>
          <table:table-cell table:formula="of:=const_c*[.D228]*[.D228]" office:value-type="float" office:value="51529000" calcext:value-type="float">
            <text:p>51529000</text:p>
          </table:table-cell>
        </table:table-row>
        <table:table-row table:style-name="ro1">
          <table:table-cell table:number-columns-repeated="3"/>
          <table:table-cell table:formula="of:=[.D228]+1" office:value-type="float" office:value="228" calcext:value-type="float">
            <text:p>228</text:p>
          </table:table-cell>
          <table:table-cell table:formula="of:=3*[.D229]*[.D229]+5*[.D229]+1" office:value-type="float" office:value="157093" calcext:value-type="float">
            <text:p>157093</text:p>
          </table:table-cell>
          <table:table-cell table:formula="of:=const_c*[.D229]" office:value-type="float" office:value="228000" calcext:value-type="float">
            <text:p>228000</text:p>
          </table:table-cell>
          <table:table-cell table:formula="of:=const_c*[.D229]*[.D229]" office:value-type="float" office:value="51984000" calcext:value-type="float">
            <text:p>51984000</text:p>
          </table:table-cell>
        </table:table-row>
        <table:table-row table:style-name="ro1">
          <table:table-cell table:number-columns-repeated="3"/>
          <table:table-cell table:formula="of:=[.D229]+1" office:value-type="float" office:value="229" calcext:value-type="float">
            <text:p>229</text:p>
          </table:table-cell>
          <table:table-cell table:formula="of:=3*[.D230]*[.D230]+5*[.D230]+1" office:value-type="float" office:value="158469" calcext:value-type="float">
            <text:p>158469</text:p>
          </table:table-cell>
          <table:table-cell table:formula="of:=const_c*[.D230]" office:value-type="float" office:value="229000" calcext:value-type="float">
            <text:p>229000</text:p>
          </table:table-cell>
          <table:table-cell table:formula="of:=const_c*[.D230]*[.D230]" office:value-type="float" office:value="52441000" calcext:value-type="float">
            <text:p>52441000</text:p>
          </table:table-cell>
        </table:table-row>
        <table:table-row table:style-name="ro1">
          <table:table-cell table:number-columns-repeated="3"/>
          <table:table-cell table:formula="of:=[.D230]+1" office:value-type="float" office:value="230" calcext:value-type="float">
            <text:p>230</text:p>
          </table:table-cell>
          <table:table-cell table:formula="of:=3*[.D231]*[.D231]+5*[.D231]+1" office:value-type="float" office:value="159851" calcext:value-type="float">
            <text:p>159851</text:p>
          </table:table-cell>
          <table:table-cell table:formula="of:=const_c*[.D231]" office:value-type="float" office:value="230000" calcext:value-type="float">
            <text:p>230000</text:p>
          </table:table-cell>
          <table:table-cell table:formula="of:=const_c*[.D231]*[.D231]" office:value-type="float" office:value="52900000" calcext:value-type="float">
            <text:p>52900000</text:p>
          </table:table-cell>
        </table:table-row>
        <table:table-row table:style-name="ro1">
          <table:table-cell table:number-columns-repeated="3"/>
          <table:table-cell table:formula="of:=[.D231]+1" office:value-type="float" office:value="231" calcext:value-type="float">
            <text:p>231</text:p>
          </table:table-cell>
          <table:table-cell table:formula="of:=3*[.D232]*[.D232]+5*[.D232]+1" office:value-type="float" office:value="161239" calcext:value-type="float">
            <text:p>161239</text:p>
          </table:table-cell>
          <table:table-cell table:formula="of:=const_c*[.D232]" office:value-type="float" office:value="231000" calcext:value-type="float">
            <text:p>231000</text:p>
          </table:table-cell>
          <table:table-cell table:formula="of:=const_c*[.D232]*[.D232]" office:value-type="float" office:value="53361000" calcext:value-type="float">
            <text:p>53361000</text:p>
          </table:table-cell>
        </table:table-row>
        <table:table-row table:style-name="ro1">
          <table:table-cell table:number-columns-repeated="3"/>
          <table:table-cell table:formula="of:=[.D232]+1" office:value-type="float" office:value="232" calcext:value-type="float">
            <text:p>232</text:p>
          </table:table-cell>
          <table:table-cell table:formula="of:=3*[.D233]*[.D233]+5*[.D233]+1" office:value-type="float" office:value="162633" calcext:value-type="float">
            <text:p>162633</text:p>
          </table:table-cell>
          <table:table-cell table:formula="of:=const_c*[.D233]" office:value-type="float" office:value="232000" calcext:value-type="float">
            <text:p>232000</text:p>
          </table:table-cell>
          <table:table-cell table:formula="of:=const_c*[.D233]*[.D233]" office:value-type="float" office:value="53824000" calcext:value-type="float">
            <text:p>53824000</text:p>
          </table:table-cell>
        </table:table-row>
        <table:table-row table:style-name="ro1">
          <table:table-cell table:number-columns-repeated="3"/>
          <table:table-cell table:formula="of:=[.D233]+1" office:value-type="float" office:value="233" calcext:value-type="float">
            <text:p>233</text:p>
          </table:table-cell>
          <table:table-cell table:formula="of:=3*[.D234]*[.D234]+5*[.D234]+1" office:value-type="float" office:value="164033" calcext:value-type="float">
            <text:p>164033</text:p>
          </table:table-cell>
          <table:table-cell table:formula="of:=const_c*[.D234]" office:value-type="float" office:value="233000" calcext:value-type="float">
            <text:p>233000</text:p>
          </table:table-cell>
          <table:table-cell table:formula="of:=const_c*[.D234]*[.D234]" office:value-type="float" office:value="54289000" calcext:value-type="float">
            <text:p>54289000</text:p>
          </table:table-cell>
        </table:table-row>
        <table:table-row table:style-name="ro1">
          <table:table-cell table:number-columns-repeated="3"/>
          <table:table-cell table:formula="of:=[.D234]+1" office:value-type="float" office:value="234" calcext:value-type="float">
            <text:p>234</text:p>
          </table:table-cell>
          <table:table-cell table:formula="of:=3*[.D235]*[.D235]+5*[.D235]+1" office:value-type="float" office:value="165439" calcext:value-type="float">
            <text:p>165439</text:p>
          </table:table-cell>
          <table:table-cell table:formula="of:=const_c*[.D235]" office:value-type="float" office:value="234000" calcext:value-type="float">
            <text:p>234000</text:p>
          </table:table-cell>
          <table:table-cell table:formula="of:=const_c*[.D235]*[.D235]" office:value-type="float" office:value="54756000" calcext:value-type="float">
            <text:p>54756000</text:p>
          </table:table-cell>
        </table:table-row>
        <table:table-row table:style-name="ro1">
          <table:table-cell table:number-columns-repeated="3"/>
          <table:table-cell table:formula="of:=[.D235]+1" office:value-type="float" office:value="235" calcext:value-type="float">
            <text:p>235</text:p>
          </table:table-cell>
          <table:table-cell table:formula="of:=3*[.D236]*[.D236]+5*[.D236]+1" office:value-type="float" office:value="166851" calcext:value-type="float">
            <text:p>166851</text:p>
          </table:table-cell>
          <table:table-cell table:formula="of:=const_c*[.D236]" office:value-type="float" office:value="235000" calcext:value-type="float">
            <text:p>235000</text:p>
          </table:table-cell>
          <table:table-cell table:formula="of:=const_c*[.D236]*[.D236]" office:value-type="float" office:value="55225000" calcext:value-type="float">
            <text:p>55225000</text:p>
          </table:table-cell>
        </table:table-row>
        <table:table-row table:style-name="ro1">
          <table:table-cell table:number-columns-repeated="3"/>
          <table:table-cell table:formula="of:=[.D236]+1" office:value-type="float" office:value="236" calcext:value-type="float">
            <text:p>236</text:p>
          </table:table-cell>
          <table:table-cell table:formula="of:=3*[.D237]*[.D237]+5*[.D237]+1" office:value-type="float" office:value="168269" calcext:value-type="float">
            <text:p>168269</text:p>
          </table:table-cell>
          <table:table-cell table:formula="of:=const_c*[.D237]" office:value-type="float" office:value="236000" calcext:value-type="float">
            <text:p>236000</text:p>
          </table:table-cell>
          <table:table-cell table:formula="of:=const_c*[.D237]*[.D237]" office:value-type="float" office:value="55696000" calcext:value-type="float">
            <text:p>55696000</text:p>
          </table:table-cell>
        </table:table-row>
        <table:table-row table:style-name="ro1">
          <table:table-cell table:number-columns-repeated="3"/>
          <table:table-cell table:formula="of:=[.D237]+1" office:value-type="float" office:value="237" calcext:value-type="float">
            <text:p>237</text:p>
          </table:table-cell>
          <table:table-cell table:formula="of:=3*[.D238]*[.D238]+5*[.D238]+1" office:value-type="float" office:value="169693" calcext:value-type="float">
            <text:p>169693</text:p>
          </table:table-cell>
          <table:table-cell table:formula="of:=const_c*[.D238]" office:value-type="float" office:value="237000" calcext:value-type="float">
            <text:p>237000</text:p>
          </table:table-cell>
          <table:table-cell table:formula="of:=const_c*[.D238]*[.D238]" office:value-type="float" office:value="56169000" calcext:value-type="float">
            <text:p>56169000</text:p>
          </table:table-cell>
        </table:table-row>
        <table:table-row table:style-name="ro1">
          <table:table-cell table:number-columns-repeated="3"/>
          <table:table-cell table:formula="of:=[.D238]+1" office:value-type="float" office:value="238" calcext:value-type="float">
            <text:p>238</text:p>
          </table:table-cell>
          <table:table-cell table:formula="of:=3*[.D239]*[.D239]+5*[.D239]+1" office:value-type="float" office:value="171123" calcext:value-type="float">
            <text:p>171123</text:p>
          </table:table-cell>
          <table:table-cell table:formula="of:=const_c*[.D239]" office:value-type="float" office:value="238000" calcext:value-type="float">
            <text:p>238000</text:p>
          </table:table-cell>
          <table:table-cell table:formula="of:=const_c*[.D239]*[.D239]" office:value-type="float" office:value="56644000" calcext:value-type="float">
            <text:p>56644000</text:p>
          </table:table-cell>
        </table:table-row>
        <table:table-row table:style-name="ro1">
          <table:table-cell table:number-columns-repeated="3"/>
          <table:table-cell table:formula="of:=[.D239]+1" office:value-type="float" office:value="239" calcext:value-type="float">
            <text:p>239</text:p>
          </table:table-cell>
          <table:table-cell table:formula="of:=3*[.D240]*[.D240]+5*[.D240]+1" office:value-type="float" office:value="172559" calcext:value-type="float">
            <text:p>172559</text:p>
          </table:table-cell>
          <table:table-cell table:formula="of:=const_c*[.D240]" office:value-type="float" office:value="239000" calcext:value-type="float">
            <text:p>239000</text:p>
          </table:table-cell>
          <table:table-cell table:formula="of:=const_c*[.D240]*[.D240]" office:value-type="float" office:value="57121000" calcext:value-type="float">
            <text:p>57121000</text:p>
          </table:table-cell>
        </table:table-row>
        <table:table-row table:style-name="ro1">
          <table:table-cell table:number-columns-repeated="3"/>
          <table:table-cell table:formula="of:=[.D240]+1" office:value-type="float" office:value="240" calcext:value-type="float">
            <text:p>240</text:p>
          </table:table-cell>
          <table:table-cell table:formula="of:=3*[.D241]*[.D241]+5*[.D241]+1" office:value-type="float" office:value="174001" calcext:value-type="float">
            <text:p>174001</text:p>
          </table:table-cell>
          <table:table-cell table:formula="of:=const_c*[.D241]" office:value-type="float" office:value="240000" calcext:value-type="float">
            <text:p>240000</text:p>
          </table:table-cell>
          <table:table-cell table:formula="of:=const_c*[.D241]*[.D241]" office:value-type="float" office:value="57600000" calcext:value-type="float">
            <text:p>57600000</text:p>
          </table:table-cell>
        </table:table-row>
        <table:table-row table:style-name="ro1">
          <table:table-cell table:number-columns-repeated="3"/>
          <table:table-cell table:formula="of:=[.D241]+1" office:value-type="float" office:value="241" calcext:value-type="float">
            <text:p>241</text:p>
          </table:table-cell>
          <table:table-cell table:formula="of:=3*[.D242]*[.D242]+5*[.D242]+1" office:value-type="float" office:value="175449" calcext:value-type="float">
            <text:p>175449</text:p>
          </table:table-cell>
          <table:table-cell table:formula="of:=const_c*[.D242]" office:value-type="float" office:value="241000" calcext:value-type="float">
            <text:p>241000</text:p>
          </table:table-cell>
          <table:table-cell table:formula="of:=const_c*[.D242]*[.D242]" office:value-type="float" office:value="58081000" calcext:value-type="float">
            <text:p>58081000</text:p>
          </table:table-cell>
        </table:table-row>
        <table:table-row table:style-name="ro1">
          <table:table-cell table:number-columns-repeated="3"/>
          <table:table-cell table:formula="of:=[.D242]+1" office:value-type="float" office:value="242" calcext:value-type="float">
            <text:p>242</text:p>
          </table:table-cell>
          <table:table-cell table:formula="of:=3*[.D243]*[.D243]+5*[.D243]+1" office:value-type="float" office:value="176903" calcext:value-type="float">
            <text:p>176903</text:p>
          </table:table-cell>
          <table:table-cell table:formula="of:=const_c*[.D243]" office:value-type="float" office:value="242000" calcext:value-type="float">
            <text:p>242000</text:p>
          </table:table-cell>
          <table:table-cell table:formula="of:=const_c*[.D243]*[.D243]" office:value-type="float" office:value="58564000" calcext:value-type="float">
            <text:p>58564000</text:p>
          </table:table-cell>
        </table:table-row>
        <table:table-row table:style-name="ro1">
          <table:table-cell table:number-columns-repeated="3"/>
          <table:table-cell table:formula="of:=[.D243]+1" office:value-type="float" office:value="243" calcext:value-type="float">
            <text:p>243</text:p>
          </table:table-cell>
          <table:table-cell table:formula="of:=3*[.D244]*[.D244]+5*[.D244]+1" office:value-type="float" office:value="178363" calcext:value-type="float">
            <text:p>178363</text:p>
          </table:table-cell>
          <table:table-cell table:formula="of:=const_c*[.D244]" office:value-type="float" office:value="243000" calcext:value-type="float">
            <text:p>243000</text:p>
          </table:table-cell>
          <table:table-cell table:formula="of:=const_c*[.D244]*[.D244]" office:value-type="float" office:value="59049000" calcext:value-type="float">
            <text:p>59049000</text:p>
          </table:table-cell>
        </table:table-row>
        <table:table-row table:style-name="ro1">
          <table:table-cell table:number-columns-repeated="3"/>
          <table:table-cell table:formula="of:=[.D244]+1" office:value-type="float" office:value="244" calcext:value-type="float">
            <text:p>244</text:p>
          </table:table-cell>
          <table:table-cell table:formula="of:=3*[.D245]*[.D245]+5*[.D245]+1" office:value-type="float" office:value="179829" calcext:value-type="float">
            <text:p>179829</text:p>
          </table:table-cell>
          <table:table-cell table:formula="of:=const_c*[.D245]" office:value-type="float" office:value="244000" calcext:value-type="float">
            <text:p>244000</text:p>
          </table:table-cell>
          <table:table-cell table:formula="of:=const_c*[.D245]*[.D245]" office:value-type="float" office:value="59536000" calcext:value-type="float">
            <text:p>59536000</text:p>
          </table:table-cell>
        </table:table-row>
        <table:table-row table:style-name="ro1">
          <table:table-cell table:number-columns-repeated="3"/>
          <table:table-cell table:formula="of:=[.D245]+1" office:value-type="float" office:value="245" calcext:value-type="float">
            <text:p>245</text:p>
          </table:table-cell>
          <table:table-cell table:formula="of:=3*[.D246]*[.D246]+5*[.D246]+1" office:value-type="float" office:value="181301" calcext:value-type="float">
            <text:p>181301</text:p>
          </table:table-cell>
          <table:table-cell table:formula="of:=const_c*[.D246]" office:value-type="float" office:value="245000" calcext:value-type="float">
            <text:p>245000</text:p>
          </table:table-cell>
          <table:table-cell table:formula="of:=const_c*[.D246]*[.D246]" office:value-type="float" office:value="60025000" calcext:value-type="float">
            <text:p>60025000</text:p>
          </table:table-cell>
        </table:table-row>
        <table:table-row table:style-name="ro1">
          <table:table-cell table:number-columns-repeated="3"/>
          <table:table-cell table:formula="of:=[.D246]+1" office:value-type="float" office:value="246" calcext:value-type="float">
            <text:p>246</text:p>
          </table:table-cell>
          <table:table-cell table:formula="of:=3*[.D247]*[.D247]+5*[.D247]+1" office:value-type="float" office:value="182779" calcext:value-type="float">
            <text:p>182779</text:p>
          </table:table-cell>
          <table:table-cell table:formula="of:=const_c*[.D247]" office:value-type="float" office:value="246000" calcext:value-type="float">
            <text:p>246000</text:p>
          </table:table-cell>
          <table:table-cell table:formula="of:=const_c*[.D247]*[.D247]" office:value-type="float" office:value="60516000" calcext:value-type="float">
            <text:p>60516000</text:p>
          </table:table-cell>
        </table:table-row>
        <table:table-row table:style-name="ro1">
          <table:table-cell table:number-columns-repeated="3"/>
          <table:table-cell table:formula="of:=[.D247]+1" office:value-type="float" office:value="247" calcext:value-type="float">
            <text:p>247</text:p>
          </table:table-cell>
          <table:table-cell table:formula="of:=3*[.D248]*[.D248]+5*[.D248]+1" office:value-type="float" office:value="184263" calcext:value-type="float">
            <text:p>184263</text:p>
          </table:table-cell>
          <table:table-cell table:formula="of:=const_c*[.D248]" office:value-type="float" office:value="247000" calcext:value-type="float">
            <text:p>247000</text:p>
          </table:table-cell>
          <table:table-cell table:formula="of:=const_c*[.D248]*[.D248]" office:value-type="float" office:value="61009000" calcext:value-type="float">
            <text:p>61009000</text:p>
          </table:table-cell>
        </table:table-row>
        <table:table-row table:style-name="ro1">
          <table:table-cell table:number-columns-repeated="3"/>
          <table:table-cell table:formula="of:=[.D248]+1" office:value-type="float" office:value="248" calcext:value-type="float">
            <text:p>248</text:p>
          </table:table-cell>
          <table:table-cell table:formula="of:=3*[.D249]*[.D249]+5*[.D249]+1" office:value-type="float" office:value="185753" calcext:value-type="float">
            <text:p>185753</text:p>
          </table:table-cell>
          <table:table-cell table:formula="of:=const_c*[.D249]" office:value-type="float" office:value="248000" calcext:value-type="float">
            <text:p>248000</text:p>
          </table:table-cell>
          <table:table-cell table:formula="of:=const_c*[.D249]*[.D249]" office:value-type="float" office:value="61504000" calcext:value-type="float">
            <text:p>61504000</text:p>
          </table:table-cell>
        </table:table-row>
        <table:table-row table:style-name="ro1">
          <table:table-cell table:number-columns-repeated="3"/>
          <table:table-cell table:formula="of:=[.D249]+1" office:value-type="float" office:value="249" calcext:value-type="float">
            <text:p>249</text:p>
          </table:table-cell>
          <table:table-cell table:formula="of:=3*[.D250]*[.D250]+5*[.D250]+1" office:value-type="float" office:value="187249" calcext:value-type="float">
            <text:p>187249</text:p>
          </table:table-cell>
          <table:table-cell table:formula="of:=const_c*[.D250]" office:value-type="float" office:value="249000" calcext:value-type="float">
            <text:p>249000</text:p>
          </table:table-cell>
          <table:table-cell table:formula="of:=const_c*[.D250]*[.D250]" office:value-type="float" office:value="62001000" calcext:value-type="float">
            <text:p>62001000</text:p>
          </table:table-cell>
        </table:table-row>
        <table:table-row table:style-name="ro1">
          <table:table-cell table:number-columns-repeated="3"/>
          <table:table-cell table:formula="of:=[.D250]+1" office:value-type="float" office:value="250" calcext:value-type="float">
            <text:p>250</text:p>
          </table:table-cell>
          <table:table-cell table:formula="of:=3*[.D251]*[.D251]+5*[.D251]+1" office:value-type="float" office:value="188751" calcext:value-type="float">
            <text:p>188751</text:p>
          </table:table-cell>
          <table:table-cell table:formula="of:=const_c*[.D251]" office:value-type="float" office:value="250000" calcext:value-type="float">
            <text:p>250000</text:p>
          </table:table-cell>
          <table:table-cell table:formula="of:=const_c*[.D251]*[.D251]" office:value-type="float" office:value="62500000" calcext:value-type="float">
            <text:p>62500000</text:p>
          </table:table-cell>
        </table:table-row>
        <table:table-row table:style-name="ro1">
          <table:table-cell table:number-columns-repeated="3"/>
          <table:table-cell table:formula="of:=[.D251]+1" office:value-type="float" office:value="251" calcext:value-type="float">
            <text:p>251</text:p>
          </table:table-cell>
          <table:table-cell table:formula="of:=3*[.D252]*[.D252]+5*[.D252]+1" office:value-type="float" office:value="190259" calcext:value-type="float">
            <text:p>190259</text:p>
          </table:table-cell>
          <table:table-cell table:formula="of:=const_c*[.D252]" office:value-type="float" office:value="251000" calcext:value-type="float">
            <text:p>251000</text:p>
          </table:table-cell>
          <table:table-cell table:formula="of:=const_c*[.D252]*[.D252]" office:value-type="float" office:value="63001000" calcext:value-type="float">
            <text:p>63001000</text:p>
          </table:table-cell>
        </table:table-row>
        <table:table-row table:style-name="ro1">
          <table:table-cell table:number-columns-repeated="3"/>
          <table:table-cell table:formula="of:=[.D252]+1" office:value-type="float" office:value="252" calcext:value-type="float">
            <text:p>252</text:p>
          </table:table-cell>
          <table:table-cell table:formula="of:=3*[.D253]*[.D253]+5*[.D253]+1" office:value-type="float" office:value="191773" calcext:value-type="float">
            <text:p>191773</text:p>
          </table:table-cell>
          <table:table-cell table:formula="of:=const_c*[.D253]" office:value-type="float" office:value="252000" calcext:value-type="float">
            <text:p>252000</text:p>
          </table:table-cell>
          <table:table-cell table:formula="of:=const_c*[.D253]*[.D253]" office:value-type="float" office:value="63504000" calcext:value-type="float">
            <text:p>63504000</text:p>
          </table:table-cell>
        </table:table-row>
        <table:table-row table:style-name="ro1">
          <table:table-cell table:number-columns-repeated="3"/>
          <table:table-cell table:formula="of:=[.D253]+1" office:value-type="float" office:value="253" calcext:value-type="float">
            <text:p>253</text:p>
          </table:table-cell>
          <table:table-cell table:formula="of:=3*[.D254]*[.D254]+5*[.D254]+1" office:value-type="float" office:value="193293" calcext:value-type="float">
            <text:p>193293</text:p>
          </table:table-cell>
          <table:table-cell table:formula="of:=const_c*[.D254]" office:value-type="float" office:value="253000" calcext:value-type="float">
            <text:p>253000</text:p>
          </table:table-cell>
          <table:table-cell table:formula="of:=const_c*[.D254]*[.D254]" office:value-type="float" office:value="64009000" calcext:value-type="float">
            <text:p>64009000</text:p>
          </table:table-cell>
        </table:table-row>
        <table:table-row table:style-name="ro1">
          <table:table-cell table:number-columns-repeated="3"/>
          <table:table-cell table:formula="of:=[.D254]+1" office:value-type="float" office:value="254" calcext:value-type="float">
            <text:p>254</text:p>
          </table:table-cell>
          <table:table-cell table:formula="of:=3*[.D255]*[.D255]+5*[.D255]+1" office:value-type="float" office:value="194819" calcext:value-type="float">
            <text:p>194819</text:p>
          </table:table-cell>
          <table:table-cell table:formula="of:=const_c*[.D255]" office:value-type="float" office:value="254000" calcext:value-type="float">
            <text:p>254000</text:p>
          </table:table-cell>
          <table:table-cell table:formula="of:=const_c*[.D255]*[.D255]" office:value-type="float" office:value="64516000" calcext:value-type="float">
            <text:p>64516000</text:p>
          </table:table-cell>
        </table:table-row>
        <table:table-row table:style-name="ro1">
          <table:table-cell table:number-columns-repeated="3"/>
          <table:table-cell table:formula="of:=[.D255]+1" office:value-type="float" office:value="255" calcext:value-type="float">
            <text:p>255</text:p>
          </table:table-cell>
          <table:table-cell table:formula="of:=3*[.D256]*[.D256]+5*[.D256]+1" office:value-type="float" office:value="196351" calcext:value-type="float">
            <text:p>196351</text:p>
          </table:table-cell>
          <table:table-cell table:formula="of:=const_c*[.D256]" office:value-type="float" office:value="255000" calcext:value-type="float">
            <text:p>255000</text:p>
          </table:table-cell>
          <table:table-cell table:formula="of:=const_c*[.D256]*[.D256]" office:value-type="float" office:value="65025000" calcext:value-type="float">
            <text:p>65025000</text:p>
          </table:table-cell>
        </table:table-row>
        <table:table-row table:style-name="ro1">
          <table:table-cell table:number-columns-repeated="3"/>
          <table:table-cell table:formula="of:=[.D256]+1" office:value-type="float" office:value="256" calcext:value-type="float">
            <text:p>256</text:p>
          </table:table-cell>
          <table:table-cell table:formula="of:=3*[.D257]*[.D257]+5*[.D257]+1" office:value-type="float" office:value="197889" calcext:value-type="float">
            <text:p>197889</text:p>
          </table:table-cell>
          <table:table-cell table:formula="of:=const_c*[.D257]" office:value-type="float" office:value="256000" calcext:value-type="float">
            <text:p>256000</text:p>
          </table:table-cell>
          <table:table-cell table:formula="of:=const_c*[.D257]*[.D257]" office:value-type="float" office:value="65536000" calcext:value-type="float">
            <text:p>65536000</text:p>
          </table:table-cell>
        </table:table-row>
        <table:table-row table:style-name="ro1">
          <table:table-cell table:number-columns-repeated="3"/>
          <table:table-cell table:formula="of:=[.D257]+1" office:value-type="float" office:value="257" calcext:value-type="float">
            <text:p>257</text:p>
          </table:table-cell>
          <table:table-cell table:formula="of:=3*[.D258]*[.D258]+5*[.D258]+1" office:value-type="float" office:value="199433" calcext:value-type="float">
            <text:p>199433</text:p>
          </table:table-cell>
          <table:table-cell table:formula="of:=const_c*[.D258]" office:value-type="float" office:value="257000" calcext:value-type="float">
            <text:p>257000</text:p>
          </table:table-cell>
          <table:table-cell table:formula="of:=const_c*[.D258]*[.D258]" office:value-type="float" office:value="66049000" calcext:value-type="float">
            <text:p>66049000</text:p>
          </table:table-cell>
        </table:table-row>
        <table:table-row table:style-name="ro1">
          <table:table-cell table:number-columns-repeated="3"/>
          <table:table-cell table:formula="of:=[.D258]+1" office:value-type="float" office:value="258" calcext:value-type="float">
            <text:p>258</text:p>
          </table:table-cell>
          <table:table-cell table:formula="of:=3*[.D259]*[.D259]+5*[.D259]+1" office:value-type="float" office:value="200983" calcext:value-type="float">
            <text:p>200983</text:p>
          </table:table-cell>
          <table:table-cell table:formula="of:=const_c*[.D259]" office:value-type="float" office:value="258000" calcext:value-type="float">
            <text:p>258000</text:p>
          </table:table-cell>
          <table:table-cell table:formula="of:=const_c*[.D259]*[.D259]" office:value-type="float" office:value="66564000" calcext:value-type="float">
            <text:p>66564000</text:p>
          </table:table-cell>
        </table:table-row>
        <table:table-row table:style-name="ro1">
          <table:table-cell table:number-columns-repeated="3"/>
          <table:table-cell table:formula="of:=[.D259]+1" office:value-type="float" office:value="259" calcext:value-type="float">
            <text:p>259</text:p>
          </table:table-cell>
          <table:table-cell table:formula="of:=3*[.D260]*[.D260]+5*[.D260]+1" office:value-type="float" office:value="202539" calcext:value-type="float">
            <text:p>202539</text:p>
          </table:table-cell>
          <table:table-cell table:formula="of:=const_c*[.D260]" office:value-type="float" office:value="259000" calcext:value-type="float">
            <text:p>259000</text:p>
          </table:table-cell>
          <table:table-cell table:formula="of:=const_c*[.D260]*[.D260]" office:value-type="float" office:value="67081000" calcext:value-type="float">
            <text:p>67081000</text:p>
          </table:table-cell>
        </table:table-row>
        <table:table-row table:style-name="ro1">
          <table:table-cell table:number-columns-repeated="3"/>
          <table:table-cell table:formula="of:=[.D260]+1" office:value-type="float" office:value="260" calcext:value-type="float">
            <text:p>260</text:p>
          </table:table-cell>
          <table:table-cell table:formula="of:=3*[.D261]*[.D261]+5*[.D261]+1" office:value-type="float" office:value="204101" calcext:value-type="float">
            <text:p>204101</text:p>
          </table:table-cell>
          <table:table-cell table:formula="of:=const_c*[.D261]" office:value-type="float" office:value="260000" calcext:value-type="float">
            <text:p>260000</text:p>
          </table:table-cell>
          <table:table-cell table:formula="of:=const_c*[.D261]*[.D261]" office:value-type="float" office:value="67600000" calcext:value-type="float">
            <text:p>67600000</text:p>
          </table:table-cell>
        </table:table-row>
        <table:table-row table:style-name="ro1">
          <table:table-cell table:number-columns-repeated="3"/>
          <table:table-cell table:formula="of:=[.D261]+1" office:value-type="float" office:value="261" calcext:value-type="float">
            <text:p>261</text:p>
          </table:table-cell>
          <table:table-cell table:formula="of:=3*[.D262]*[.D262]+5*[.D262]+1" office:value-type="float" office:value="205669" calcext:value-type="float">
            <text:p>205669</text:p>
          </table:table-cell>
          <table:table-cell table:formula="of:=const_c*[.D262]" office:value-type="float" office:value="261000" calcext:value-type="float">
            <text:p>261000</text:p>
          </table:table-cell>
          <table:table-cell table:formula="of:=const_c*[.D262]*[.D262]" office:value-type="float" office:value="68121000" calcext:value-type="float">
            <text:p>68121000</text:p>
          </table:table-cell>
        </table:table-row>
        <table:table-row table:style-name="ro1">
          <table:table-cell table:number-columns-repeated="3"/>
          <table:table-cell table:formula="of:=[.D262]+1" office:value-type="float" office:value="262" calcext:value-type="float">
            <text:p>262</text:p>
          </table:table-cell>
          <table:table-cell table:formula="of:=3*[.D263]*[.D263]+5*[.D263]+1" office:value-type="float" office:value="207243" calcext:value-type="float">
            <text:p>207243</text:p>
          </table:table-cell>
          <table:table-cell table:formula="of:=const_c*[.D263]" office:value-type="float" office:value="262000" calcext:value-type="float">
            <text:p>262000</text:p>
          </table:table-cell>
          <table:table-cell table:formula="of:=const_c*[.D263]*[.D263]" office:value-type="float" office:value="68644000" calcext:value-type="float">
            <text:p>68644000</text:p>
          </table:table-cell>
        </table:table-row>
        <table:table-row table:style-name="ro1">
          <table:table-cell table:number-columns-repeated="3"/>
          <table:table-cell table:formula="of:=[.D263]+1" office:value-type="float" office:value="263" calcext:value-type="float">
            <text:p>263</text:p>
          </table:table-cell>
          <table:table-cell table:formula="of:=3*[.D264]*[.D264]+5*[.D264]+1" office:value-type="float" office:value="208823" calcext:value-type="float">
            <text:p>208823</text:p>
          </table:table-cell>
          <table:table-cell table:formula="of:=const_c*[.D264]" office:value-type="float" office:value="263000" calcext:value-type="float">
            <text:p>263000</text:p>
          </table:table-cell>
          <table:table-cell table:formula="of:=const_c*[.D264]*[.D264]" office:value-type="float" office:value="69169000" calcext:value-type="float">
            <text:p>69169000</text:p>
          </table:table-cell>
        </table:table-row>
        <table:table-row table:style-name="ro1">
          <table:table-cell table:number-columns-repeated="3"/>
          <table:table-cell table:formula="of:=[.D264]+1" office:value-type="float" office:value="264" calcext:value-type="float">
            <text:p>264</text:p>
          </table:table-cell>
          <table:table-cell table:formula="of:=3*[.D265]*[.D265]+5*[.D265]+1" office:value-type="float" office:value="210409" calcext:value-type="float">
            <text:p>210409</text:p>
          </table:table-cell>
          <table:table-cell table:formula="of:=const_c*[.D265]" office:value-type="float" office:value="264000" calcext:value-type="float">
            <text:p>264000</text:p>
          </table:table-cell>
          <table:table-cell table:formula="of:=const_c*[.D265]*[.D265]" office:value-type="float" office:value="69696000" calcext:value-type="float">
            <text:p>69696000</text:p>
          </table:table-cell>
        </table:table-row>
        <table:table-row table:style-name="ro1">
          <table:table-cell table:number-columns-repeated="3"/>
          <table:table-cell table:formula="of:=[.D265]+1" office:value-type="float" office:value="265" calcext:value-type="float">
            <text:p>265</text:p>
          </table:table-cell>
          <table:table-cell table:formula="of:=3*[.D266]*[.D266]+5*[.D266]+1" office:value-type="float" office:value="212001" calcext:value-type="float">
            <text:p>212001</text:p>
          </table:table-cell>
          <table:table-cell table:formula="of:=const_c*[.D266]" office:value-type="float" office:value="265000" calcext:value-type="float">
            <text:p>265000</text:p>
          </table:table-cell>
          <table:table-cell table:formula="of:=const_c*[.D266]*[.D266]" office:value-type="float" office:value="70225000" calcext:value-type="float">
            <text:p>70225000</text:p>
          </table:table-cell>
        </table:table-row>
        <table:table-row table:style-name="ro1">
          <table:table-cell table:number-columns-repeated="3"/>
          <table:table-cell table:formula="of:=[.D266]+1" office:value-type="float" office:value="266" calcext:value-type="float">
            <text:p>266</text:p>
          </table:table-cell>
          <table:table-cell table:formula="of:=3*[.D267]*[.D267]+5*[.D267]+1" office:value-type="float" office:value="213599" calcext:value-type="float">
            <text:p>213599</text:p>
          </table:table-cell>
          <table:table-cell table:formula="of:=const_c*[.D267]" office:value-type="float" office:value="266000" calcext:value-type="float">
            <text:p>266000</text:p>
          </table:table-cell>
          <table:table-cell table:formula="of:=const_c*[.D267]*[.D267]" office:value-type="float" office:value="70756000" calcext:value-type="float">
            <text:p>70756000</text:p>
          </table:table-cell>
        </table:table-row>
        <table:table-row table:style-name="ro1">
          <table:table-cell table:number-columns-repeated="3"/>
          <table:table-cell table:formula="of:=[.D267]+1" office:value-type="float" office:value="267" calcext:value-type="float">
            <text:p>267</text:p>
          </table:table-cell>
          <table:table-cell table:formula="of:=3*[.D268]*[.D268]+5*[.D268]+1" office:value-type="float" office:value="215203" calcext:value-type="float">
            <text:p>215203</text:p>
          </table:table-cell>
          <table:table-cell table:formula="of:=const_c*[.D268]" office:value-type="float" office:value="267000" calcext:value-type="float">
            <text:p>267000</text:p>
          </table:table-cell>
          <table:table-cell table:formula="of:=const_c*[.D268]*[.D268]" office:value-type="float" office:value="71289000" calcext:value-type="float">
            <text:p>71289000</text:p>
          </table:table-cell>
        </table:table-row>
        <table:table-row table:style-name="ro1">
          <table:table-cell table:number-columns-repeated="3"/>
          <table:table-cell table:formula="of:=[.D268]+1" office:value-type="float" office:value="268" calcext:value-type="float">
            <text:p>268</text:p>
          </table:table-cell>
          <table:table-cell table:formula="of:=3*[.D269]*[.D269]+5*[.D269]+1" office:value-type="float" office:value="216813" calcext:value-type="float">
            <text:p>216813</text:p>
          </table:table-cell>
          <table:table-cell table:formula="of:=const_c*[.D269]" office:value-type="float" office:value="268000" calcext:value-type="float">
            <text:p>268000</text:p>
          </table:table-cell>
          <table:table-cell table:formula="of:=const_c*[.D269]*[.D269]" office:value-type="float" office:value="71824000" calcext:value-type="float">
            <text:p>71824000</text:p>
          </table:table-cell>
        </table:table-row>
        <table:table-row table:style-name="ro1">
          <table:table-cell table:number-columns-repeated="3"/>
          <table:table-cell table:formula="of:=[.D269]+1" office:value-type="float" office:value="269" calcext:value-type="float">
            <text:p>269</text:p>
          </table:table-cell>
          <table:table-cell table:formula="of:=3*[.D270]*[.D270]+5*[.D270]+1" office:value-type="float" office:value="218429" calcext:value-type="float">
            <text:p>218429</text:p>
          </table:table-cell>
          <table:table-cell table:formula="of:=const_c*[.D270]" office:value-type="float" office:value="269000" calcext:value-type="float">
            <text:p>269000</text:p>
          </table:table-cell>
          <table:table-cell table:formula="of:=const_c*[.D270]*[.D270]" office:value-type="float" office:value="72361000" calcext:value-type="float">
            <text:p>72361000</text:p>
          </table:table-cell>
        </table:table-row>
        <table:table-row table:style-name="ro1">
          <table:table-cell table:number-columns-repeated="3"/>
          <table:table-cell table:formula="of:=[.D270]+1" office:value-type="float" office:value="270" calcext:value-type="float">
            <text:p>270</text:p>
          </table:table-cell>
          <table:table-cell table:formula="of:=3*[.D271]*[.D271]+5*[.D271]+1" office:value-type="float" office:value="220051" calcext:value-type="float">
            <text:p>220051</text:p>
          </table:table-cell>
          <table:table-cell table:formula="of:=const_c*[.D271]" office:value-type="float" office:value="270000" calcext:value-type="float">
            <text:p>270000</text:p>
          </table:table-cell>
          <table:table-cell table:formula="of:=const_c*[.D271]*[.D271]" office:value-type="float" office:value="72900000" calcext:value-type="float">
            <text:p>72900000</text:p>
          </table:table-cell>
        </table:table-row>
        <table:table-row table:style-name="ro1">
          <table:table-cell table:number-columns-repeated="3"/>
          <table:table-cell table:formula="of:=[.D271]+1" office:value-type="float" office:value="271" calcext:value-type="float">
            <text:p>271</text:p>
          </table:table-cell>
          <table:table-cell table:formula="of:=3*[.D272]*[.D272]+5*[.D272]+1" office:value-type="float" office:value="221679" calcext:value-type="float">
            <text:p>221679</text:p>
          </table:table-cell>
          <table:table-cell table:formula="of:=const_c*[.D272]" office:value-type="float" office:value="271000" calcext:value-type="float">
            <text:p>271000</text:p>
          </table:table-cell>
          <table:table-cell table:formula="of:=const_c*[.D272]*[.D272]" office:value-type="float" office:value="73441000" calcext:value-type="float">
            <text:p>73441000</text:p>
          </table:table-cell>
        </table:table-row>
        <table:table-row table:style-name="ro1">
          <table:table-cell table:number-columns-repeated="3"/>
          <table:table-cell table:formula="of:=[.D272]+1" office:value-type="float" office:value="272" calcext:value-type="float">
            <text:p>272</text:p>
          </table:table-cell>
          <table:table-cell table:formula="of:=3*[.D273]*[.D273]+5*[.D273]+1" office:value-type="float" office:value="223313" calcext:value-type="float">
            <text:p>223313</text:p>
          </table:table-cell>
          <table:table-cell table:formula="of:=const_c*[.D273]" office:value-type="float" office:value="272000" calcext:value-type="float">
            <text:p>272000</text:p>
          </table:table-cell>
          <table:table-cell table:formula="of:=const_c*[.D273]*[.D273]" office:value-type="float" office:value="73984000" calcext:value-type="float">
            <text:p>73984000</text:p>
          </table:table-cell>
        </table:table-row>
        <table:table-row table:style-name="ro1">
          <table:table-cell table:number-columns-repeated="3"/>
          <table:table-cell table:formula="of:=[.D273]+1" office:value-type="float" office:value="273" calcext:value-type="float">
            <text:p>273</text:p>
          </table:table-cell>
          <table:table-cell table:formula="of:=3*[.D274]*[.D274]+5*[.D274]+1" office:value-type="float" office:value="224953" calcext:value-type="float">
            <text:p>224953</text:p>
          </table:table-cell>
          <table:table-cell table:formula="of:=const_c*[.D274]" office:value-type="float" office:value="273000" calcext:value-type="float">
            <text:p>273000</text:p>
          </table:table-cell>
          <table:table-cell table:formula="of:=const_c*[.D274]*[.D274]" office:value-type="float" office:value="74529000" calcext:value-type="float">
            <text:p>74529000</text:p>
          </table:table-cell>
        </table:table-row>
        <table:table-row table:style-name="ro1">
          <table:table-cell table:number-columns-repeated="3"/>
          <table:table-cell table:formula="of:=[.D274]+1" office:value-type="float" office:value="274" calcext:value-type="float">
            <text:p>274</text:p>
          </table:table-cell>
          <table:table-cell table:formula="of:=3*[.D275]*[.D275]+5*[.D275]+1" office:value-type="float" office:value="226599" calcext:value-type="float">
            <text:p>226599</text:p>
          </table:table-cell>
          <table:table-cell table:formula="of:=const_c*[.D275]" office:value-type="float" office:value="274000" calcext:value-type="float">
            <text:p>274000</text:p>
          </table:table-cell>
          <table:table-cell table:formula="of:=const_c*[.D275]*[.D275]" office:value-type="float" office:value="75076000" calcext:value-type="float">
            <text:p>75076000</text:p>
          </table:table-cell>
        </table:table-row>
        <table:table-row table:style-name="ro1">
          <table:table-cell table:number-columns-repeated="3"/>
          <table:table-cell table:formula="of:=[.D275]+1" office:value-type="float" office:value="275" calcext:value-type="float">
            <text:p>275</text:p>
          </table:table-cell>
          <table:table-cell table:formula="of:=3*[.D276]*[.D276]+5*[.D276]+1" office:value-type="float" office:value="228251" calcext:value-type="float">
            <text:p>228251</text:p>
          </table:table-cell>
          <table:table-cell table:formula="of:=const_c*[.D276]" office:value-type="float" office:value="275000" calcext:value-type="float">
            <text:p>275000</text:p>
          </table:table-cell>
          <table:table-cell table:formula="of:=const_c*[.D276]*[.D276]" office:value-type="float" office:value="75625000" calcext:value-type="float">
            <text:p>75625000</text:p>
          </table:table-cell>
        </table:table-row>
        <table:table-row table:style-name="ro1">
          <table:table-cell table:number-columns-repeated="3"/>
          <table:table-cell table:formula="of:=[.D276]+1" office:value-type="float" office:value="276" calcext:value-type="float">
            <text:p>276</text:p>
          </table:table-cell>
          <table:table-cell table:formula="of:=3*[.D277]*[.D277]+5*[.D277]+1" office:value-type="float" office:value="229909" calcext:value-type="float">
            <text:p>229909</text:p>
          </table:table-cell>
          <table:table-cell table:formula="of:=const_c*[.D277]" office:value-type="float" office:value="276000" calcext:value-type="float">
            <text:p>276000</text:p>
          </table:table-cell>
          <table:table-cell table:formula="of:=const_c*[.D277]*[.D277]" office:value-type="float" office:value="76176000" calcext:value-type="float">
            <text:p>76176000</text:p>
          </table:table-cell>
        </table:table-row>
        <table:table-row table:style-name="ro1">
          <table:table-cell table:number-columns-repeated="3"/>
          <table:table-cell table:formula="of:=[.D277]+1" office:value-type="float" office:value="277" calcext:value-type="float">
            <text:p>277</text:p>
          </table:table-cell>
          <table:table-cell table:formula="of:=3*[.D278]*[.D278]+5*[.D278]+1" office:value-type="float" office:value="231573" calcext:value-type="float">
            <text:p>231573</text:p>
          </table:table-cell>
          <table:table-cell table:formula="of:=const_c*[.D278]" office:value-type="float" office:value="277000" calcext:value-type="float">
            <text:p>277000</text:p>
          </table:table-cell>
          <table:table-cell table:formula="of:=const_c*[.D278]*[.D278]" office:value-type="float" office:value="76729000" calcext:value-type="float">
            <text:p>76729000</text:p>
          </table:table-cell>
        </table:table-row>
        <table:table-row table:style-name="ro1">
          <table:table-cell table:number-columns-repeated="3"/>
          <table:table-cell table:formula="of:=[.D278]+1" office:value-type="float" office:value="278" calcext:value-type="float">
            <text:p>278</text:p>
          </table:table-cell>
          <table:table-cell table:formula="of:=3*[.D279]*[.D279]+5*[.D279]+1" office:value-type="float" office:value="233243" calcext:value-type="float">
            <text:p>233243</text:p>
          </table:table-cell>
          <table:table-cell table:formula="of:=const_c*[.D279]" office:value-type="float" office:value="278000" calcext:value-type="float">
            <text:p>278000</text:p>
          </table:table-cell>
          <table:table-cell table:formula="of:=const_c*[.D279]*[.D279]" office:value-type="float" office:value="77284000" calcext:value-type="float">
            <text:p>77284000</text:p>
          </table:table-cell>
        </table:table-row>
        <table:table-row table:style-name="ro1">
          <table:table-cell table:number-columns-repeated="3"/>
          <table:table-cell table:formula="of:=[.D279]+1" office:value-type="float" office:value="279" calcext:value-type="float">
            <text:p>279</text:p>
          </table:table-cell>
          <table:table-cell table:formula="of:=3*[.D280]*[.D280]+5*[.D280]+1" office:value-type="float" office:value="234919" calcext:value-type="float">
            <text:p>234919</text:p>
          </table:table-cell>
          <table:table-cell table:formula="of:=const_c*[.D280]" office:value-type="float" office:value="279000" calcext:value-type="float">
            <text:p>279000</text:p>
          </table:table-cell>
          <table:table-cell table:formula="of:=const_c*[.D280]*[.D280]" office:value-type="float" office:value="77841000" calcext:value-type="float">
            <text:p>77841000</text:p>
          </table:table-cell>
        </table:table-row>
        <table:table-row table:style-name="ro1">
          <table:table-cell table:number-columns-repeated="3"/>
          <table:table-cell table:formula="of:=[.D280]+1" office:value-type="float" office:value="280" calcext:value-type="float">
            <text:p>280</text:p>
          </table:table-cell>
          <table:table-cell table:formula="of:=3*[.D281]*[.D281]+5*[.D281]+1" office:value-type="float" office:value="236601" calcext:value-type="float">
            <text:p>236601</text:p>
          </table:table-cell>
          <table:table-cell table:formula="of:=const_c*[.D281]" office:value-type="float" office:value="280000" calcext:value-type="float">
            <text:p>280000</text:p>
          </table:table-cell>
          <table:table-cell table:formula="of:=const_c*[.D281]*[.D281]" office:value-type="float" office:value="78400000" calcext:value-type="float">
            <text:p>78400000</text:p>
          </table:table-cell>
        </table:table-row>
        <table:table-row table:style-name="ro1">
          <table:table-cell table:number-columns-repeated="3"/>
          <table:table-cell table:formula="of:=[.D281]+1" office:value-type="float" office:value="281" calcext:value-type="float">
            <text:p>281</text:p>
          </table:table-cell>
          <table:table-cell table:formula="of:=3*[.D282]*[.D282]+5*[.D282]+1" office:value-type="float" office:value="238289" calcext:value-type="float">
            <text:p>238289</text:p>
          </table:table-cell>
          <table:table-cell table:formula="of:=const_c*[.D282]" office:value-type="float" office:value="281000" calcext:value-type="float">
            <text:p>281000</text:p>
          </table:table-cell>
          <table:table-cell table:formula="of:=const_c*[.D282]*[.D282]" office:value-type="float" office:value="78961000" calcext:value-type="float">
            <text:p>78961000</text:p>
          </table:table-cell>
        </table:table-row>
        <table:table-row table:style-name="ro1">
          <table:table-cell table:number-columns-repeated="3"/>
          <table:table-cell table:formula="of:=[.D282]+1" office:value-type="float" office:value="282" calcext:value-type="float">
            <text:p>282</text:p>
          </table:table-cell>
          <table:table-cell table:formula="of:=3*[.D283]*[.D283]+5*[.D283]+1" office:value-type="float" office:value="239983" calcext:value-type="float">
            <text:p>239983</text:p>
          </table:table-cell>
          <table:table-cell table:formula="of:=const_c*[.D283]" office:value-type="float" office:value="282000" calcext:value-type="float">
            <text:p>282000</text:p>
          </table:table-cell>
          <table:table-cell table:formula="of:=const_c*[.D283]*[.D283]" office:value-type="float" office:value="79524000" calcext:value-type="float">
            <text:p>79524000</text:p>
          </table:table-cell>
        </table:table-row>
        <table:table-row table:style-name="ro1">
          <table:table-cell table:number-columns-repeated="3"/>
          <table:table-cell table:formula="of:=[.D283]+1" office:value-type="float" office:value="283" calcext:value-type="float">
            <text:p>283</text:p>
          </table:table-cell>
          <table:table-cell table:formula="of:=3*[.D284]*[.D284]+5*[.D284]+1" office:value-type="float" office:value="241683" calcext:value-type="float">
            <text:p>241683</text:p>
          </table:table-cell>
          <table:table-cell table:formula="of:=const_c*[.D284]" office:value-type="float" office:value="283000" calcext:value-type="float">
            <text:p>283000</text:p>
          </table:table-cell>
          <table:table-cell table:formula="of:=const_c*[.D284]*[.D284]" office:value-type="float" office:value="80089000" calcext:value-type="float">
            <text:p>80089000</text:p>
          </table:table-cell>
        </table:table-row>
        <table:table-row table:style-name="ro1">
          <table:table-cell table:number-columns-repeated="3"/>
          <table:table-cell table:formula="of:=[.D284]+1" office:value-type="float" office:value="284" calcext:value-type="float">
            <text:p>284</text:p>
          </table:table-cell>
          <table:table-cell table:formula="of:=3*[.D285]*[.D285]+5*[.D285]+1" office:value-type="float" office:value="243389" calcext:value-type="float">
            <text:p>243389</text:p>
          </table:table-cell>
          <table:table-cell table:formula="of:=const_c*[.D285]" office:value-type="float" office:value="284000" calcext:value-type="float">
            <text:p>284000</text:p>
          </table:table-cell>
          <table:table-cell table:formula="of:=const_c*[.D285]*[.D285]" office:value-type="float" office:value="80656000" calcext:value-type="float">
            <text:p>80656000</text:p>
          </table:table-cell>
        </table:table-row>
        <table:table-row table:style-name="ro1">
          <table:table-cell table:number-columns-repeated="3"/>
          <table:table-cell table:formula="of:=[.D285]+1" office:value-type="float" office:value="285" calcext:value-type="float">
            <text:p>285</text:p>
          </table:table-cell>
          <table:table-cell table:formula="of:=3*[.D286]*[.D286]+5*[.D286]+1" office:value-type="float" office:value="245101" calcext:value-type="float">
            <text:p>245101</text:p>
          </table:table-cell>
          <table:table-cell table:formula="of:=const_c*[.D286]" office:value-type="float" office:value="285000" calcext:value-type="float">
            <text:p>285000</text:p>
          </table:table-cell>
          <table:table-cell table:formula="of:=const_c*[.D286]*[.D286]" office:value-type="float" office:value="81225000" calcext:value-type="float">
            <text:p>81225000</text:p>
          </table:table-cell>
        </table:table-row>
        <table:table-row table:style-name="ro1">
          <table:table-cell table:number-columns-repeated="3"/>
          <table:table-cell table:formula="of:=[.D286]+1" office:value-type="float" office:value="286" calcext:value-type="float">
            <text:p>286</text:p>
          </table:table-cell>
          <table:table-cell table:formula="of:=3*[.D287]*[.D287]+5*[.D287]+1" office:value-type="float" office:value="246819" calcext:value-type="float">
            <text:p>246819</text:p>
          </table:table-cell>
          <table:table-cell table:formula="of:=const_c*[.D287]" office:value-type="float" office:value="286000" calcext:value-type="float">
            <text:p>286000</text:p>
          </table:table-cell>
          <table:table-cell table:formula="of:=const_c*[.D287]*[.D287]" office:value-type="float" office:value="81796000" calcext:value-type="float">
            <text:p>81796000</text:p>
          </table:table-cell>
        </table:table-row>
        <table:table-row table:style-name="ro1">
          <table:table-cell table:number-columns-repeated="3"/>
          <table:table-cell table:formula="of:=[.D287]+1" office:value-type="float" office:value="287" calcext:value-type="float">
            <text:p>287</text:p>
          </table:table-cell>
          <table:table-cell table:formula="of:=3*[.D288]*[.D288]+5*[.D288]+1" office:value-type="float" office:value="248543" calcext:value-type="float">
            <text:p>248543</text:p>
          </table:table-cell>
          <table:table-cell table:formula="of:=const_c*[.D288]" office:value-type="float" office:value="287000" calcext:value-type="float">
            <text:p>287000</text:p>
          </table:table-cell>
          <table:table-cell table:formula="of:=const_c*[.D288]*[.D288]" office:value-type="float" office:value="82369000" calcext:value-type="float">
            <text:p>82369000</text:p>
          </table:table-cell>
        </table:table-row>
        <table:table-row table:style-name="ro1">
          <table:table-cell table:number-columns-repeated="3"/>
          <table:table-cell table:formula="of:=[.D288]+1" office:value-type="float" office:value="288" calcext:value-type="float">
            <text:p>288</text:p>
          </table:table-cell>
          <table:table-cell table:formula="of:=3*[.D289]*[.D289]+5*[.D289]+1" office:value-type="float" office:value="250273" calcext:value-type="float">
            <text:p>250273</text:p>
          </table:table-cell>
          <table:table-cell table:formula="of:=const_c*[.D289]" office:value-type="float" office:value="288000" calcext:value-type="float">
            <text:p>288000</text:p>
          </table:table-cell>
          <table:table-cell table:formula="of:=const_c*[.D289]*[.D289]" office:value-type="float" office:value="82944000" calcext:value-type="float">
            <text:p>82944000</text:p>
          </table:table-cell>
        </table:table-row>
        <table:table-row table:style-name="ro1">
          <table:table-cell table:number-columns-repeated="3"/>
          <table:table-cell table:formula="of:=[.D289]+1" office:value-type="float" office:value="289" calcext:value-type="float">
            <text:p>289</text:p>
          </table:table-cell>
          <table:table-cell table:formula="of:=3*[.D290]*[.D290]+5*[.D290]+1" office:value-type="float" office:value="252009" calcext:value-type="float">
            <text:p>252009</text:p>
          </table:table-cell>
          <table:table-cell table:formula="of:=const_c*[.D290]" office:value-type="float" office:value="289000" calcext:value-type="float">
            <text:p>289000</text:p>
          </table:table-cell>
          <table:table-cell table:formula="of:=const_c*[.D290]*[.D290]" office:value-type="float" office:value="83521000" calcext:value-type="float">
            <text:p>83521000</text:p>
          </table:table-cell>
        </table:table-row>
        <table:table-row table:style-name="ro1">
          <table:table-cell table:number-columns-repeated="3"/>
          <table:table-cell table:formula="of:=[.D290]+1" office:value-type="float" office:value="290" calcext:value-type="float">
            <text:p>290</text:p>
          </table:table-cell>
          <table:table-cell table:formula="of:=3*[.D291]*[.D291]+5*[.D291]+1" office:value-type="float" office:value="253751" calcext:value-type="float">
            <text:p>253751</text:p>
          </table:table-cell>
          <table:table-cell table:formula="of:=const_c*[.D291]" office:value-type="float" office:value="290000" calcext:value-type="float">
            <text:p>290000</text:p>
          </table:table-cell>
          <table:table-cell table:formula="of:=const_c*[.D291]*[.D291]" office:value-type="float" office:value="84100000" calcext:value-type="float">
            <text:p>84100000</text:p>
          </table:table-cell>
        </table:table-row>
        <table:table-row table:style-name="ro1">
          <table:table-cell table:number-columns-repeated="3"/>
          <table:table-cell table:formula="of:=[.D291]+1" office:value-type="float" office:value="291" calcext:value-type="float">
            <text:p>291</text:p>
          </table:table-cell>
          <table:table-cell table:formula="of:=3*[.D292]*[.D292]+5*[.D292]+1" office:value-type="float" office:value="255499" calcext:value-type="float">
            <text:p>255499</text:p>
          </table:table-cell>
          <table:table-cell table:formula="of:=const_c*[.D292]" office:value-type="float" office:value="291000" calcext:value-type="float">
            <text:p>291000</text:p>
          </table:table-cell>
          <table:table-cell table:formula="of:=const_c*[.D292]*[.D292]" office:value-type="float" office:value="84681000" calcext:value-type="float">
            <text:p>84681000</text:p>
          </table:table-cell>
        </table:table-row>
        <table:table-row table:style-name="ro1">
          <table:table-cell table:number-columns-repeated="3"/>
          <table:table-cell table:formula="of:=[.D292]+1" office:value-type="float" office:value="292" calcext:value-type="float">
            <text:p>292</text:p>
          </table:table-cell>
          <table:table-cell table:formula="of:=3*[.D293]*[.D293]+5*[.D293]+1" office:value-type="float" office:value="257253" calcext:value-type="float">
            <text:p>257253</text:p>
          </table:table-cell>
          <table:table-cell table:formula="of:=const_c*[.D293]" office:value-type="float" office:value="292000" calcext:value-type="float">
            <text:p>292000</text:p>
          </table:table-cell>
          <table:table-cell table:formula="of:=const_c*[.D293]*[.D293]" office:value-type="float" office:value="85264000" calcext:value-type="float">
            <text:p>85264000</text:p>
          </table:table-cell>
        </table:table-row>
        <table:table-row table:style-name="ro1">
          <table:table-cell table:number-columns-repeated="3"/>
          <table:table-cell table:formula="of:=[.D293]+1" office:value-type="float" office:value="293" calcext:value-type="float">
            <text:p>293</text:p>
          </table:table-cell>
          <table:table-cell table:formula="of:=3*[.D294]*[.D294]+5*[.D294]+1" office:value-type="float" office:value="259013" calcext:value-type="float">
            <text:p>259013</text:p>
          </table:table-cell>
          <table:table-cell table:formula="of:=const_c*[.D294]" office:value-type="float" office:value="293000" calcext:value-type="float">
            <text:p>293000</text:p>
          </table:table-cell>
          <table:table-cell table:formula="of:=const_c*[.D294]*[.D294]" office:value-type="float" office:value="85849000" calcext:value-type="float">
            <text:p>85849000</text:p>
          </table:table-cell>
        </table:table-row>
        <table:table-row table:style-name="ro1">
          <table:table-cell table:number-columns-repeated="3"/>
          <table:table-cell table:formula="of:=[.D294]+1" office:value-type="float" office:value="294" calcext:value-type="float">
            <text:p>294</text:p>
          </table:table-cell>
          <table:table-cell table:formula="of:=3*[.D295]*[.D295]+5*[.D295]+1" office:value-type="float" office:value="260779" calcext:value-type="float">
            <text:p>260779</text:p>
          </table:table-cell>
          <table:table-cell table:formula="of:=const_c*[.D295]" office:value-type="float" office:value="294000" calcext:value-type="float">
            <text:p>294000</text:p>
          </table:table-cell>
          <table:table-cell table:formula="of:=const_c*[.D295]*[.D295]" office:value-type="float" office:value="86436000" calcext:value-type="float">
            <text:p>86436000</text:p>
          </table:table-cell>
        </table:table-row>
        <table:table-row table:style-name="ro1">
          <table:table-cell table:number-columns-repeated="3"/>
          <table:table-cell table:formula="of:=[.D295]+1" office:value-type="float" office:value="295" calcext:value-type="float">
            <text:p>295</text:p>
          </table:table-cell>
          <table:table-cell table:formula="of:=3*[.D296]*[.D296]+5*[.D296]+1" office:value-type="float" office:value="262551" calcext:value-type="float">
            <text:p>262551</text:p>
          </table:table-cell>
          <table:table-cell table:formula="of:=const_c*[.D296]" office:value-type="float" office:value="295000" calcext:value-type="float">
            <text:p>295000</text:p>
          </table:table-cell>
          <table:table-cell table:formula="of:=const_c*[.D296]*[.D296]" office:value-type="float" office:value="87025000" calcext:value-type="float">
            <text:p>87025000</text:p>
          </table:table-cell>
        </table:table-row>
        <table:table-row table:style-name="ro1">
          <table:table-cell table:number-columns-repeated="3"/>
          <table:table-cell table:formula="of:=[.D296]+1" office:value-type="float" office:value="296" calcext:value-type="float">
            <text:p>296</text:p>
          </table:table-cell>
          <table:table-cell table:formula="of:=3*[.D297]*[.D297]+5*[.D297]+1" office:value-type="float" office:value="264329" calcext:value-type="float">
            <text:p>264329</text:p>
          </table:table-cell>
          <table:table-cell table:formula="of:=const_c*[.D297]" office:value-type="float" office:value="296000" calcext:value-type="float">
            <text:p>296000</text:p>
          </table:table-cell>
          <table:table-cell table:formula="of:=const_c*[.D297]*[.D297]" office:value-type="float" office:value="87616000" calcext:value-type="float">
            <text:p>87616000</text:p>
          </table:table-cell>
        </table:table-row>
        <table:table-row table:style-name="ro1">
          <table:table-cell table:number-columns-repeated="3"/>
          <table:table-cell table:formula="of:=[.D297]+1" office:value-type="float" office:value="297" calcext:value-type="float">
            <text:p>297</text:p>
          </table:table-cell>
          <table:table-cell table:formula="of:=3*[.D298]*[.D298]+5*[.D298]+1" office:value-type="float" office:value="266113" calcext:value-type="float">
            <text:p>266113</text:p>
          </table:table-cell>
          <table:table-cell table:formula="of:=const_c*[.D298]" office:value-type="float" office:value="297000" calcext:value-type="float">
            <text:p>297000</text:p>
          </table:table-cell>
          <table:table-cell table:formula="of:=const_c*[.D298]*[.D298]" office:value-type="float" office:value="88209000" calcext:value-type="float">
            <text:p>88209000</text:p>
          </table:table-cell>
        </table:table-row>
        <table:table-row table:style-name="ro1">
          <table:table-cell table:number-columns-repeated="3"/>
          <table:table-cell table:formula="of:=[.D298]+1" office:value-type="float" office:value="298" calcext:value-type="float">
            <text:p>298</text:p>
          </table:table-cell>
          <table:table-cell table:formula="of:=3*[.D299]*[.D299]+5*[.D299]+1" office:value-type="float" office:value="267903" calcext:value-type="float">
            <text:p>267903</text:p>
          </table:table-cell>
          <table:table-cell table:formula="of:=const_c*[.D299]" office:value-type="float" office:value="298000" calcext:value-type="float">
            <text:p>298000</text:p>
          </table:table-cell>
          <table:table-cell table:formula="of:=const_c*[.D299]*[.D299]" office:value-type="float" office:value="88804000" calcext:value-type="float">
            <text:p>88804000</text:p>
          </table:table-cell>
        </table:table-row>
        <table:table-row table:style-name="ro1">
          <table:table-cell table:number-columns-repeated="3"/>
          <table:table-cell table:formula="of:=[.D299]+1" office:value-type="float" office:value="299" calcext:value-type="float">
            <text:p>299</text:p>
          </table:table-cell>
          <table:table-cell table:formula="of:=3*[.D300]*[.D300]+5*[.D300]+1" office:value-type="float" office:value="269699" calcext:value-type="float">
            <text:p>269699</text:p>
          </table:table-cell>
          <table:table-cell table:formula="of:=const_c*[.D300]" office:value-type="float" office:value="299000" calcext:value-type="float">
            <text:p>299000</text:p>
          </table:table-cell>
          <table:table-cell table:formula="of:=const_c*[.D300]*[.D300]" office:value-type="float" office:value="89401000" calcext:value-type="float">
            <text:p>89401000</text:p>
          </table:table-cell>
        </table:table-row>
        <table:table-row table:style-name="ro1">
          <table:table-cell table:number-columns-repeated="3"/>
          <table:table-cell table:formula="of:=[.D300]+1" office:value-type="float" office:value="300" calcext:value-type="float">
            <text:p>300</text:p>
          </table:table-cell>
          <table:table-cell table:formula="of:=3*[.D301]*[.D301]+5*[.D301]+1" office:value-type="float" office:value="271501" calcext:value-type="float">
            <text:p>271501</text:p>
          </table:table-cell>
          <table:table-cell table:formula="of:=const_c*[.D301]" office:value-type="float" office:value="300000" calcext:value-type="float">
            <text:p>300000</text:p>
          </table:table-cell>
          <table:table-cell table:formula="of:=const_c*[.D301]*[.D301]" office:value-type="float" office:value="90000000" calcext:value-type="float">
            <text:p>90000000</text:p>
          </table:table-cell>
        </table:table-row>
        <table:table-row table:style-name="ro1">
          <table:table-cell table:number-columns-repeated="3"/>
          <table:table-cell table:formula="of:=[.D301]+1" office:value-type="float" office:value="301" calcext:value-type="float">
            <text:p>301</text:p>
          </table:table-cell>
          <table:table-cell table:formula="of:=3*[.D302]*[.D302]+5*[.D302]+1" office:value-type="float" office:value="273309" calcext:value-type="float">
            <text:p>273309</text:p>
          </table:table-cell>
          <table:table-cell table:formula="of:=const_c*[.D302]" office:value-type="float" office:value="301000" calcext:value-type="float">
            <text:p>301000</text:p>
          </table:table-cell>
          <table:table-cell table:formula="of:=const_c*[.D302]*[.D302]" office:value-type="float" office:value="90601000" calcext:value-type="float">
            <text:p>90601000</text:p>
          </table:table-cell>
        </table:table-row>
        <table:table-row table:style-name="ro1">
          <table:table-cell table:number-columns-repeated="3"/>
          <table:table-cell table:formula="of:=[.D302]+1" office:value-type="float" office:value="302" calcext:value-type="float">
            <text:p>302</text:p>
          </table:table-cell>
          <table:table-cell table:formula="of:=3*[.D303]*[.D303]+5*[.D303]+1" office:value-type="float" office:value="275123" calcext:value-type="float">
            <text:p>275123</text:p>
          </table:table-cell>
          <table:table-cell table:formula="of:=const_c*[.D303]" office:value-type="float" office:value="302000" calcext:value-type="float">
            <text:p>302000</text:p>
          </table:table-cell>
          <table:table-cell table:formula="of:=const_c*[.D303]*[.D303]" office:value-type="float" office:value="91204000" calcext:value-type="float">
            <text:p>91204000</text:p>
          </table:table-cell>
        </table:table-row>
        <table:table-row table:style-name="ro1">
          <table:table-cell table:number-columns-repeated="3"/>
          <table:table-cell table:formula="of:=[.D303]+1" office:value-type="float" office:value="303" calcext:value-type="float">
            <text:p>303</text:p>
          </table:table-cell>
          <table:table-cell table:formula="of:=3*[.D304]*[.D304]+5*[.D304]+1" office:value-type="float" office:value="276943" calcext:value-type="float">
            <text:p>276943</text:p>
          </table:table-cell>
          <table:table-cell table:formula="of:=const_c*[.D304]" office:value-type="float" office:value="303000" calcext:value-type="float">
            <text:p>303000</text:p>
          </table:table-cell>
          <table:table-cell table:formula="of:=const_c*[.D304]*[.D304]" office:value-type="float" office:value="91809000" calcext:value-type="float">
            <text:p>91809000</text:p>
          </table:table-cell>
        </table:table-row>
        <table:table-row table:style-name="ro1">
          <table:table-cell table:number-columns-repeated="3"/>
          <table:table-cell table:formula="of:=[.D304]+1" office:value-type="float" office:value="304" calcext:value-type="float">
            <text:p>304</text:p>
          </table:table-cell>
          <table:table-cell table:formula="of:=3*[.D305]*[.D305]+5*[.D305]+1" office:value-type="float" office:value="278769" calcext:value-type="float">
            <text:p>278769</text:p>
          </table:table-cell>
          <table:table-cell table:formula="of:=const_c*[.D305]" office:value-type="float" office:value="304000" calcext:value-type="float">
            <text:p>304000</text:p>
          </table:table-cell>
          <table:table-cell table:formula="of:=const_c*[.D305]*[.D305]" office:value-type="float" office:value="92416000" calcext:value-type="float">
            <text:p>92416000</text:p>
          </table:table-cell>
        </table:table-row>
        <table:table-row table:style-name="ro1">
          <table:table-cell table:number-columns-repeated="3"/>
          <table:table-cell table:formula="of:=[.D305]+1" office:value-type="float" office:value="305" calcext:value-type="float">
            <text:p>305</text:p>
          </table:table-cell>
          <table:table-cell table:formula="of:=3*[.D306]*[.D306]+5*[.D306]+1" office:value-type="float" office:value="280601" calcext:value-type="float">
            <text:p>280601</text:p>
          </table:table-cell>
          <table:table-cell table:formula="of:=const_c*[.D306]" office:value-type="float" office:value="305000" calcext:value-type="float">
            <text:p>305000</text:p>
          </table:table-cell>
          <table:table-cell table:formula="of:=const_c*[.D306]*[.D306]" office:value-type="float" office:value="93025000" calcext:value-type="float">
            <text:p>93025000</text:p>
          </table:table-cell>
        </table:table-row>
        <table:table-row table:style-name="ro1">
          <table:table-cell table:number-columns-repeated="3"/>
          <table:table-cell table:formula="of:=[.D306]+1" office:value-type="float" office:value="306" calcext:value-type="float">
            <text:p>306</text:p>
          </table:table-cell>
          <table:table-cell table:formula="of:=3*[.D307]*[.D307]+5*[.D307]+1" office:value-type="float" office:value="282439" calcext:value-type="float">
            <text:p>282439</text:p>
          </table:table-cell>
          <table:table-cell table:formula="of:=const_c*[.D307]" office:value-type="float" office:value="306000" calcext:value-type="float">
            <text:p>306000</text:p>
          </table:table-cell>
          <table:table-cell table:formula="of:=const_c*[.D307]*[.D307]" office:value-type="float" office:value="93636000" calcext:value-type="float">
            <text:p>93636000</text:p>
          </table:table-cell>
        </table:table-row>
        <table:table-row table:style-name="ro1">
          <table:table-cell table:number-columns-repeated="3"/>
          <table:table-cell table:formula="of:=[.D307]+1" office:value-type="float" office:value="307" calcext:value-type="float">
            <text:p>307</text:p>
          </table:table-cell>
          <table:table-cell table:formula="of:=3*[.D308]*[.D308]+5*[.D308]+1" office:value-type="float" office:value="284283" calcext:value-type="float">
            <text:p>284283</text:p>
          </table:table-cell>
          <table:table-cell table:formula="of:=const_c*[.D308]" office:value-type="float" office:value="307000" calcext:value-type="float">
            <text:p>307000</text:p>
          </table:table-cell>
          <table:table-cell table:formula="of:=const_c*[.D308]*[.D308]" office:value-type="float" office:value="94249000" calcext:value-type="float">
            <text:p>94249000</text:p>
          </table:table-cell>
        </table:table-row>
        <table:table-row table:style-name="ro1">
          <table:table-cell table:number-columns-repeated="3"/>
          <table:table-cell table:formula="of:=[.D308]+1" office:value-type="float" office:value="308" calcext:value-type="float">
            <text:p>308</text:p>
          </table:table-cell>
          <table:table-cell table:formula="of:=3*[.D309]*[.D309]+5*[.D309]+1" office:value-type="float" office:value="286133" calcext:value-type="float">
            <text:p>286133</text:p>
          </table:table-cell>
          <table:table-cell table:formula="of:=const_c*[.D309]" office:value-type="float" office:value="308000" calcext:value-type="float">
            <text:p>308000</text:p>
          </table:table-cell>
          <table:table-cell table:formula="of:=const_c*[.D309]*[.D309]" office:value-type="float" office:value="94864000" calcext:value-type="float">
            <text:p>94864000</text:p>
          </table:table-cell>
        </table:table-row>
        <table:table-row table:style-name="ro1">
          <table:table-cell table:number-columns-repeated="3"/>
          <table:table-cell table:formula="of:=[.D309]+1" office:value-type="float" office:value="309" calcext:value-type="float">
            <text:p>309</text:p>
          </table:table-cell>
          <table:table-cell table:formula="of:=3*[.D310]*[.D310]+5*[.D310]+1" office:value-type="float" office:value="287989" calcext:value-type="float">
            <text:p>287989</text:p>
          </table:table-cell>
          <table:table-cell table:formula="of:=const_c*[.D310]" office:value-type="float" office:value="309000" calcext:value-type="float">
            <text:p>309000</text:p>
          </table:table-cell>
          <table:table-cell table:formula="of:=const_c*[.D310]*[.D310]" office:value-type="float" office:value="95481000" calcext:value-type="float">
            <text:p>95481000</text:p>
          </table:table-cell>
        </table:table-row>
        <table:table-row table:style-name="ro1">
          <table:table-cell table:number-columns-repeated="3"/>
          <table:table-cell table:formula="of:=[.D310]+1" office:value-type="float" office:value="310" calcext:value-type="float">
            <text:p>310</text:p>
          </table:table-cell>
          <table:table-cell table:formula="of:=3*[.D311]*[.D311]+5*[.D311]+1" office:value-type="float" office:value="289851" calcext:value-type="float">
            <text:p>289851</text:p>
          </table:table-cell>
          <table:table-cell table:formula="of:=const_c*[.D311]" office:value-type="float" office:value="310000" calcext:value-type="float">
            <text:p>310000</text:p>
          </table:table-cell>
          <table:table-cell table:formula="of:=const_c*[.D311]*[.D311]" office:value-type="float" office:value="96100000" calcext:value-type="float">
            <text:p>96100000</text:p>
          </table:table-cell>
        </table:table-row>
        <table:table-row table:style-name="ro1">
          <table:table-cell table:number-columns-repeated="3"/>
          <table:table-cell table:formula="of:=[.D311]+1" office:value-type="float" office:value="311" calcext:value-type="float">
            <text:p>311</text:p>
          </table:table-cell>
          <table:table-cell table:formula="of:=3*[.D312]*[.D312]+5*[.D312]+1" office:value-type="float" office:value="291719" calcext:value-type="float">
            <text:p>291719</text:p>
          </table:table-cell>
          <table:table-cell table:formula="of:=const_c*[.D312]" office:value-type="float" office:value="311000" calcext:value-type="float">
            <text:p>311000</text:p>
          </table:table-cell>
          <table:table-cell table:formula="of:=const_c*[.D312]*[.D312]" office:value-type="float" office:value="96721000" calcext:value-type="float">
            <text:p>96721000</text:p>
          </table:table-cell>
        </table:table-row>
        <table:table-row table:style-name="ro1">
          <table:table-cell table:number-columns-repeated="3"/>
          <table:table-cell table:formula="of:=[.D312]+1" office:value-type="float" office:value="312" calcext:value-type="float">
            <text:p>312</text:p>
          </table:table-cell>
          <table:table-cell table:formula="of:=3*[.D313]*[.D313]+5*[.D313]+1" office:value-type="float" office:value="293593" calcext:value-type="float">
            <text:p>293593</text:p>
          </table:table-cell>
          <table:table-cell table:formula="of:=const_c*[.D313]" office:value-type="float" office:value="312000" calcext:value-type="float">
            <text:p>312000</text:p>
          </table:table-cell>
          <table:table-cell table:formula="of:=const_c*[.D313]*[.D313]" office:value-type="float" office:value="97344000" calcext:value-type="float">
            <text:p>97344000</text:p>
          </table:table-cell>
        </table:table-row>
        <table:table-row table:style-name="ro1">
          <table:table-cell table:number-columns-repeated="3"/>
          <table:table-cell table:formula="of:=[.D313]+1" office:value-type="float" office:value="313" calcext:value-type="float">
            <text:p>313</text:p>
          </table:table-cell>
          <table:table-cell table:formula="of:=3*[.D314]*[.D314]+5*[.D314]+1" office:value-type="float" office:value="295473" calcext:value-type="float">
            <text:p>295473</text:p>
          </table:table-cell>
          <table:table-cell table:formula="of:=const_c*[.D314]" office:value-type="float" office:value="313000" calcext:value-type="float">
            <text:p>313000</text:p>
          </table:table-cell>
          <table:table-cell table:formula="of:=const_c*[.D314]*[.D314]" office:value-type="float" office:value="97969000" calcext:value-type="float">
            <text:p>97969000</text:p>
          </table:table-cell>
        </table:table-row>
        <table:table-row table:style-name="ro1">
          <table:table-cell table:number-columns-repeated="3"/>
          <table:table-cell table:formula="of:=[.D314]+1" office:value-type="float" office:value="314" calcext:value-type="float">
            <text:p>314</text:p>
          </table:table-cell>
          <table:table-cell table:formula="of:=3*[.D315]*[.D315]+5*[.D315]+1" office:value-type="float" office:value="297359" calcext:value-type="float">
            <text:p>297359</text:p>
          </table:table-cell>
          <table:table-cell table:formula="of:=const_c*[.D315]" office:value-type="float" office:value="314000" calcext:value-type="float">
            <text:p>314000</text:p>
          </table:table-cell>
          <table:table-cell table:formula="of:=const_c*[.D315]*[.D315]" office:value-type="float" office:value="98596000" calcext:value-type="float">
            <text:p>98596000</text:p>
          </table:table-cell>
        </table:table-row>
        <table:table-row table:style-name="ro1">
          <table:table-cell table:number-columns-repeated="3"/>
          <table:table-cell table:formula="of:=[.D315]+1" office:value-type="float" office:value="315" calcext:value-type="float">
            <text:p>315</text:p>
          </table:table-cell>
          <table:table-cell table:formula="of:=3*[.D316]*[.D316]+5*[.D316]+1" office:value-type="float" office:value="299251" calcext:value-type="float">
            <text:p>299251</text:p>
          </table:table-cell>
          <table:table-cell table:formula="of:=const_c*[.D316]" office:value-type="float" office:value="315000" calcext:value-type="float">
            <text:p>315000</text:p>
          </table:table-cell>
          <table:table-cell table:formula="of:=const_c*[.D316]*[.D316]" office:value-type="float" office:value="99225000" calcext:value-type="float">
            <text:p>99225000</text:p>
          </table:table-cell>
        </table:table-row>
        <table:table-row table:style-name="ro1">
          <table:table-cell table:number-columns-repeated="3"/>
          <table:table-cell table:formula="of:=[.D316]+1" office:value-type="float" office:value="316" calcext:value-type="float">
            <text:p>316</text:p>
          </table:table-cell>
          <table:table-cell table:formula="of:=3*[.D317]*[.D317]+5*[.D317]+1" office:value-type="float" office:value="301149" calcext:value-type="float">
            <text:p>301149</text:p>
          </table:table-cell>
          <table:table-cell table:formula="of:=const_c*[.D317]" office:value-type="float" office:value="316000" calcext:value-type="float">
            <text:p>316000</text:p>
          </table:table-cell>
          <table:table-cell table:formula="of:=const_c*[.D317]*[.D317]" office:value-type="float" office:value="99856000" calcext:value-type="float">
            <text:p>99856000</text:p>
          </table:table-cell>
        </table:table-row>
        <table:table-row table:style-name="ro1">
          <table:table-cell table:number-columns-repeated="3"/>
          <table:table-cell table:formula="of:=[.D317]+1" office:value-type="float" office:value="317" calcext:value-type="float">
            <text:p>317</text:p>
          </table:table-cell>
          <table:table-cell table:formula="of:=3*[.D318]*[.D318]+5*[.D318]+1" office:value-type="float" office:value="303053" calcext:value-type="float">
            <text:p>303053</text:p>
          </table:table-cell>
          <table:table-cell table:formula="of:=const_c*[.D318]" office:value-type="float" office:value="317000" calcext:value-type="float">
            <text:p>317000</text:p>
          </table:table-cell>
          <table:table-cell table:formula="of:=const_c*[.D318]*[.D318]" office:value-type="float" office:value="100489000" calcext:value-type="float">
            <text:p>100489000</text:p>
          </table:table-cell>
        </table:table-row>
        <table:table-row table:style-name="ro1">
          <table:table-cell table:number-columns-repeated="3"/>
          <table:table-cell table:formula="of:=[.D318]+1" office:value-type="float" office:value="318" calcext:value-type="float">
            <text:p>318</text:p>
          </table:table-cell>
          <table:table-cell table:formula="of:=3*[.D319]*[.D319]+5*[.D319]+1" office:value-type="float" office:value="304963" calcext:value-type="float">
            <text:p>304963</text:p>
          </table:table-cell>
          <table:table-cell table:formula="of:=const_c*[.D319]" office:value-type="float" office:value="318000" calcext:value-type="float">
            <text:p>318000</text:p>
          </table:table-cell>
          <table:table-cell table:formula="of:=const_c*[.D319]*[.D319]" office:value-type="float" office:value="101124000" calcext:value-type="float">
            <text:p>101124000</text:p>
          </table:table-cell>
        </table:table-row>
        <table:table-row table:style-name="ro1">
          <table:table-cell table:number-columns-repeated="3"/>
          <table:table-cell table:formula="of:=[.D319]+1" office:value-type="float" office:value="319" calcext:value-type="float">
            <text:p>319</text:p>
          </table:table-cell>
          <table:table-cell table:formula="of:=3*[.D320]*[.D320]+5*[.D320]+1" office:value-type="float" office:value="306879" calcext:value-type="float">
            <text:p>306879</text:p>
          </table:table-cell>
          <table:table-cell table:formula="of:=const_c*[.D320]" office:value-type="float" office:value="319000" calcext:value-type="float">
            <text:p>319000</text:p>
          </table:table-cell>
          <table:table-cell table:formula="of:=const_c*[.D320]*[.D320]" office:value-type="float" office:value="101761000" calcext:value-type="float">
            <text:p>101761000</text:p>
          </table:table-cell>
        </table:table-row>
        <table:table-row table:style-name="ro1">
          <table:table-cell table:number-columns-repeated="3"/>
          <table:table-cell table:formula="of:=[.D320]+1" office:value-type="float" office:value="320" calcext:value-type="float">
            <text:p>320</text:p>
          </table:table-cell>
          <table:table-cell table:formula="of:=3*[.D321]*[.D321]+5*[.D321]+1" office:value-type="float" office:value="308801" calcext:value-type="float">
            <text:p>308801</text:p>
          </table:table-cell>
          <table:table-cell table:formula="of:=const_c*[.D321]" office:value-type="float" office:value="320000" calcext:value-type="float">
            <text:p>320000</text:p>
          </table:table-cell>
          <table:table-cell table:formula="of:=const_c*[.D321]*[.D321]" office:value-type="float" office:value="102400000" calcext:value-type="float">
            <text:p>102400000</text:p>
          </table:table-cell>
        </table:table-row>
        <table:table-row table:style-name="ro1">
          <table:table-cell table:number-columns-repeated="3"/>
          <table:table-cell table:formula="of:=[.D321]+1" office:value-type="float" office:value="321" calcext:value-type="float">
            <text:p>321</text:p>
          </table:table-cell>
          <table:table-cell table:formula="of:=3*[.D322]*[.D322]+5*[.D322]+1" office:value-type="float" office:value="310729" calcext:value-type="float">
            <text:p>310729</text:p>
          </table:table-cell>
          <table:table-cell table:formula="of:=const_c*[.D322]" office:value-type="float" office:value="321000" calcext:value-type="float">
            <text:p>321000</text:p>
          </table:table-cell>
          <table:table-cell table:formula="of:=const_c*[.D322]*[.D322]" office:value-type="float" office:value="103041000" calcext:value-type="float">
            <text:p>103041000</text:p>
          </table:table-cell>
        </table:table-row>
        <table:table-row table:style-name="ro1">
          <table:table-cell table:number-columns-repeated="3"/>
          <table:table-cell table:formula="of:=[.D322]+1" office:value-type="float" office:value="322" calcext:value-type="float">
            <text:p>322</text:p>
          </table:table-cell>
          <table:table-cell table:formula="of:=3*[.D323]*[.D323]+5*[.D323]+1" office:value-type="float" office:value="312663" calcext:value-type="float">
            <text:p>312663</text:p>
          </table:table-cell>
          <table:table-cell table:formula="of:=const_c*[.D323]" office:value-type="float" office:value="322000" calcext:value-type="float">
            <text:p>322000</text:p>
          </table:table-cell>
          <table:table-cell table:formula="of:=const_c*[.D323]*[.D323]" office:value-type="float" office:value="103684000" calcext:value-type="float">
            <text:p>103684000</text:p>
          </table:table-cell>
        </table:table-row>
        <table:table-row table:style-name="ro1">
          <table:table-cell table:number-columns-repeated="3"/>
          <table:table-cell table:formula="of:=[.D323]+1" office:value-type="float" office:value="323" calcext:value-type="float">
            <text:p>323</text:p>
          </table:table-cell>
          <table:table-cell table:formula="of:=3*[.D324]*[.D324]+5*[.D324]+1" office:value-type="float" office:value="314603" calcext:value-type="float">
            <text:p>314603</text:p>
          </table:table-cell>
          <table:table-cell table:formula="of:=const_c*[.D324]" office:value-type="float" office:value="323000" calcext:value-type="float">
            <text:p>323000</text:p>
          </table:table-cell>
          <table:table-cell table:formula="of:=const_c*[.D324]*[.D324]" office:value-type="float" office:value="104329000" calcext:value-type="float">
            <text:p>104329000</text:p>
          </table:table-cell>
        </table:table-row>
        <table:table-row table:style-name="ro1">
          <table:table-cell table:number-columns-repeated="3"/>
          <table:table-cell table:formula="of:=[.D324]+1" office:value-type="float" office:value="324" calcext:value-type="float">
            <text:p>324</text:p>
          </table:table-cell>
          <table:table-cell table:formula="of:=3*[.D325]*[.D325]+5*[.D325]+1" office:value-type="float" office:value="316549" calcext:value-type="float">
            <text:p>316549</text:p>
          </table:table-cell>
          <table:table-cell table:formula="of:=const_c*[.D325]" office:value-type="float" office:value="324000" calcext:value-type="float">
            <text:p>324000</text:p>
          </table:table-cell>
          <table:table-cell table:formula="of:=const_c*[.D325]*[.D325]" office:value-type="float" office:value="104976000" calcext:value-type="float">
            <text:p>104976000</text:p>
          </table:table-cell>
        </table:table-row>
        <table:table-row table:style-name="ro1">
          <table:table-cell table:number-columns-repeated="3"/>
          <table:table-cell table:formula="of:=[.D325]+1" office:value-type="float" office:value="325" calcext:value-type="float">
            <text:p>325</text:p>
          </table:table-cell>
          <table:table-cell table:formula="of:=3*[.D326]*[.D326]+5*[.D326]+1" office:value-type="float" office:value="318501" calcext:value-type="float">
            <text:p>318501</text:p>
          </table:table-cell>
          <table:table-cell table:formula="of:=const_c*[.D326]" office:value-type="float" office:value="325000" calcext:value-type="float">
            <text:p>325000</text:p>
          </table:table-cell>
          <table:table-cell table:formula="of:=const_c*[.D326]*[.D326]" office:value-type="float" office:value="105625000" calcext:value-type="float">
            <text:p>105625000</text:p>
          </table:table-cell>
        </table:table-row>
        <table:table-row table:style-name="ro1">
          <table:table-cell table:number-columns-repeated="3"/>
          <table:table-cell table:formula="of:=[.D326]+1" office:value-type="float" office:value="326" calcext:value-type="float">
            <text:p>326</text:p>
          </table:table-cell>
          <table:table-cell table:formula="of:=3*[.D327]*[.D327]+5*[.D327]+1" office:value-type="float" office:value="320459" calcext:value-type="float">
            <text:p>320459</text:p>
          </table:table-cell>
          <table:table-cell table:formula="of:=const_c*[.D327]" office:value-type="float" office:value="326000" calcext:value-type="float">
            <text:p>326000</text:p>
          </table:table-cell>
          <table:table-cell table:formula="of:=const_c*[.D327]*[.D327]" office:value-type="float" office:value="106276000" calcext:value-type="float">
            <text:p>106276000</text:p>
          </table:table-cell>
        </table:table-row>
        <table:table-row table:style-name="ro1">
          <table:table-cell table:number-columns-repeated="3"/>
          <table:table-cell table:formula="of:=[.D327]+1" office:value-type="float" office:value="327" calcext:value-type="float">
            <text:p>327</text:p>
          </table:table-cell>
          <table:table-cell table:formula="of:=3*[.D328]*[.D328]+5*[.D328]+1" office:value-type="float" office:value="322423" calcext:value-type="float">
            <text:p>322423</text:p>
          </table:table-cell>
          <table:table-cell table:formula="of:=const_c*[.D328]" office:value-type="float" office:value="327000" calcext:value-type="float">
            <text:p>327000</text:p>
          </table:table-cell>
          <table:table-cell table:formula="of:=const_c*[.D328]*[.D328]" office:value-type="float" office:value="106929000" calcext:value-type="float">
            <text:p>106929000</text:p>
          </table:table-cell>
        </table:table-row>
        <table:table-row table:style-name="ro1">
          <table:table-cell table:number-columns-repeated="3"/>
          <table:table-cell table:formula="of:=[.D328]+1" office:value-type="float" office:value="328" calcext:value-type="float">
            <text:p>328</text:p>
          </table:table-cell>
          <table:table-cell table:formula="of:=3*[.D329]*[.D329]+5*[.D329]+1" office:value-type="float" office:value="324393" calcext:value-type="float">
            <text:p>324393</text:p>
          </table:table-cell>
          <table:table-cell table:formula="of:=const_c*[.D329]" office:value-type="float" office:value="328000" calcext:value-type="float">
            <text:p>328000</text:p>
          </table:table-cell>
          <table:table-cell table:formula="of:=const_c*[.D329]*[.D329]" office:value-type="float" office:value="107584000" calcext:value-type="float">
            <text:p>107584000</text:p>
          </table:table-cell>
        </table:table-row>
        <table:table-row table:style-name="ro1">
          <table:table-cell table:number-columns-repeated="3"/>
          <table:table-cell table:formula="of:=[.D329]+1" office:value-type="float" office:value="329" calcext:value-type="float">
            <text:p>329</text:p>
          </table:table-cell>
          <table:table-cell table:formula="of:=3*[.D330]*[.D330]+5*[.D330]+1" office:value-type="float" office:value="326369" calcext:value-type="float">
            <text:p>326369</text:p>
          </table:table-cell>
          <table:table-cell table:formula="of:=const_c*[.D330]" office:value-type="float" office:value="329000" calcext:value-type="float">
            <text:p>329000</text:p>
          </table:table-cell>
          <table:table-cell table:formula="of:=const_c*[.D330]*[.D330]" office:value-type="float" office:value="108241000" calcext:value-type="float">
            <text:p>108241000</text:p>
          </table:table-cell>
        </table:table-row>
        <table:table-row table:style-name="ro1">
          <table:table-cell table:number-columns-repeated="3"/>
          <table:table-cell table:formula="of:=[.D330]+1" office:value-type="float" office:value="330" calcext:value-type="float">
            <text:p>330</text:p>
          </table:table-cell>
          <table:table-cell table:formula="of:=3*[.D331]*[.D331]+5*[.D331]+1" office:value-type="float" office:value="328351" calcext:value-type="float">
            <text:p>328351</text:p>
          </table:table-cell>
          <table:table-cell table:formula="of:=const_c*[.D331]" office:value-type="float" office:value="330000" calcext:value-type="float">
            <text:p>330000</text:p>
          </table:table-cell>
          <table:table-cell table:formula="of:=const_c*[.D331]*[.D331]" office:value-type="float" office:value="108900000" calcext:value-type="float">
            <text:p>108900000</text:p>
          </table:table-cell>
        </table:table-row>
        <table:table-row table:style-name="ro1">
          <table:table-cell table:number-columns-repeated="3"/>
          <table:table-cell table:formula="of:=[.D331]+1" office:value-type="float" office:value="331" calcext:value-type="float">
            <text:p>331</text:p>
          </table:table-cell>
          <table:table-cell table:formula="of:=3*[.D332]*[.D332]+5*[.D332]+1" office:value-type="float" office:value="330339" calcext:value-type="float">
            <text:p>330339</text:p>
          </table:table-cell>
          <table:table-cell table:formula="of:=const_c*[.D332]" office:value-type="float" office:value="331000" calcext:value-type="float">
            <text:p>331000</text:p>
          </table:table-cell>
          <table:table-cell table:formula="of:=const_c*[.D332]*[.D332]" office:value-type="float" office:value="109561000" calcext:value-type="float">
            <text:p>109561000</text:p>
          </table:table-cell>
        </table:table-row>
        <table:table-row table:style-name="ro1">
          <table:table-cell table:number-columns-repeated="3"/>
          <table:table-cell table:formula="of:=[.D332]+1" office:value-type="float" office:value="332" calcext:value-type="float">
            <text:p>332</text:p>
          </table:table-cell>
          <table:table-cell table:formula="of:=3*[.D333]*[.D333]+5*[.D333]+1" office:value-type="float" office:value="332333" calcext:value-type="float">
            <text:p>332333</text:p>
          </table:table-cell>
          <table:table-cell table:formula="of:=const_c*[.D333]" office:value-type="float" office:value="332000" calcext:value-type="float">
            <text:p>332000</text:p>
          </table:table-cell>
          <table:table-cell table:formula="of:=const_c*[.D333]*[.D333]" office:value-type="float" office:value="110224000" calcext:value-type="float">
            <text:p>110224000</text:p>
          </table:table-cell>
        </table:table-row>
        <table:table-row table:style-name="ro1">
          <table:table-cell table:number-columns-repeated="3"/>
          <table:table-cell table:formula="of:=[.D333]+1" office:value-type="float" office:value="333" calcext:value-type="float">
            <text:p>333</text:p>
          </table:table-cell>
          <table:table-cell table:formula="of:=3*[.D334]*[.D334]+5*[.D334]+1" office:value-type="float" office:value="334333" calcext:value-type="float">
            <text:p>334333</text:p>
          </table:table-cell>
          <table:table-cell table:formula="of:=const_c*[.D334]" office:value-type="float" office:value="333000" calcext:value-type="float">
            <text:p>333000</text:p>
          </table:table-cell>
          <table:table-cell table:formula="of:=const_c*[.D334]*[.D334]" office:value-type="float" office:value="110889000" calcext:value-type="float">
            <text:p>110889000</text:p>
          </table:table-cell>
        </table:table-row>
        <table:table-row table:style-name="ro1">
          <table:table-cell table:number-columns-repeated="3"/>
          <table:table-cell table:formula="of:=[.D334]+1" office:value-type="float" office:value="334" calcext:value-type="float">
            <text:p>334</text:p>
          </table:table-cell>
          <table:table-cell table:formula="of:=3*[.D335]*[.D335]+5*[.D335]+1" office:value-type="float" office:value="336339" calcext:value-type="float">
            <text:p>336339</text:p>
          </table:table-cell>
          <table:table-cell table:formula="of:=const_c*[.D335]" office:value-type="float" office:value="334000" calcext:value-type="float">
            <text:p>334000</text:p>
          </table:table-cell>
          <table:table-cell table:formula="of:=const_c*[.D335]*[.D335]" office:value-type="float" office:value="111556000" calcext:value-type="float">
            <text:p>111556000</text:p>
          </table:table-cell>
        </table:table-row>
        <table:table-row table:style-name="ro1">
          <table:table-cell table:number-columns-repeated="3"/>
          <table:table-cell table:formula="of:=[.D335]+1" office:value-type="float" office:value="335" calcext:value-type="float">
            <text:p>335</text:p>
          </table:table-cell>
          <table:table-cell table:formula="of:=3*[.D336]*[.D336]+5*[.D336]+1" office:value-type="float" office:value="338351" calcext:value-type="float">
            <text:p>338351</text:p>
          </table:table-cell>
          <table:table-cell table:formula="of:=const_c*[.D336]" office:value-type="float" office:value="335000" calcext:value-type="float">
            <text:p>335000</text:p>
          </table:table-cell>
          <table:table-cell table:formula="of:=const_c*[.D336]*[.D336]" office:value-type="float" office:value="112225000" calcext:value-type="float">
            <text:p>112225000</text:p>
          </table:table-cell>
        </table:table-row>
        <table:table-row table:style-name="ro1">
          <table:table-cell table:number-columns-repeated="3"/>
          <table:table-cell table:formula="of:=[.D336]+1" office:value-type="float" office:value="336" calcext:value-type="float">
            <text:p>336</text:p>
          </table:table-cell>
          <table:table-cell table:formula="of:=3*[.D337]*[.D337]+5*[.D337]+1" office:value-type="float" office:value="340369" calcext:value-type="float">
            <text:p>340369</text:p>
          </table:table-cell>
          <table:table-cell table:formula="of:=const_c*[.D337]" office:value-type="float" office:value="336000" calcext:value-type="float">
            <text:p>336000</text:p>
          </table:table-cell>
          <table:table-cell table:formula="of:=const_c*[.D337]*[.D337]" office:value-type="float" office:value="112896000" calcext:value-type="float">
            <text:p>112896000</text:p>
          </table:table-cell>
        </table:table-row>
        <table:table-row table:style-name="ro1">
          <table:table-cell table:number-columns-repeated="3"/>
          <table:table-cell table:formula="of:=[.D337]+1" office:value-type="float" office:value="337" calcext:value-type="float">
            <text:p>337</text:p>
          </table:table-cell>
          <table:table-cell table:formula="of:=3*[.D338]*[.D338]+5*[.D338]+1" office:value-type="float" office:value="342393" calcext:value-type="float">
            <text:p>342393</text:p>
          </table:table-cell>
          <table:table-cell table:formula="of:=const_c*[.D338]" office:value-type="float" office:value="337000" calcext:value-type="float">
            <text:p>337000</text:p>
          </table:table-cell>
          <table:table-cell table:formula="of:=const_c*[.D338]*[.D338]" office:value-type="float" office:value="113569000" calcext:value-type="float">
            <text:p>113569000</text:p>
          </table:table-cell>
        </table:table-row>
        <table:table-row table:style-name="ro1">
          <table:table-cell table:number-columns-repeated="3"/>
          <table:table-cell table:formula="of:=[.D338]+1" office:value-type="float" office:value="338" calcext:value-type="float">
            <text:p>338</text:p>
          </table:table-cell>
          <table:table-cell table:formula="of:=3*[.D339]*[.D339]+5*[.D339]+1" office:value-type="float" office:value="344423" calcext:value-type="float">
            <text:p>344423</text:p>
          </table:table-cell>
          <table:table-cell table:formula="of:=const_c*[.D339]" office:value-type="float" office:value="338000" calcext:value-type="float">
            <text:p>338000</text:p>
          </table:table-cell>
          <table:table-cell table:formula="of:=const_c*[.D339]*[.D339]" office:value-type="float" office:value="114244000" calcext:value-type="float">
            <text:p>114244000</text:p>
          </table:table-cell>
        </table:table-row>
        <table:table-row table:style-name="ro1">
          <table:table-cell table:number-columns-repeated="3"/>
          <table:table-cell table:formula="of:=[.D339]+1" office:value-type="float" office:value="339" calcext:value-type="float">
            <text:p>339</text:p>
          </table:table-cell>
          <table:table-cell table:formula="of:=3*[.D340]*[.D340]+5*[.D340]+1" office:value-type="float" office:value="346459" calcext:value-type="float">
            <text:p>346459</text:p>
          </table:table-cell>
          <table:table-cell table:formula="of:=const_c*[.D340]" office:value-type="float" office:value="339000" calcext:value-type="float">
            <text:p>339000</text:p>
          </table:table-cell>
          <table:table-cell table:formula="of:=const_c*[.D340]*[.D340]" office:value-type="float" office:value="114921000" calcext:value-type="float">
            <text:p>114921000</text:p>
          </table:table-cell>
        </table:table-row>
        <table:table-row table:style-name="ro1">
          <table:table-cell table:number-columns-repeated="3"/>
          <table:table-cell table:formula="of:=[.D340]+1" office:value-type="float" office:value="340" calcext:value-type="float">
            <text:p>340</text:p>
          </table:table-cell>
          <table:table-cell table:formula="of:=3*[.D341]*[.D341]+5*[.D341]+1" office:value-type="float" office:value="348501" calcext:value-type="float">
            <text:p>348501</text:p>
          </table:table-cell>
          <table:table-cell table:formula="of:=const_c*[.D341]" office:value-type="float" office:value="340000" calcext:value-type="float">
            <text:p>340000</text:p>
          </table:table-cell>
          <table:table-cell table:formula="of:=const_c*[.D341]*[.D341]" office:value-type="float" office:value="115600000" calcext:value-type="float">
            <text:p>115600000</text:p>
          </table:table-cell>
        </table:table-row>
        <table:table-row table:style-name="ro1">
          <table:table-cell table:number-columns-repeated="3"/>
          <table:table-cell table:formula="of:=[.D341]+1" office:value-type="float" office:value="341" calcext:value-type="float">
            <text:p>341</text:p>
          </table:table-cell>
          <table:table-cell table:formula="of:=3*[.D342]*[.D342]+5*[.D342]+1" office:value-type="float" office:value="350549" calcext:value-type="float">
            <text:p>350549</text:p>
          </table:table-cell>
          <table:table-cell table:formula="of:=const_c*[.D342]" office:value-type="float" office:value="341000" calcext:value-type="float">
            <text:p>341000</text:p>
          </table:table-cell>
          <table:table-cell table:formula="of:=const_c*[.D342]*[.D342]" office:value-type="float" office:value="116281000" calcext:value-type="float">
            <text:p>116281000</text:p>
          </table:table-cell>
        </table:table-row>
        <table:table-row table:style-name="ro1">
          <table:table-cell table:number-columns-repeated="3"/>
          <table:table-cell table:formula="of:=[.D342]+1" office:value-type="float" office:value="342" calcext:value-type="float">
            <text:p>342</text:p>
          </table:table-cell>
          <table:table-cell table:formula="of:=3*[.D343]*[.D343]+5*[.D343]+1" office:value-type="float" office:value="352603" calcext:value-type="float">
            <text:p>352603</text:p>
          </table:table-cell>
          <table:table-cell table:formula="of:=const_c*[.D343]" office:value-type="float" office:value="342000" calcext:value-type="float">
            <text:p>342000</text:p>
          </table:table-cell>
          <table:table-cell table:formula="of:=const_c*[.D343]*[.D343]" office:value-type="float" office:value="116964000" calcext:value-type="float">
            <text:p>116964000</text:p>
          </table:table-cell>
        </table:table-row>
        <table:table-row table:style-name="ro1">
          <table:table-cell table:number-columns-repeated="3"/>
          <table:table-cell table:formula="of:=[.D343]+1" office:value-type="float" office:value="343" calcext:value-type="float">
            <text:p>343</text:p>
          </table:table-cell>
          <table:table-cell table:formula="of:=3*[.D344]*[.D344]+5*[.D344]+1" office:value-type="float" office:value="354663" calcext:value-type="float">
            <text:p>354663</text:p>
          </table:table-cell>
          <table:table-cell table:formula="of:=const_c*[.D344]" office:value-type="float" office:value="343000" calcext:value-type="float">
            <text:p>343000</text:p>
          </table:table-cell>
          <table:table-cell table:formula="of:=const_c*[.D344]*[.D344]" office:value-type="float" office:value="117649000" calcext:value-type="float">
            <text:p>117649000</text:p>
          </table:table-cell>
        </table:table-row>
        <table:table-row table:style-name="ro1">
          <table:table-cell table:number-columns-repeated="3"/>
          <table:table-cell table:formula="of:=[.D344]+1" office:value-type="float" office:value="344" calcext:value-type="float">
            <text:p>344</text:p>
          </table:table-cell>
          <table:table-cell table:formula="of:=3*[.D345]*[.D345]+5*[.D345]+1" office:value-type="float" office:value="356729" calcext:value-type="float">
            <text:p>356729</text:p>
          </table:table-cell>
          <table:table-cell table:formula="of:=const_c*[.D345]" office:value-type="float" office:value="344000" calcext:value-type="float">
            <text:p>344000</text:p>
          </table:table-cell>
          <table:table-cell table:formula="of:=const_c*[.D345]*[.D345]" office:value-type="float" office:value="118336000" calcext:value-type="float">
            <text:p>118336000</text:p>
          </table:table-cell>
        </table:table-row>
        <table:table-row table:style-name="ro1">
          <table:table-cell table:number-columns-repeated="3"/>
          <table:table-cell table:formula="of:=[.D345]+1" office:value-type="float" office:value="345" calcext:value-type="float">
            <text:p>345</text:p>
          </table:table-cell>
          <table:table-cell table:formula="of:=3*[.D346]*[.D346]+5*[.D346]+1" office:value-type="float" office:value="358801" calcext:value-type="float">
            <text:p>358801</text:p>
          </table:table-cell>
          <table:table-cell table:formula="of:=const_c*[.D346]" office:value-type="float" office:value="345000" calcext:value-type="float">
            <text:p>345000</text:p>
          </table:table-cell>
          <table:table-cell table:formula="of:=const_c*[.D346]*[.D346]" office:value-type="float" office:value="119025000" calcext:value-type="float">
            <text:p>119025000</text:p>
          </table:table-cell>
        </table:table-row>
        <table:table-row table:style-name="ro1">
          <table:table-cell table:number-columns-repeated="3"/>
          <table:table-cell table:formula="of:=[.D346]+1" office:value-type="float" office:value="346" calcext:value-type="float">
            <text:p>346</text:p>
          </table:table-cell>
          <table:table-cell table:formula="of:=3*[.D347]*[.D347]+5*[.D347]+1" office:value-type="float" office:value="360879" calcext:value-type="float">
            <text:p>360879</text:p>
          </table:table-cell>
          <table:table-cell table:formula="of:=const_c*[.D347]" office:value-type="float" office:value="346000" calcext:value-type="float">
            <text:p>346000</text:p>
          </table:table-cell>
          <table:table-cell table:formula="of:=const_c*[.D347]*[.D347]" office:value-type="float" office:value="119716000" calcext:value-type="float">
            <text:p>119716000</text:p>
          </table:table-cell>
        </table:table-row>
        <table:table-row table:style-name="ro1">
          <table:table-cell table:number-columns-repeated="3"/>
          <table:table-cell table:formula="of:=[.D347]+1" office:value-type="float" office:value="347" calcext:value-type="float">
            <text:p>347</text:p>
          </table:table-cell>
          <table:table-cell table:formula="of:=3*[.D348]*[.D348]+5*[.D348]+1" office:value-type="float" office:value="362963" calcext:value-type="float">
            <text:p>362963</text:p>
          </table:table-cell>
          <table:table-cell table:formula="of:=const_c*[.D348]" office:value-type="float" office:value="347000" calcext:value-type="float">
            <text:p>347000</text:p>
          </table:table-cell>
          <table:table-cell table:formula="of:=const_c*[.D348]*[.D348]" office:value-type="float" office:value="120409000" calcext:value-type="float">
            <text:p>120409000</text:p>
          </table:table-cell>
        </table:table-row>
        <table:table-row table:style-name="ro1">
          <table:table-cell table:number-columns-repeated="3"/>
          <table:table-cell table:formula="of:=[.D348]+1" office:value-type="float" office:value="348" calcext:value-type="float">
            <text:p>348</text:p>
          </table:table-cell>
          <table:table-cell table:formula="of:=3*[.D349]*[.D349]+5*[.D349]+1" office:value-type="float" office:value="365053" calcext:value-type="float">
            <text:p>365053</text:p>
          </table:table-cell>
          <table:table-cell table:formula="of:=const_c*[.D349]" office:value-type="float" office:value="348000" calcext:value-type="float">
            <text:p>348000</text:p>
          </table:table-cell>
          <table:table-cell table:formula="of:=const_c*[.D349]*[.D349]" office:value-type="float" office:value="121104000" calcext:value-type="float">
            <text:p>121104000</text:p>
          </table:table-cell>
        </table:table-row>
        <table:table-row table:style-name="ro1">
          <table:table-cell table:number-columns-repeated="3"/>
          <table:table-cell table:formula="of:=[.D349]+1" office:value-type="float" office:value="349" calcext:value-type="float">
            <text:p>349</text:p>
          </table:table-cell>
          <table:table-cell table:formula="of:=3*[.D350]*[.D350]+5*[.D350]+1" office:value-type="float" office:value="367149" calcext:value-type="float">
            <text:p>367149</text:p>
          </table:table-cell>
          <table:table-cell table:formula="of:=const_c*[.D350]" office:value-type="float" office:value="349000" calcext:value-type="float">
            <text:p>349000</text:p>
          </table:table-cell>
          <table:table-cell table:formula="of:=const_c*[.D350]*[.D350]" office:value-type="float" office:value="121801000" calcext:value-type="float">
            <text:p>121801000</text:p>
          </table:table-cell>
        </table:table-row>
        <table:table-row table:style-name="ro1">
          <table:table-cell table:number-columns-repeated="3"/>
          <table:table-cell table:formula="of:=[.D350]+1" office:value-type="float" office:value="350" calcext:value-type="float">
            <text:p>350</text:p>
          </table:table-cell>
          <table:table-cell table:formula="of:=3*[.D351]*[.D351]+5*[.D351]+1" office:value-type="float" office:value="369251" calcext:value-type="float">
            <text:p>369251</text:p>
          </table:table-cell>
          <table:table-cell table:formula="of:=const_c*[.D351]" office:value-type="float" office:value="350000" calcext:value-type="float">
            <text:p>350000</text:p>
          </table:table-cell>
          <table:table-cell table:formula="of:=const_c*[.D351]*[.D351]" office:value-type="float" office:value="122500000" calcext:value-type="float">
            <text:p>122500000</text:p>
          </table:table-cell>
        </table:table-row>
        <table:table-row table:style-name="ro1">
          <table:table-cell table:number-columns-repeated="3"/>
          <table:table-cell table:formula="of:=[.D351]+1" office:value-type="float" office:value="351" calcext:value-type="float">
            <text:p>351</text:p>
          </table:table-cell>
          <table:table-cell table:formula="of:=3*[.D352]*[.D352]+5*[.D352]+1" office:value-type="float" office:value="371359" calcext:value-type="float">
            <text:p>371359</text:p>
          </table:table-cell>
          <table:table-cell table:formula="of:=const_c*[.D352]" office:value-type="float" office:value="351000" calcext:value-type="float">
            <text:p>351000</text:p>
          </table:table-cell>
          <table:table-cell table:formula="of:=const_c*[.D352]*[.D352]" office:value-type="float" office:value="123201000" calcext:value-type="float">
            <text:p>123201000</text:p>
          </table:table-cell>
        </table:table-row>
        <table:table-row table:style-name="ro1">
          <table:table-cell table:number-columns-repeated="3"/>
          <table:table-cell table:formula="of:=[.D352]+1" office:value-type="float" office:value="352" calcext:value-type="float">
            <text:p>352</text:p>
          </table:table-cell>
          <table:table-cell table:formula="of:=3*[.D353]*[.D353]+5*[.D353]+1" office:value-type="float" office:value="373473" calcext:value-type="float">
            <text:p>373473</text:p>
          </table:table-cell>
          <table:table-cell table:formula="of:=const_c*[.D353]" office:value-type="float" office:value="352000" calcext:value-type="float">
            <text:p>352000</text:p>
          </table:table-cell>
          <table:table-cell table:formula="of:=const_c*[.D353]*[.D353]" office:value-type="float" office:value="123904000" calcext:value-type="float">
            <text:p>123904000</text:p>
          </table:table-cell>
        </table:table-row>
        <table:table-row table:style-name="ro1">
          <table:table-cell table:number-columns-repeated="3"/>
          <table:table-cell table:formula="of:=[.D353]+1" office:value-type="float" office:value="353" calcext:value-type="float">
            <text:p>353</text:p>
          </table:table-cell>
          <table:table-cell table:formula="of:=3*[.D354]*[.D354]+5*[.D354]+1" office:value-type="float" office:value="375593" calcext:value-type="float">
            <text:p>375593</text:p>
          </table:table-cell>
          <table:table-cell table:formula="of:=const_c*[.D354]" office:value-type="float" office:value="353000" calcext:value-type="float">
            <text:p>353000</text:p>
          </table:table-cell>
          <table:table-cell table:formula="of:=const_c*[.D354]*[.D354]" office:value-type="float" office:value="124609000" calcext:value-type="float">
            <text:p>124609000</text:p>
          </table:table-cell>
        </table:table-row>
        <table:table-row table:style-name="ro1">
          <table:table-cell table:number-columns-repeated="3"/>
          <table:table-cell table:formula="of:=[.D354]+1" office:value-type="float" office:value="354" calcext:value-type="float">
            <text:p>354</text:p>
          </table:table-cell>
          <table:table-cell table:formula="of:=3*[.D355]*[.D355]+5*[.D355]+1" office:value-type="float" office:value="377719" calcext:value-type="float">
            <text:p>377719</text:p>
          </table:table-cell>
          <table:table-cell table:formula="of:=const_c*[.D355]" office:value-type="float" office:value="354000" calcext:value-type="float">
            <text:p>354000</text:p>
          </table:table-cell>
          <table:table-cell table:formula="of:=const_c*[.D355]*[.D355]" office:value-type="float" office:value="125316000" calcext:value-type="float">
            <text:p>125316000</text:p>
          </table:table-cell>
        </table:table-row>
        <table:table-row table:style-name="ro1">
          <table:table-cell table:number-columns-repeated="3"/>
          <table:table-cell table:formula="of:=[.D355]+1" office:value-type="float" office:value="355" calcext:value-type="float">
            <text:p>355</text:p>
          </table:table-cell>
          <table:table-cell table:formula="of:=3*[.D356]*[.D356]+5*[.D356]+1" office:value-type="float" office:value="379851" calcext:value-type="float">
            <text:p>379851</text:p>
          </table:table-cell>
          <table:table-cell table:formula="of:=const_c*[.D356]" office:value-type="float" office:value="355000" calcext:value-type="float">
            <text:p>355000</text:p>
          </table:table-cell>
          <table:table-cell table:formula="of:=const_c*[.D356]*[.D356]" office:value-type="float" office:value="126025000" calcext:value-type="float">
            <text:p>126025000</text:p>
          </table:table-cell>
        </table:table-row>
        <table:table-row table:style-name="ro1">
          <table:table-cell table:number-columns-repeated="3"/>
          <table:table-cell table:formula="of:=[.D356]+1" office:value-type="float" office:value="356" calcext:value-type="float">
            <text:p>356</text:p>
          </table:table-cell>
          <table:table-cell table:formula="of:=3*[.D357]*[.D357]+5*[.D357]+1" office:value-type="float" office:value="381989" calcext:value-type="float">
            <text:p>381989</text:p>
          </table:table-cell>
          <table:table-cell table:formula="of:=const_c*[.D357]" office:value-type="float" office:value="356000" calcext:value-type="float">
            <text:p>356000</text:p>
          </table:table-cell>
          <table:table-cell table:formula="of:=const_c*[.D357]*[.D357]" office:value-type="float" office:value="126736000" calcext:value-type="float">
            <text:p>126736000</text:p>
          </table:table-cell>
        </table:table-row>
        <table:table-row table:style-name="ro1">
          <table:table-cell table:number-columns-repeated="3"/>
          <table:table-cell table:formula="of:=[.D357]+1" office:value-type="float" office:value="357" calcext:value-type="float">
            <text:p>357</text:p>
          </table:table-cell>
          <table:table-cell table:formula="of:=3*[.D358]*[.D358]+5*[.D358]+1" office:value-type="float" office:value="384133" calcext:value-type="float">
            <text:p>384133</text:p>
          </table:table-cell>
          <table:table-cell table:formula="of:=const_c*[.D358]" office:value-type="float" office:value="357000" calcext:value-type="float">
            <text:p>357000</text:p>
          </table:table-cell>
          <table:table-cell table:formula="of:=const_c*[.D358]*[.D358]" office:value-type="float" office:value="127449000" calcext:value-type="float">
            <text:p>127449000</text:p>
          </table:table-cell>
        </table:table-row>
        <table:table-row table:style-name="ro1">
          <table:table-cell table:number-columns-repeated="3"/>
          <table:table-cell table:formula="of:=[.D358]+1" office:value-type="float" office:value="358" calcext:value-type="float">
            <text:p>358</text:p>
          </table:table-cell>
          <table:table-cell table:formula="of:=3*[.D359]*[.D359]+5*[.D359]+1" office:value-type="float" office:value="386283" calcext:value-type="float">
            <text:p>386283</text:p>
          </table:table-cell>
          <table:table-cell table:formula="of:=const_c*[.D359]" office:value-type="float" office:value="358000" calcext:value-type="float">
            <text:p>358000</text:p>
          </table:table-cell>
          <table:table-cell table:formula="of:=const_c*[.D359]*[.D359]" office:value-type="float" office:value="128164000" calcext:value-type="float">
            <text:p>128164000</text:p>
          </table:table-cell>
        </table:table-row>
        <table:table-row table:style-name="ro1">
          <table:table-cell table:number-columns-repeated="3"/>
          <table:table-cell table:formula="of:=[.D359]+1" office:value-type="float" office:value="359" calcext:value-type="float">
            <text:p>359</text:p>
          </table:table-cell>
          <table:table-cell table:formula="of:=3*[.D360]*[.D360]+5*[.D360]+1" office:value-type="float" office:value="388439" calcext:value-type="float">
            <text:p>388439</text:p>
          </table:table-cell>
          <table:table-cell table:formula="of:=const_c*[.D360]" office:value-type="float" office:value="359000" calcext:value-type="float">
            <text:p>359000</text:p>
          </table:table-cell>
          <table:table-cell table:formula="of:=const_c*[.D360]*[.D360]" office:value-type="float" office:value="128881000" calcext:value-type="float">
            <text:p>128881000</text:p>
          </table:table-cell>
        </table:table-row>
        <table:table-row table:style-name="ro1">
          <table:table-cell table:number-columns-repeated="3"/>
          <table:table-cell table:formula="of:=[.D360]+1" office:value-type="float" office:value="360" calcext:value-type="float">
            <text:p>360</text:p>
          </table:table-cell>
          <table:table-cell table:formula="of:=3*[.D361]*[.D361]+5*[.D361]+1" office:value-type="float" office:value="390601" calcext:value-type="float">
            <text:p>390601</text:p>
          </table:table-cell>
          <table:table-cell table:formula="of:=const_c*[.D361]" office:value-type="float" office:value="360000" calcext:value-type="float">
            <text:p>360000</text:p>
          </table:table-cell>
          <table:table-cell table:formula="of:=const_c*[.D361]*[.D361]" office:value-type="float" office:value="129600000" calcext:value-type="float">
            <text:p>129600000</text:p>
          </table:table-cell>
        </table:table-row>
        <table:table-row table:style-name="ro1">
          <table:table-cell table:number-columns-repeated="3"/>
          <table:table-cell table:formula="of:=[.D361]+1" office:value-type="float" office:value="361" calcext:value-type="float">
            <text:p>361</text:p>
          </table:table-cell>
          <table:table-cell table:formula="of:=3*[.D362]*[.D362]+5*[.D362]+1" office:value-type="float" office:value="392769" calcext:value-type="float">
            <text:p>392769</text:p>
          </table:table-cell>
          <table:table-cell table:formula="of:=const_c*[.D362]" office:value-type="float" office:value="361000" calcext:value-type="float">
            <text:p>361000</text:p>
          </table:table-cell>
          <table:table-cell table:formula="of:=const_c*[.D362]*[.D362]" office:value-type="float" office:value="130321000" calcext:value-type="float">
            <text:p>130321000</text:p>
          </table:table-cell>
        </table:table-row>
        <table:table-row table:style-name="ro1">
          <table:table-cell table:number-columns-repeated="3"/>
          <table:table-cell table:formula="of:=[.D362]+1" office:value-type="float" office:value="362" calcext:value-type="float">
            <text:p>362</text:p>
          </table:table-cell>
          <table:table-cell table:formula="of:=3*[.D363]*[.D363]+5*[.D363]+1" office:value-type="float" office:value="394943" calcext:value-type="float">
            <text:p>394943</text:p>
          </table:table-cell>
          <table:table-cell table:formula="of:=const_c*[.D363]" office:value-type="float" office:value="362000" calcext:value-type="float">
            <text:p>362000</text:p>
          </table:table-cell>
          <table:table-cell table:formula="of:=const_c*[.D363]*[.D363]" office:value-type="float" office:value="131044000" calcext:value-type="float">
            <text:p>131044000</text:p>
          </table:table-cell>
        </table:table-row>
        <table:table-row table:style-name="ro1">
          <table:table-cell table:number-columns-repeated="3"/>
          <table:table-cell table:formula="of:=[.D363]+1" office:value-type="float" office:value="363" calcext:value-type="float">
            <text:p>363</text:p>
          </table:table-cell>
          <table:table-cell table:formula="of:=3*[.D364]*[.D364]+5*[.D364]+1" office:value-type="float" office:value="397123" calcext:value-type="float">
            <text:p>397123</text:p>
          </table:table-cell>
          <table:table-cell table:formula="of:=const_c*[.D364]" office:value-type="float" office:value="363000" calcext:value-type="float">
            <text:p>363000</text:p>
          </table:table-cell>
          <table:table-cell table:formula="of:=const_c*[.D364]*[.D364]" office:value-type="float" office:value="131769000" calcext:value-type="float">
            <text:p>131769000</text:p>
          </table:table-cell>
        </table:table-row>
        <table:table-row table:style-name="ro1">
          <table:table-cell table:number-columns-repeated="3"/>
          <table:table-cell table:formula="of:=[.D364]+1" office:value-type="float" office:value="364" calcext:value-type="float">
            <text:p>364</text:p>
          </table:table-cell>
          <table:table-cell table:formula="of:=3*[.D365]*[.D365]+5*[.D365]+1" office:value-type="float" office:value="399309" calcext:value-type="float">
            <text:p>399309</text:p>
          </table:table-cell>
          <table:table-cell table:formula="of:=const_c*[.D365]" office:value-type="float" office:value="364000" calcext:value-type="float">
            <text:p>364000</text:p>
          </table:table-cell>
          <table:table-cell table:formula="of:=const_c*[.D365]*[.D365]" office:value-type="float" office:value="132496000" calcext:value-type="float">
            <text:p>132496000</text:p>
          </table:table-cell>
        </table:table-row>
        <table:table-row table:style-name="ro1">
          <table:table-cell table:number-columns-repeated="3"/>
          <table:table-cell table:formula="of:=[.D365]+1" office:value-type="float" office:value="365" calcext:value-type="float">
            <text:p>365</text:p>
          </table:table-cell>
          <table:table-cell table:formula="of:=3*[.D366]*[.D366]+5*[.D366]+1" office:value-type="float" office:value="401501" calcext:value-type="float">
            <text:p>401501</text:p>
          </table:table-cell>
          <table:table-cell table:formula="of:=const_c*[.D366]" office:value-type="float" office:value="365000" calcext:value-type="float">
            <text:p>365000</text:p>
          </table:table-cell>
          <table:table-cell table:formula="of:=const_c*[.D366]*[.D366]" office:value-type="float" office:value="133225000" calcext:value-type="float">
            <text:p>133225000</text:p>
          </table:table-cell>
        </table:table-row>
        <table:table-row table:style-name="ro1">
          <table:table-cell table:number-columns-repeated="3"/>
          <table:table-cell table:formula="of:=[.D366]+1" office:value-type="float" office:value="366" calcext:value-type="float">
            <text:p>366</text:p>
          </table:table-cell>
          <table:table-cell table:formula="of:=3*[.D367]*[.D367]+5*[.D367]+1" office:value-type="float" office:value="403699" calcext:value-type="float">
            <text:p>403699</text:p>
          </table:table-cell>
          <table:table-cell table:formula="of:=const_c*[.D367]" office:value-type="float" office:value="366000" calcext:value-type="float">
            <text:p>366000</text:p>
          </table:table-cell>
          <table:table-cell table:formula="of:=const_c*[.D367]*[.D367]" office:value-type="float" office:value="133956000" calcext:value-type="float">
            <text:p>133956000</text:p>
          </table:table-cell>
        </table:table-row>
        <table:table-row table:style-name="ro1">
          <table:table-cell table:number-columns-repeated="3"/>
          <table:table-cell table:formula="of:=[.D367]+1" office:value-type="float" office:value="367" calcext:value-type="float">
            <text:p>367</text:p>
          </table:table-cell>
          <table:table-cell table:formula="of:=3*[.D368]*[.D368]+5*[.D368]+1" office:value-type="float" office:value="405903" calcext:value-type="float">
            <text:p>405903</text:p>
          </table:table-cell>
          <table:table-cell table:formula="of:=const_c*[.D368]" office:value-type="float" office:value="367000" calcext:value-type="float">
            <text:p>367000</text:p>
          </table:table-cell>
          <table:table-cell table:formula="of:=const_c*[.D368]*[.D368]" office:value-type="float" office:value="134689000" calcext:value-type="float">
            <text:p>134689000</text:p>
          </table:table-cell>
        </table:table-row>
        <table:table-row table:style-name="ro1">
          <table:table-cell table:number-columns-repeated="3"/>
          <table:table-cell table:formula="of:=[.D368]+1" office:value-type="float" office:value="368" calcext:value-type="float">
            <text:p>368</text:p>
          </table:table-cell>
          <table:table-cell table:formula="of:=3*[.D369]*[.D369]+5*[.D369]+1" office:value-type="float" office:value="408113" calcext:value-type="float">
            <text:p>408113</text:p>
          </table:table-cell>
          <table:table-cell table:formula="of:=const_c*[.D369]" office:value-type="float" office:value="368000" calcext:value-type="float">
            <text:p>368000</text:p>
          </table:table-cell>
          <table:table-cell table:formula="of:=const_c*[.D369]*[.D369]" office:value-type="float" office:value="135424000" calcext:value-type="float">
            <text:p>135424000</text:p>
          </table:table-cell>
        </table:table-row>
        <table:table-row table:style-name="ro1">
          <table:table-cell table:number-columns-repeated="3"/>
          <table:table-cell table:formula="of:=[.D369]+1" office:value-type="float" office:value="369" calcext:value-type="float">
            <text:p>369</text:p>
          </table:table-cell>
          <table:table-cell table:formula="of:=3*[.D370]*[.D370]+5*[.D370]+1" office:value-type="float" office:value="410329" calcext:value-type="float">
            <text:p>410329</text:p>
          </table:table-cell>
          <table:table-cell table:formula="of:=const_c*[.D370]" office:value-type="float" office:value="369000" calcext:value-type="float">
            <text:p>369000</text:p>
          </table:table-cell>
          <table:table-cell table:formula="of:=const_c*[.D370]*[.D370]" office:value-type="float" office:value="136161000" calcext:value-type="float">
            <text:p>136161000</text:p>
          </table:table-cell>
        </table:table-row>
        <table:table-row table:style-name="ro1">
          <table:table-cell table:number-columns-repeated="3"/>
          <table:table-cell table:formula="of:=[.D370]+1" office:value-type="float" office:value="370" calcext:value-type="float">
            <text:p>370</text:p>
          </table:table-cell>
          <table:table-cell table:formula="of:=3*[.D371]*[.D371]+5*[.D371]+1" office:value-type="float" office:value="412551" calcext:value-type="float">
            <text:p>412551</text:p>
          </table:table-cell>
          <table:table-cell table:formula="of:=const_c*[.D371]" office:value-type="float" office:value="370000" calcext:value-type="float">
            <text:p>370000</text:p>
          </table:table-cell>
          <table:table-cell table:formula="of:=const_c*[.D371]*[.D371]" office:value-type="float" office:value="136900000" calcext:value-type="float">
            <text:p>136900000</text:p>
          </table:table-cell>
        </table:table-row>
        <table:table-row table:style-name="ro1">
          <table:table-cell table:number-columns-repeated="3"/>
          <table:table-cell table:formula="of:=[.D371]+1" office:value-type="float" office:value="371" calcext:value-type="float">
            <text:p>371</text:p>
          </table:table-cell>
          <table:table-cell table:formula="of:=3*[.D372]*[.D372]+5*[.D372]+1" office:value-type="float" office:value="414779" calcext:value-type="float">
            <text:p>414779</text:p>
          </table:table-cell>
          <table:table-cell table:formula="of:=const_c*[.D372]" office:value-type="float" office:value="371000" calcext:value-type="float">
            <text:p>371000</text:p>
          </table:table-cell>
          <table:table-cell table:formula="of:=const_c*[.D372]*[.D372]" office:value-type="float" office:value="137641000" calcext:value-type="float">
            <text:p>137641000</text:p>
          </table:table-cell>
        </table:table-row>
        <table:table-row table:style-name="ro1">
          <table:table-cell table:number-columns-repeated="3"/>
          <table:table-cell table:formula="of:=[.D372]+1" office:value-type="float" office:value="372" calcext:value-type="float">
            <text:p>372</text:p>
          </table:table-cell>
          <table:table-cell table:formula="of:=3*[.D373]*[.D373]+5*[.D373]+1" office:value-type="float" office:value="417013" calcext:value-type="float">
            <text:p>417013</text:p>
          </table:table-cell>
          <table:table-cell table:formula="of:=const_c*[.D373]" office:value-type="float" office:value="372000" calcext:value-type="float">
            <text:p>372000</text:p>
          </table:table-cell>
          <table:table-cell table:formula="of:=const_c*[.D373]*[.D373]" office:value-type="float" office:value="138384000" calcext:value-type="float">
            <text:p>138384000</text:p>
          </table:table-cell>
        </table:table-row>
        <table:table-row table:style-name="ro1">
          <table:table-cell table:number-columns-repeated="3"/>
          <table:table-cell table:formula="of:=[.D373]+1" office:value-type="float" office:value="373" calcext:value-type="float">
            <text:p>373</text:p>
          </table:table-cell>
          <table:table-cell table:formula="of:=3*[.D374]*[.D374]+5*[.D374]+1" office:value-type="float" office:value="419253" calcext:value-type="float">
            <text:p>419253</text:p>
          </table:table-cell>
          <table:table-cell table:formula="of:=const_c*[.D374]" office:value-type="float" office:value="373000" calcext:value-type="float">
            <text:p>373000</text:p>
          </table:table-cell>
          <table:table-cell table:formula="of:=const_c*[.D374]*[.D374]" office:value-type="float" office:value="139129000" calcext:value-type="float">
            <text:p>139129000</text:p>
          </table:table-cell>
        </table:table-row>
        <table:table-row table:style-name="ro1">
          <table:table-cell table:number-columns-repeated="3"/>
          <table:table-cell table:formula="of:=[.D374]+1" office:value-type="float" office:value="374" calcext:value-type="float">
            <text:p>374</text:p>
          </table:table-cell>
          <table:table-cell table:formula="of:=3*[.D375]*[.D375]+5*[.D375]+1" office:value-type="float" office:value="421499" calcext:value-type="float">
            <text:p>421499</text:p>
          </table:table-cell>
          <table:table-cell table:formula="of:=const_c*[.D375]" office:value-type="float" office:value="374000" calcext:value-type="float">
            <text:p>374000</text:p>
          </table:table-cell>
          <table:table-cell table:formula="of:=const_c*[.D375]*[.D375]" office:value-type="float" office:value="139876000" calcext:value-type="float">
            <text:p>139876000</text:p>
          </table:table-cell>
        </table:table-row>
        <table:table-row table:style-name="ro1">
          <table:table-cell table:number-columns-repeated="3"/>
          <table:table-cell table:formula="of:=[.D375]+1" office:value-type="float" office:value="375" calcext:value-type="float">
            <text:p>375</text:p>
          </table:table-cell>
          <table:table-cell table:formula="of:=3*[.D376]*[.D376]+5*[.D376]+1" office:value-type="float" office:value="423751" calcext:value-type="float">
            <text:p>423751</text:p>
          </table:table-cell>
          <table:table-cell table:formula="of:=const_c*[.D376]" office:value-type="float" office:value="375000" calcext:value-type="float">
            <text:p>375000</text:p>
          </table:table-cell>
          <table:table-cell table:formula="of:=const_c*[.D376]*[.D376]" office:value-type="float" office:value="140625000" calcext:value-type="float">
            <text:p>140625000</text:p>
          </table:table-cell>
        </table:table-row>
        <table:table-row table:style-name="ro1">
          <table:table-cell table:number-columns-repeated="3"/>
          <table:table-cell table:formula="of:=[.D376]+1" office:value-type="float" office:value="376" calcext:value-type="float">
            <text:p>376</text:p>
          </table:table-cell>
          <table:table-cell table:formula="of:=3*[.D377]*[.D377]+5*[.D377]+1" office:value-type="float" office:value="426009" calcext:value-type="float">
            <text:p>426009</text:p>
          </table:table-cell>
          <table:table-cell table:formula="of:=const_c*[.D377]" office:value-type="float" office:value="376000" calcext:value-type="float">
            <text:p>376000</text:p>
          </table:table-cell>
          <table:table-cell table:formula="of:=const_c*[.D377]*[.D377]" office:value-type="float" office:value="141376000" calcext:value-type="float">
            <text:p>141376000</text:p>
          </table:table-cell>
        </table:table-row>
        <table:table-row table:style-name="ro1">
          <table:table-cell table:number-columns-repeated="3"/>
          <table:table-cell table:formula="of:=[.D377]+1" office:value-type="float" office:value="377" calcext:value-type="float">
            <text:p>377</text:p>
          </table:table-cell>
          <table:table-cell table:formula="of:=3*[.D378]*[.D378]+5*[.D378]+1" office:value-type="float" office:value="428273" calcext:value-type="float">
            <text:p>428273</text:p>
          </table:table-cell>
          <table:table-cell table:formula="of:=const_c*[.D378]" office:value-type="float" office:value="377000" calcext:value-type="float">
            <text:p>377000</text:p>
          </table:table-cell>
          <table:table-cell table:formula="of:=const_c*[.D378]*[.D378]" office:value-type="float" office:value="142129000" calcext:value-type="float">
            <text:p>142129000</text:p>
          </table:table-cell>
        </table:table-row>
        <table:table-row table:style-name="ro1">
          <table:table-cell table:number-columns-repeated="3"/>
          <table:table-cell table:formula="of:=[.D378]+1" office:value-type="float" office:value="378" calcext:value-type="float">
            <text:p>378</text:p>
          </table:table-cell>
          <table:table-cell table:formula="of:=3*[.D379]*[.D379]+5*[.D379]+1" office:value-type="float" office:value="430543" calcext:value-type="float">
            <text:p>430543</text:p>
          </table:table-cell>
          <table:table-cell table:formula="of:=const_c*[.D379]" office:value-type="float" office:value="378000" calcext:value-type="float">
            <text:p>378000</text:p>
          </table:table-cell>
          <table:table-cell table:formula="of:=const_c*[.D379]*[.D379]" office:value-type="float" office:value="142884000" calcext:value-type="float">
            <text:p>142884000</text:p>
          </table:table-cell>
        </table:table-row>
        <table:table-row table:style-name="ro1">
          <table:table-cell table:number-columns-repeated="3"/>
          <table:table-cell table:formula="of:=[.D379]+1" office:value-type="float" office:value="379" calcext:value-type="float">
            <text:p>379</text:p>
          </table:table-cell>
          <table:table-cell table:formula="of:=3*[.D380]*[.D380]+5*[.D380]+1" office:value-type="float" office:value="432819" calcext:value-type="float">
            <text:p>432819</text:p>
          </table:table-cell>
          <table:table-cell table:formula="of:=const_c*[.D380]" office:value-type="float" office:value="379000" calcext:value-type="float">
            <text:p>379000</text:p>
          </table:table-cell>
          <table:table-cell table:formula="of:=const_c*[.D380]*[.D380]" office:value-type="float" office:value="143641000" calcext:value-type="float">
            <text:p>143641000</text:p>
          </table:table-cell>
        </table:table-row>
        <table:table-row table:style-name="ro1">
          <table:table-cell table:number-columns-repeated="3"/>
          <table:table-cell table:formula="of:=[.D380]+1" office:value-type="float" office:value="380" calcext:value-type="float">
            <text:p>380</text:p>
          </table:table-cell>
          <table:table-cell table:formula="of:=3*[.D381]*[.D381]+5*[.D381]+1" office:value-type="float" office:value="435101" calcext:value-type="float">
            <text:p>435101</text:p>
          </table:table-cell>
          <table:table-cell table:formula="of:=const_c*[.D381]" office:value-type="float" office:value="380000" calcext:value-type="float">
            <text:p>380000</text:p>
          </table:table-cell>
          <table:table-cell table:formula="of:=const_c*[.D381]*[.D381]" office:value-type="float" office:value="144400000" calcext:value-type="float">
            <text:p>144400000</text:p>
          </table:table-cell>
        </table:table-row>
        <table:table-row table:style-name="ro1">
          <table:table-cell table:number-columns-repeated="3"/>
          <table:table-cell table:formula="of:=[.D381]+1" office:value-type="float" office:value="381" calcext:value-type="float">
            <text:p>381</text:p>
          </table:table-cell>
          <table:table-cell table:formula="of:=3*[.D382]*[.D382]+5*[.D382]+1" office:value-type="float" office:value="437389" calcext:value-type="float">
            <text:p>437389</text:p>
          </table:table-cell>
          <table:table-cell table:formula="of:=const_c*[.D382]" office:value-type="float" office:value="381000" calcext:value-type="float">
            <text:p>381000</text:p>
          </table:table-cell>
          <table:table-cell table:formula="of:=const_c*[.D382]*[.D382]" office:value-type="float" office:value="145161000" calcext:value-type="float">
            <text:p>145161000</text:p>
          </table:table-cell>
        </table:table-row>
        <table:table-row table:style-name="ro1">
          <table:table-cell table:number-columns-repeated="3"/>
          <table:table-cell table:formula="of:=[.D382]+1" office:value-type="float" office:value="382" calcext:value-type="float">
            <text:p>382</text:p>
          </table:table-cell>
          <table:table-cell table:formula="of:=3*[.D383]*[.D383]+5*[.D383]+1" office:value-type="float" office:value="439683" calcext:value-type="float">
            <text:p>439683</text:p>
          </table:table-cell>
          <table:table-cell table:formula="of:=const_c*[.D383]" office:value-type="float" office:value="382000" calcext:value-type="float">
            <text:p>382000</text:p>
          </table:table-cell>
          <table:table-cell table:formula="of:=const_c*[.D383]*[.D383]" office:value-type="float" office:value="145924000" calcext:value-type="float">
            <text:p>145924000</text:p>
          </table:table-cell>
        </table:table-row>
        <table:table-row table:style-name="ro1">
          <table:table-cell table:number-columns-repeated="3"/>
          <table:table-cell table:formula="of:=[.D383]+1" office:value-type="float" office:value="383" calcext:value-type="float">
            <text:p>383</text:p>
          </table:table-cell>
          <table:table-cell table:formula="of:=3*[.D384]*[.D384]+5*[.D384]+1" office:value-type="float" office:value="441983" calcext:value-type="float">
            <text:p>441983</text:p>
          </table:table-cell>
          <table:table-cell table:formula="of:=const_c*[.D384]" office:value-type="float" office:value="383000" calcext:value-type="float">
            <text:p>383000</text:p>
          </table:table-cell>
          <table:table-cell table:formula="of:=const_c*[.D384]*[.D384]" office:value-type="float" office:value="146689000" calcext:value-type="float">
            <text:p>146689000</text:p>
          </table:table-cell>
        </table:table-row>
        <table:table-row table:style-name="ro1">
          <table:table-cell table:number-columns-repeated="3"/>
          <table:table-cell table:formula="of:=[.D384]+1" office:value-type="float" office:value="384" calcext:value-type="float">
            <text:p>384</text:p>
          </table:table-cell>
          <table:table-cell table:formula="of:=3*[.D385]*[.D385]+5*[.D385]+1" office:value-type="float" office:value="444289" calcext:value-type="float">
            <text:p>444289</text:p>
          </table:table-cell>
          <table:table-cell table:formula="of:=const_c*[.D385]" office:value-type="float" office:value="384000" calcext:value-type="float">
            <text:p>384000</text:p>
          </table:table-cell>
          <table:table-cell table:formula="of:=const_c*[.D385]*[.D385]" office:value-type="float" office:value="147456000" calcext:value-type="float">
            <text:p>147456000</text:p>
          </table:table-cell>
        </table:table-row>
        <table:table-row table:style-name="ro1">
          <table:table-cell table:number-columns-repeated="3"/>
          <table:table-cell table:formula="of:=[.D385]+1" office:value-type="float" office:value="385" calcext:value-type="float">
            <text:p>385</text:p>
          </table:table-cell>
          <table:table-cell table:formula="of:=3*[.D386]*[.D386]+5*[.D386]+1" office:value-type="float" office:value="446601" calcext:value-type="float">
            <text:p>446601</text:p>
          </table:table-cell>
          <table:table-cell table:formula="of:=const_c*[.D386]" office:value-type="float" office:value="385000" calcext:value-type="float">
            <text:p>385000</text:p>
          </table:table-cell>
          <table:table-cell table:formula="of:=const_c*[.D386]*[.D386]" office:value-type="float" office:value="148225000" calcext:value-type="float">
            <text:p>148225000</text:p>
          </table:table-cell>
        </table:table-row>
        <table:table-row table:style-name="ro1">
          <table:table-cell table:number-columns-repeated="3"/>
          <table:table-cell table:formula="of:=[.D386]+1" office:value-type="float" office:value="386" calcext:value-type="float">
            <text:p>386</text:p>
          </table:table-cell>
          <table:table-cell table:formula="of:=3*[.D387]*[.D387]+5*[.D387]+1" office:value-type="float" office:value="448919" calcext:value-type="float">
            <text:p>448919</text:p>
          </table:table-cell>
          <table:table-cell table:formula="of:=const_c*[.D387]" office:value-type="float" office:value="386000" calcext:value-type="float">
            <text:p>386000</text:p>
          </table:table-cell>
          <table:table-cell table:formula="of:=const_c*[.D387]*[.D387]" office:value-type="float" office:value="148996000" calcext:value-type="float">
            <text:p>148996000</text:p>
          </table:table-cell>
        </table:table-row>
        <table:table-row table:style-name="ro1">
          <table:table-cell table:number-columns-repeated="3"/>
          <table:table-cell table:formula="of:=[.D387]+1" office:value-type="float" office:value="387" calcext:value-type="float">
            <text:p>387</text:p>
          </table:table-cell>
          <table:table-cell table:formula="of:=3*[.D388]*[.D388]+5*[.D388]+1" office:value-type="float" office:value="451243" calcext:value-type="float">
            <text:p>451243</text:p>
          </table:table-cell>
          <table:table-cell table:formula="of:=const_c*[.D388]" office:value-type="float" office:value="387000" calcext:value-type="float">
            <text:p>387000</text:p>
          </table:table-cell>
          <table:table-cell table:formula="of:=const_c*[.D388]*[.D388]" office:value-type="float" office:value="149769000" calcext:value-type="float">
            <text:p>149769000</text:p>
          </table:table-cell>
        </table:table-row>
        <table:table-row table:style-name="ro1">
          <table:table-cell table:number-columns-repeated="3"/>
          <table:table-cell table:formula="of:=[.D388]+1" office:value-type="float" office:value="388" calcext:value-type="float">
            <text:p>388</text:p>
          </table:table-cell>
          <table:table-cell table:formula="of:=3*[.D389]*[.D389]+5*[.D389]+1" office:value-type="float" office:value="453573" calcext:value-type="float">
            <text:p>453573</text:p>
          </table:table-cell>
          <table:table-cell table:formula="of:=const_c*[.D389]" office:value-type="float" office:value="388000" calcext:value-type="float">
            <text:p>388000</text:p>
          </table:table-cell>
          <table:table-cell table:formula="of:=const_c*[.D389]*[.D389]" office:value-type="float" office:value="150544000" calcext:value-type="float">
            <text:p>150544000</text:p>
          </table:table-cell>
        </table:table-row>
        <table:table-row table:style-name="ro1">
          <table:table-cell table:number-columns-repeated="3"/>
          <table:table-cell table:formula="of:=[.D389]+1" office:value-type="float" office:value="389" calcext:value-type="float">
            <text:p>389</text:p>
          </table:table-cell>
          <table:table-cell table:formula="of:=3*[.D390]*[.D390]+5*[.D390]+1" office:value-type="float" office:value="455909" calcext:value-type="float">
            <text:p>455909</text:p>
          </table:table-cell>
          <table:table-cell table:formula="of:=const_c*[.D390]" office:value-type="float" office:value="389000" calcext:value-type="float">
            <text:p>389000</text:p>
          </table:table-cell>
          <table:table-cell table:formula="of:=const_c*[.D390]*[.D390]" office:value-type="float" office:value="151321000" calcext:value-type="float">
            <text:p>151321000</text:p>
          </table:table-cell>
        </table:table-row>
        <table:table-row table:style-name="ro1">
          <table:table-cell table:number-columns-repeated="3"/>
          <table:table-cell table:formula="of:=[.D390]+1" office:value-type="float" office:value="390" calcext:value-type="float">
            <text:p>390</text:p>
          </table:table-cell>
          <table:table-cell table:formula="of:=3*[.D391]*[.D391]+5*[.D391]+1" office:value-type="float" office:value="458251" calcext:value-type="float">
            <text:p>458251</text:p>
          </table:table-cell>
          <table:table-cell table:formula="of:=const_c*[.D391]" office:value-type="float" office:value="390000" calcext:value-type="float">
            <text:p>390000</text:p>
          </table:table-cell>
          <table:table-cell table:formula="of:=const_c*[.D391]*[.D391]" office:value-type="float" office:value="152100000" calcext:value-type="float">
            <text:p>152100000</text:p>
          </table:table-cell>
        </table:table-row>
        <table:table-row table:style-name="ro1">
          <table:table-cell table:number-columns-repeated="3"/>
          <table:table-cell table:formula="of:=[.D391]+1" office:value-type="float" office:value="391" calcext:value-type="float">
            <text:p>391</text:p>
          </table:table-cell>
          <table:table-cell table:formula="of:=3*[.D392]*[.D392]+5*[.D392]+1" office:value-type="float" office:value="460599" calcext:value-type="float">
            <text:p>460599</text:p>
          </table:table-cell>
          <table:table-cell table:formula="of:=const_c*[.D392]" office:value-type="float" office:value="391000" calcext:value-type="float">
            <text:p>391000</text:p>
          </table:table-cell>
          <table:table-cell table:formula="of:=const_c*[.D392]*[.D392]" office:value-type="float" office:value="152881000" calcext:value-type="float">
            <text:p>152881000</text:p>
          </table:table-cell>
        </table:table-row>
        <table:table-row table:style-name="ro1">
          <table:table-cell table:number-columns-repeated="3"/>
          <table:table-cell table:formula="of:=[.D392]+1" office:value-type="float" office:value="392" calcext:value-type="float">
            <text:p>392</text:p>
          </table:table-cell>
          <table:table-cell table:formula="of:=3*[.D393]*[.D393]+5*[.D393]+1" office:value-type="float" office:value="462953" calcext:value-type="float">
            <text:p>462953</text:p>
          </table:table-cell>
          <table:table-cell table:formula="of:=const_c*[.D393]" office:value-type="float" office:value="392000" calcext:value-type="float">
            <text:p>392000</text:p>
          </table:table-cell>
          <table:table-cell table:formula="of:=const_c*[.D393]*[.D393]" office:value-type="float" office:value="153664000" calcext:value-type="float">
            <text:p>153664000</text:p>
          </table:table-cell>
        </table:table-row>
        <table:table-row table:style-name="ro1">
          <table:table-cell table:number-columns-repeated="3"/>
          <table:table-cell table:formula="of:=[.D393]+1" office:value-type="float" office:value="393" calcext:value-type="float">
            <text:p>393</text:p>
          </table:table-cell>
          <table:table-cell table:formula="of:=3*[.D394]*[.D394]+5*[.D394]+1" office:value-type="float" office:value="465313" calcext:value-type="float">
            <text:p>465313</text:p>
          </table:table-cell>
          <table:table-cell table:formula="of:=const_c*[.D394]" office:value-type="float" office:value="393000" calcext:value-type="float">
            <text:p>393000</text:p>
          </table:table-cell>
          <table:table-cell table:formula="of:=const_c*[.D394]*[.D394]" office:value-type="float" office:value="154449000" calcext:value-type="float">
            <text:p>154449000</text:p>
          </table:table-cell>
        </table:table-row>
        <table:table-row table:style-name="ro1">
          <table:table-cell table:number-columns-repeated="3"/>
          <table:table-cell table:formula="of:=[.D394]+1" office:value-type="float" office:value="394" calcext:value-type="float">
            <text:p>394</text:p>
          </table:table-cell>
          <table:table-cell table:formula="of:=3*[.D395]*[.D395]+5*[.D395]+1" office:value-type="float" office:value="467679" calcext:value-type="float">
            <text:p>467679</text:p>
          </table:table-cell>
          <table:table-cell table:formula="of:=const_c*[.D395]" office:value-type="float" office:value="394000" calcext:value-type="float">
            <text:p>394000</text:p>
          </table:table-cell>
          <table:table-cell table:formula="of:=const_c*[.D395]*[.D395]" office:value-type="float" office:value="155236000" calcext:value-type="float">
            <text:p>155236000</text:p>
          </table:table-cell>
        </table:table-row>
        <table:table-row table:style-name="ro1">
          <table:table-cell table:number-columns-repeated="3"/>
          <table:table-cell table:formula="of:=[.D395]+1" office:value-type="float" office:value="395" calcext:value-type="float">
            <text:p>395</text:p>
          </table:table-cell>
          <table:table-cell table:formula="of:=3*[.D396]*[.D396]+5*[.D396]+1" office:value-type="float" office:value="470051" calcext:value-type="float">
            <text:p>470051</text:p>
          </table:table-cell>
          <table:table-cell table:formula="of:=const_c*[.D396]" office:value-type="float" office:value="395000" calcext:value-type="float">
            <text:p>395000</text:p>
          </table:table-cell>
          <table:table-cell table:formula="of:=const_c*[.D396]*[.D396]" office:value-type="float" office:value="156025000" calcext:value-type="float">
            <text:p>156025000</text:p>
          </table:table-cell>
        </table:table-row>
        <table:table-row table:style-name="ro1">
          <table:table-cell table:number-columns-repeated="3"/>
          <table:table-cell table:formula="of:=[.D396]+1" office:value-type="float" office:value="396" calcext:value-type="float">
            <text:p>396</text:p>
          </table:table-cell>
          <table:table-cell table:formula="of:=3*[.D397]*[.D397]+5*[.D397]+1" office:value-type="float" office:value="472429" calcext:value-type="float">
            <text:p>472429</text:p>
          </table:table-cell>
          <table:table-cell table:formula="of:=const_c*[.D397]" office:value-type="float" office:value="396000" calcext:value-type="float">
            <text:p>396000</text:p>
          </table:table-cell>
          <table:table-cell table:formula="of:=const_c*[.D397]*[.D397]" office:value-type="float" office:value="156816000" calcext:value-type="float">
            <text:p>156816000</text:p>
          </table:table-cell>
        </table:table-row>
        <table:table-row table:style-name="ro1">
          <table:table-cell table:number-columns-repeated="3"/>
          <table:table-cell table:formula="of:=[.D397]+1" office:value-type="float" office:value="397" calcext:value-type="float">
            <text:p>397</text:p>
          </table:table-cell>
          <table:table-cell table:formula="of:=3*[.D398]*[.D398]+5*[.D398]+1" office:value-type="float" office:value="474813" calcext:value-type="float">
            <text:p>474813</text:p>
          </table:table-cell>
          <table:table-cell table:formula="of:=const_c*[.D398]" office:value-type="float" office:value="397000" calcext:value-type="float">
            <text:p>397000</text:p>
          </table:table-cell>
          <table:table-cell table:formula="of:=const_c*[.D398]*[.D398]" office:value-type="float" office:value="157609000" calcext:value-type="float">
            <text:p>157609000</text:p>
          </table:table-cell>
        </table:table-row>
        <table:table-row table:style-name="ro1">
          <table:table-cell table:number-columns-repeated="3"/>
          <table:table-cell table:formula="of:=[.D398]+1" office:value-type="float" office:value="398" calcext:value-type="float">
            <text:p>398</text:p>
          </table:table-cell>
          <table:table-cell table:formula="of:=3*[.D399]*[.D399]+5*[.D399]+1" office:value-type="float" office:value="477203" calcext:value-type="float">
            <text:p>477203</text:p>
          </table:table-cell>
          <table:table-cell table:formula="of:=const_c*[.D399]" office:value-type="float" office:value="398000" calcext:value-type="float">
            <text:p>398000</text:p>
          </table:table-cell>
          <table:table-cell table:formula="of:=const_c*[.D399]*[.D399]" office:value-type="float" office:value="158404000" calcext:value-type="float">
            <text:p>158404000</text:p>
          </table:table-cell>
        </table:table-row>
        <table:table-row table:style-name="ro1">
          <table:table-cell table:number-columns-repeated="3"/>
          <table:table-cell table:formula="of:=[.D399]+1" office:value-type="float" office:value="399" calcext:value-type="float">
            <text:p>399</text:p>
          </table:table-cell>
          <table:table-cell table:formula="of:=3*[.D400]*[.D400]+5*[.D400]+1" office:value-type="float" office:value="479599" calcext:value-type="float">
            <text:p>479599</text:p>
          </table:table-cell>
          <table:table-cell table:formula="of:=const_c*[.D400]" office:value-type="float" office:value="399000" calcext:value-type="float">
            <text:p>399000</text:p>
          </table:table-cell>
          <table:table-cell table:formula="of:=const_c*[.D400]*[.D400]" office:value-type="float" office:value="159201000" calcext:value-type="float">
            <text:p>159201000</text:p>
          </table:table-cell>
        </table:table-row>
        <table:table-row table:style-name="ro1">
          <table:table-cell table:number-columns-repeated="3"/>
          <table:table-cell table:formula="of:=[.D400]+1" office:value-type="float" office:value="400" calcext:value-type="float">
            <text:p>400</text:p>
          </table:table-cell>
          <table:table-cell table:formula="of:=3*[.D401]*[.D401]+5*[.D401]+1" office:value-type="float" office:value="482001" calcext:value-type="float">
            <text:p>482001</text:p>
          </table:table-cell>
          <table:table-cell table:formula="of:=const_c*[.D401]" office:value-type="float" office:value="400000" calcext:value-type="float">
            <text:p>400000</text:p>
          </table:table-cell>
          <table:table-cell table:formula="of:=const_c*[.D401]*[.D401]" office:value-type="float" office:value="160000000" calcext:value-type="float">
            <text:p>160000000</text:p>
          </table:table-cell>
        </table:table-row>
        <table:table-row table:style-name="ro1">
          <table:table-cell table:number-columns-repeated="3"/>
          <table:table-cell table:formula="of:=[.D401]+1" office:value-type="float" office:value="401" calcext:value-type="float">
            <text:p>401</text:p>
          </table:table-cell>
          <table:table-cell table:formula="of:=3*[.D402]*[.D402]+5*[.D402]+1" office:value-type="float" office:value="484409" calcext:value-type="float">
            <text:p>484409</text:p>
          </table:table-cell>
          <table:table-cell table:formula="of:=const_c*[.D402]" office:value-type="float" office:value="401000" calcext:value-type="float">
            <text:p>401000</text:p>
          </table:table-cell>
          <table:table-cell table:formula="of:=const_c*[.D402]*[.D402]" office:value-type="float" office:value="160801000" calcext:value-type="float">
            <text:p>160801000</text:p>
          </table:table-cell>
        </table:table-row>
        <table:table-row table:style-name="ro1">
          <table:table-cell table:number-columns-repeated="3"/>
          <table:table-cell table:formula="of:=[.D402]+1" office:value-type="float" office:value="402" calcext:value-type="float">
            <text:p>402</text:p>
          </table:table-cell>
          <table:table-cell table:formula="of:=3*[.D403]*[.D403]+5*[.D403]+1" office:value-type="float" office:value="486823" calcext:value-type="float">
            <text:p>486823</text:p>
          </table:table-cell>
          <table:table-cell table:formula="of:=const_c*[.D403]" office:value-type="float" office:value="402000" calcext:value-type="float">
            <text:p>402000</text:p>
          </table:table-cell>
          <table:table-cell table:formula="of:=const_c*[.D403]*[.D403]" office:value-type="float" office:value="161604000" calcext:value-type="float">
            <text:p>161604000</text:p>
          </table:table-cell>
        </table:table-row>
        <table:table-row table:style-name="ro1" table:number-rows-repeated="104817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>
        <table:named-range table:name="const_c" table:base-cell-address="$Planilha1.$B$1" table:cell-range-address="$Planilha1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6:02:49.511337679</meta:creation-date>
    <dc:date>2017-02-13T16:57:37.655246173</dc:date>
    <meta:editing-duration>PT39M37S</meta:editing-duration>
    <meta:editing-cycles>1</meta:editing-cycles>
    <meta:document-statistic meta:table-count="1" meta:cell-count="1614" meta:object-count="0"/>
    <meta:generator>LibreOffice/5.0.6.2$Linux_X86_64 LibreOffice_project/00m0$Build-2</meta:generator>
  </office:meta>
</office:document-meta>
</file>